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80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8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9" style:family="paragraph" style:parent-style-name="Standard">
      <style:text-properties fo:font-style="italic" officeooo:paragraph-rsid="01605f24" style:font-style-asian="italic" style:font-style-complex="italic"/>
    </style:style>
    <style:style style:name="P90" style:family="paragraph" style:parent-style-name="Standard">
      <style:text-properties fo:font-style="italic" officeooo:paragraph-rsid="016a3660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8" style:family="paragraph" style:parent-style-name="Standard">
      <style:text-properties fo:font-style="italic" officeooo:paragraph-rsid="01bef01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dcb337" officeooo:paragraph-rsid="02510414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118" style:family="paragraph" style:parent-style-name="Standard">
      <style:text-properties fo:font-style="italic" officeooo:rsid="0239a029" officeooo:paragraph-rsid="0239a029" style:font-style-asian="italic" style:font-style-complex="italic"/>
    </style:style>
    <style:style style:name="P119" style:family="paragraph" style:parent-style-name="Standard">
      <style:text-properties fo:font-style="italic" officeooo:paragraph-rsid="0239fde1" style:font-style-asian="italic" style:font-style-complex="italic"/>
    </style:style>
    <style:style style:name="P120" style:family="paragraph" style:parent-style-name="Standard">
      <style:text-properties fo:font-style="italic" officeooo:rsid="0239fde1" officeooo:paragraph-rsid="0239fde1" style:font-style-asian="italic" style:font-style-complex="italic"/>
    </style:style>
    <style:style style:name="P121" style:family="paragraph" style:parent-style-name="Standard">
      <style:text-properties fo:font-style="italic" officeooo:rsid="023b505d" officeooo:paragraph-rsid="023b505d" style:font-style-asian="italic" style:font-style-complex="italic"/>
    </style:style>
    <style:style style:name="P122" style:family="paragraph" style:parent-style-name="Standard">
      <style:text-properties fo:font-style="italic" officeooo:rsid="023b505d" officeooo:paragraph-rsid="023cf6c9" style:font-style-asian="italic" style:font-style-complex="italic"/>
    </style:style>
    <style:style style:name="P123" style:family="paragraph" style:parent-style-name="Standard">
      <style:text-properties fo:font-style="italic" officeooo:rsid="023f2d17" officeooo:paragraph-rsid="023f2d17" style:font-style-asian="italic" style:font-style-complex="italic"/>
    </style:style>
    <style:style style:name="P124" style:family="paragraph" style:parent-style-name="Standard">
      <style:text-properties fo:font-style="italic" officeooo:paragraph-rsid="023f2d17" style:font-style-asian="italic" style:font-style-complex="italic"/>
    </style:style>
    <style:style style:name="P125" style:family="paragraph" style:parent-style-name="Standard">
      <style:text-properties fo:font-style="italic" officeooo:paragraph-rsid="02403027" style:font-style-asian="italic" style:font-style-complex="italic"/>
    </style:style>
    <style:style style:name="P126" style:family="paragraph" style:parent-style-name="Standard">
      <style:text-properties fo:font-style="italic" officeooo:rsid="0242d14c" officeooo:paragraph-rsid="0242d14c" style:font-style-asian="italic" style:font-style-complex="italic"/>
    </style:style>
    <style:style style:name="P127" style:family="paragraph" style:parent-style-name="Standard">
      <style:text-properties fo:font-style="italic" officeooo:rsid="0244b51e" officeooo:paragraph-rsid="0244b51e" style:font-style-asian="italic" style:font-style-complex="italic"/>
    </style:style>
    <style:style style:name="P128" style:family="paragraph" style:parent-style-name="Standard">
      <style:text-properties fo:font-style="italic" officeooo:rsid="0248313e" officeooo:paragraph-rsid="0248313e" style:font-style-asian="italic" style:font-style-complex="italic"/>
    </style:style>
    <style:style style:name="P129" style:family="paragraph" style:parent-style-name="Standard">
      <style:text-properties fo:font-style="italic" officeooo:paragraph-rsid="024980dc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fo:font-weight="normal" officeooo:paragraph-rsid="024980dc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47" style:family="paragraph" style:parent-style-name="Standard">
      <style:paragraph-properties fo:line-height="115%"/>
      <style:text-properties officeooo:paragraph-rsid="0018f3c7"/>
    </style:style>
    <style:style style:name="P148" style:family="paragraph" style:parent-style-name="Standard">
      <style:paragraph-properties fo:line-height="115%"/>
      <style:text-properties officeooo:paragraph-rsid="00495423"/>
    </style:style>
    <style:style style:name="P149" style:family="paragraph" style:parent-style-name="Standard">
      <style:paragraph-properties fo:line-height="115%"/>
      <style:text-properties officeooo:paragraph-rsid="004961a2"/>
    </style:style>
    <style:style style:name="P150" style:family="paragraph" style:parent-style-name="Standard">
      <style:paragraph-properties fo:line-height="115%"/>
      <style:text-properties officeooo:paragraph-rsid="0041ce35"/>
    </style:style>
    <style:style style:name="P151" style:family="paragraph" style:parent-style-name="Standard">
      <style:paragraph-properties fo:line-height="115%"/>
      <style:text-properties officeooo:paragraph-rsid="005fae66"/>
    </style:style>
    <style:style style:name="P152" style:family="paragraph" style:parent-style-name="Standard">
      <style:paragraph-properties fo:line-height="115%"/>
      <style:text-properties officeooo:paragraph-rsid="00a38197"/>
    </style:style>
    <style:style style:name="P153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line-height="100%"/>
      <style:text-properties fo:font-size="14pt" fo:font-style="normal" fo:font-weight="bold" officeooo:rsid="0235157c" officeooo:paragraph-rsid="0235157c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59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60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61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62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63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64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65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66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67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68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69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70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71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72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73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74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75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76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177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178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179" style:family="paragraph" style:parent-style-name="Standard">
      <style:text-properties officeooo:rsid="0028ac76" officeooo:paragraph-rsid="0028ac76"/>
    </style:style>
    <style:style style:name="P180" style:family="paragraph" style:parent-style-name="Standard">
      <style:text-properties officeooo:paragraph-rsid="0028ac76"/>
    </style:style>
    <style:style style:name="P181" style:family="paragraph" style:parent-style-name="Standard">
      <style:text-properties officeooo:paragraph-rsid="002e1600"/>
    </style:style>
    <style:style style:name="P182" style:family="paragraph" style:parent-style-name="Standard">
      <style:text-properties officeooo:rsid="0031063a" officeooo:paragraph-rsid="0031063a"/>
    </style:style>
    <style:style style:name="P183" style:family="paragraph" style:parent-style-name="Standard">
      <style:paragraph-properties fo:line-height="115%"/>
      <style:text-properties officeooo:rsid="0031063a" officeooo:paragraph-rsid="003cadc2"/>
    </style:style>
    <style:style style:name="P184" style:family="paragraph" style:parent-style-name="Standard">
      <style:text-properties officeooo:paragraph-rsid="0031063a"/>
    </style:style>
    <style:style style:name="P185" style:family="paragraph" style:parent-style-name="Standard">
      <style:text-properties officeooo:rsid="00327fc5" officeooo:paragraph-rsid="00327fc5"/>
    </style:style>
    <style:style style:name="P186" style:family="paragraph" style:parent-style-name="Standard">
      <style:text-properties officeooo:rsid="00327fc5" officeooo:paragraph-rsid="00365b6d"/>
    </style:style>
    <style:style style:name="P187" style:family="paragraph" style:parent-style-name="Standard">
      <style:text-properties officeooo:rsid="00327fc5" officeooo:paragraph-rsid="0184468d"/>
    </style:style>
    <style:style style:name="P188" style:family="paragraph" style:parent-style-name="Standard">
      <style:text-properties officeooo:rsid="003366c6" officeooo:paragraph-rsid="00348e9f"/>
    </style:style>
    <style:style style:name="P189" style:family="paragraph" style:parent-style-name="Standard">
      <style:text-properties officeooo:rsid="003952b0" officeooo:paragraph-rsid="003952b0"/>
    </style:style>
    <style:style style:name="P190" style:family="paragraph" style:parent-style-name="Standard">
      <style:paragraph-properties fo:line-height="115%"/>
      <style:text-properties officeooo:rsid="0040ace3" officeooo:paragraph-rsid="0040ace3"/>
    </style:style>
    <style:style style:name="P191" style:family="paragraph" style:parent-style-name="Standard">
      <style:paragraph-properties fo:line-height="115%"/>
      <style:text-properties officeooo:rsid="0042499f" officeooo:paragraph-rsid="0042499f"/>
    </style:style>
    <style:style style:name="P192" style:family="paragraph" style:parent-style-name="Standard">
      <style:paragraph-properties fo:line-height="115%"/>
      <style:text-properties officeooo:rsid="00432561" officeooo:paragraph-rsid="00432561"/>
    </style:style>
    <style:style style:name="P193" style:family="paragraph" style:parent-style-name="Standard">
      <style:paragraph-properties fo:line-height="115%"/>
      <style:text-properties officeooo:rsid="0044f955" officeooo:paragraph-rsid="0044f955"/>
    </style:style>
    <style:style style:name="P194" style:family="paragraph" style:parent-style-name="Standard">
      <style:paragraph-properties fo:line-height="115%"/>
      <style:text-properties officeooo:rsid="0044f955" officeooo:paragraph-rsid="00abdb64"/>
    </style:style>
    <style:style style:name="P195" style:family="paragraph" style:parent-style-name="Standard">
      <style:paragraph-properties fo:line-height="115%"/>
      <style:text-properties officeooo:rsid="00467a6f" officeooo:paragraph-rsid="00467a6f"/>
    </style:style>
    <style:style style:name="P196" style:family="paragraph" style:parent-style-name="Standard">
      <style:paragraph-properties fo:line-height="115%"/>
      <style:text-properties officeooo:rsid="004876da" officeooo:paragraph-rsid="004876da"/>
    </style:style>
    <style:style style:name="P197" style:family="paragraph" style:parent-style-name="Standard">
      <style:paragraph-properties fo:line-height="115%"/>
      <style:text-properties officeooo:rsid="00495423" officeooo:paragraph-rsid="004961a2"/>
    </style:style>
    <style:style style:name="P198" style:family="paragraph" style:parent-style-name="Standard">
      <style:paragraph-properties fo:line-height="115%"/>
      <style:text-properties officeooo:rsid="00495423" officeooo:paragraph-rsid="00495423"/>
    </style:style>
    <style:style style:name="P199" style:family="paragraph" style:parent-style-name="Standard">
      <style:text-properties officeooo:rsid="004a998d" officeooo:paragraph-rsid="004a998d"/>
    </style:style>
    <style:style style:name="P200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201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202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203" style:family="paragraph" style:parent-style-name="Standard">
      <style:text-properties fo:font-style="normal" fo:font-weight="bold" officeooo:rsid="0240dcec" officeooo:paragraph-rsid="0240dcec" style:font-style-asian="normal" style:font-weight-asian="bold" style:font-style-complex="normal" style:font-weight-complex="bold"/>
    </style:style>
    <style:style style:name="P204" style:family="paragraph" style:parent-style-name="Standard">
      <style:text-properties fo:font-style="normal" fo:font-weight="bold" officeooo:rsid="0239a029" officeooo:paragraph-rsid="0239a029" style:font-style-asian="normal" style:font-weight-asian="bold" style:font-style-complex="normal" style:font-weight-complex="bold"/>
    </style:style>
    <style:style style:name="P205" style:family="paragraph" style:parent-style-name="Standard">
      <style:text-properties fo:font-style="normal" fo:font-weight="bold" officeooo:rsid="024ee7c9" officeooo:paragraph-rsid="024ee7c9" style:font-style-asian="normal" style:font-weight-asian="bold" style:font-style-complex="normal" style:font-weight-complex="bold"/>
    </style:style>
    <style:style style:name="P206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207" style:family="paragraph" style:parent-style-name="Standard">
      <style:text-properties fo:font-style="normal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223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224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257" style:family="paragraph" style:parent-style-name="Standard">
      <style:text-properties fo:font-style="normal" officeooo:rsid="0234c66e" style:font-style-asian="normal" style:font-style-complex="normal"/>
    </style:style>
    <style:style style:name="P258" style:family="paragraph" style:parent-style-name="Standard">
      <style:text-properties fo:font-style="normal" officeooo:rsid="023b505d" officeooo:paragraph-rsid="023b505d" style:font-style-asian="normal" style:font-style-complex="normal"/>
    </style:style>
    <style:style style:name="P259" style:family="paragraph" style:parent-style-name="Standard">
      <style:text-properties fo:font-style="normal" officeooo:rsid="023b505d" officeooo:paragraph-rsid="023cf6c9" style:font-style-asian="normal" style:font-style-complex="normal"/>
    </style:style>
    <style:style style:name="P260" style:family="paragraph" style:parent-style-name="Standard">
      <style:text-properties fo:font-style="normal" officeooo:rsid="023cf6c9" officeooo:paragraph-rsid="023cf6c9" style:font-style-asian="normal" style:font-style-complex="normal"/>
    </style:style>
    <style:style style:name="P261" style:family="paragraph" style:parent-style-name="Standard">
      <style:text-properties fo:font-style="normal" officeooo:rsid="023cfeda" officeooo:paragraph-rsid="023cfeda" style:font-style-asian="normal" style:font-style-complex="normal"/>
    </style:style>
    <style:style style:name="P262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263" style:family="paragraph" style:parent-style-name="Standard">
      <style:text-properties fo:font-style="normal" officeooo:rsid="02403027" officeooo:paragraph-rsid="02403027" style:font-style-asian="normal" style:font-style-complex="normal"/>
    </style:style>
    <style:style style:name="P264" style:family="paragraph" style:parent-style-name="Standard">
      <style:text-properties fo:font-style="normal" officeooo:rsid="02361ee6" officeooo:paragraph-rsid="02361ee6" style:font-style-asian="normal" style:font-style-complex="normal"/>
    </style:style>
    <style:style style:name="P265" style:family="paragraph" style:parent-style-name="Standard">
      <style:text-properties fo:font-style="normal" officeooo:rsid="0239a029" officeooo:paragraph-rsid="0239a029" style:font-style-asian="normal" style:font-style-complex="normal"/>
    </style:style>
    <style:style style:name="P266" style:family="paragraph" style:parent-style-name="Standard">
      <style:text-properties fo:font-style="normal" officeooo:rsid="0239a029" officeooo:paragraph-rsid="0239fde1" style:font-style-asian="normal" style:font-style-complex="normal"/>
    </style:style>
    <style:style style:name="P267" style:family="paragraph" style:parent-style-name="Standard">
      <style:text-properties fo:font-style="normal" officeooo:paragraph-rsid="0239a029" style:font-style-asian="normal" style:font-style-complex="normal"/>
    </style:style>
    <style:style style:name="P268" style:family="paragraph" style:parent-style-name="Standard">
      <style:text-properties fo:font-style="normal" officeooo:rsid="0239fde1" officeooo:paragraph-rsid="0239fde1" style:font-style-asian="normal" style:font-style-complex="normal"/>
    </style:style>
    <style:style style:name="P269" style:family="paragraph" style:parent-style-name="Standard">
      <style:text-properties fo:font-style="normal" officeooo:rsid="02428434" officeooo:paragraph-rsid="02428434" style:font-style-asian="normal" style:font-style-complex="normal"/>
    </style:style>
    <style:style style:name="P270" style:family="paragraph" style:parent-style-name="Standard">
      <style:text-properties fo:font-style="normal" officeooo:rsid="0240dcec" officeooo:paragraph-rsid="0240dcec" style:font-style-asian="normal" style:font-style-complex="normal"/>
    </style:style>
    <style:style style:name="P271" style:family="paragraph" style:parent-style-name="Standard">
      <style:text-properties fo:font-style="normal" officeooo:rsid="0242d14c" officeooo:paragraph-rsid="0242d14c" style:font-style-asian="normal" style:font-style-complex="normal"/>
    </style:style>
    <style:style style:name="P272" style:family="paragraph" style:parent-style-name="Standard">
      <style:text-properties fo:font-style="normal" officeooo:rsid="0244b51e" officeooo:paragraph-rsid="0244b51e" style:font-style-asian="normal" style:font-style-complex="normal"/>
    </style:style>
    <style:style style:name="P273" style:family="paragraph" style:parent-style-name="Standard">
      <style:text-properties fo:font-style="normal" officeooo:rsid="024888ae" officeooo:paragraph-rsid="024888ae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officeooo:paragraph-rsid="00495423"/>
    </style:style>
    <style:style style:name="P278" style:family="paragraph" style:parent-style-name="Standard">
      <style:paragraph-properties fo:line-height="100%"/>
      <style:text-properties officeooo:paragraph-rsid="0050643a"/>
    </style:style>
    <style:style style:name="P279" style:family="paragraph" style:parent-style-name="Standard">
      <style:paragraph-properties fo:line-height="100%"/>
      <style:text-properties officeooo:paragraph-rsid="005d102b"/>
    </style:style>
    <style:style style:name="P280" style:family="paragraph" style:parent-style-name="Standard">
      <style:paragraph-properties fo:line-height="100%"/>
      <style:text-properties officeooo:paragraph-rsid="00632e51"/>
    </style:style>
    <style:style style:name="P281" style:family="paragraph" style:parent-style-name="Standard">
      <style:paragraph-properties fo:line-height="100%"/>
      <style:text-properties officeooo:paragraph-rsid="006b15e0"/>
    </style:style>
    <style:style style:name="P282" style:family="paragraph" style:parent-style-name="Standard">
      <style:paragraph-properties fo:line-height="100%"/>
      <style:text-properties officeooo:paragraph-rsid="006b5675"/>
    </style:style>
    <style:style style:name="P283" style:family="paragraph" style:parent-style-name="Standard">
      <style:paragraph-properties fo:line-height="100%"/>
      <style:text-properties officeooo:paragraph-rsid="006e3a09"/>
    </style:style>
    <style:style style:name="P284" style:family="paragraph" style:parent-style-name="Standard">
      <style:paragraph-properties fo:line-height="100%"/>
      <style:text-properties officeooo:paragraph-rsid="00738320"/>
    </style:style>
    <style:style style:name="P285" style:family="paragraph" style:parent-style-name="Standard">
      <style:paragraph-properties fo:line-height="100%"/>
      <style:text-properties officeooo:paragraph-rsid="0079265a"/>
    </style:style>
    <style:style style:name="P286" style:family="paragraph" style:parent-style-name="Standard">
      <style:paragraph-properties fo:line-height="100%"/>
      <style:text-properties officeooo:paragraph-rsid="007fa5ba"/>
    </style:style>
    <style:style style:name="P287" style:family="paragraph" style:parent-style-name="Standard">
      <style:paragraph-properties fo:line-height="100%"/>
      <style:text-properties officeooo:paragraph-rsid="00863738"/>
    </style:style>
    <style:style style:name="P288" style:family="paragraph" style:parent-style-name="Standard">
      <style:paragraph-properties fo:line-height="100%"/>
      <style:text-properties officeooo:paragraph-rsid="0091b213"/>
    </style:style>
    <style:style style:name="P289" style:family="paragraph" style:parent-style-name="Standard">
      <style:paragraph-properties fo:line-height="100%"/>
      <style:text-properties officeooo:paragraph-rsid="0097a1b6"/>
    </style:style>
    <style:style style:name="P290" style:family="paragraph" style:parent-style-name="Standard">
      <style:paragraph-properties fo:line-height="100%"/>
      <style:text-properties officeooo:paragraph-rsid="007dc5bf"/>
    </style:style>
    <style:style style:name="P291" style:family="paragraph" style:parent-style-name="Standard">
      <style:paragraph-properties fo:line-height="100%"/>
      <style:text-properties officeooo:paragraph-rsid="0098f07e"/>
    </style:style>
    <style:style style:name="P292" style:family="paragraph" style:parent-style-name="Standard">
      <style:paragraph-properties fo:line-height="100%"/>
      <style:text-properties officeooo:paragraph-rsid="00a1b2bb"/>
    </style:style>
    <style:style style:name="P293" style:family="paragraph" style:parent-style-name="Standard">
      <style:paragraph-properties fo:line-height="100%"/>
      <style:text-properties officeooo:paragraph-rsid="00a38197"/>
    </style:style>
    <style:style style:name="P294" style:family="paragraph" style:parent-style-name="Standard">
      <style:paragraph-properties fo:line-height="100%"/>
      <style:text-properties officeooo:paragraph-rsid="00a9ceec"/>
    </style:style>
    <style:style style:name="P295" style:family="paragraph" style:parent-style-name="Standard">
      <style:paragraph-properties fo:line-height="100%"/>
      <style:text-properties officeooo:paragraph-rsid="00aea48b"/>
    </style:style>
    <style:style style:name="P296" style:family="paragraph" style:parent-style-name="Standard">
      <style:paragraph-properties fo:line-height="100%"/>
      <style:text-properties officeooo:paragraph-rsid="00b112c4"/>
    </style:style>
    <style:style style:name="P297" style:family="paragraph" style:parent-style-name="Standard">
      <style:paragraph-properties fo:line-height="100%"/>
      <style:text-properties officeooo:paragraph-rsid="00b56a82"/>
    </style:style>
    <style:style style:name="P298" style:family="paragraph" style:parent-style-name="Standard">
      <style:paragraph-properties fo:line-height="100%"/>
      <style:text-properties officeooo:paragraph-rsid="00b38348"/>
    </style:style>
    <style:style style:name="P299" style:family="paragraph" style:parent-style-name="Standard">
      <style:paragraph-properties fo:line-height="100%"/>
      <style:text-properties officeooo:paragraph-rsid="00a9eb52"/>
    </style:style>
    <style:style style:name="P300" style:family="paragraph" style:parent-style-name="Standard">
      <style:paragraph-properties fo:line-height="100%"/>
      <style:text-properties officeooo:paragraph-rsid="00b87274"/>
    </style:style>
    <style:style style:name="P301" style:family="paragraph" style:parent-style-name="Standard">
      <style:paragraph-properties fo:line-height="100%"/>
      <style:text-properties officeooo:paragraph-rsid="00940908"/>
    </style:style>
    <style:style style:name="P302" style:family="paragraph" style:parent-style-name="Standard">
      <style:paragraph-properties fo:line-height="100%"/>
      <style:text-properties officeooo:paragraph-rsid="00c752f4"/>
    </style:style>
    <style:style style:name="P303" style:family="paragraph" style:parent-style-name="Standard">
      <style:paragraph-properties fo:line-height="100%"/>
      <style:text-properties officeooo:paragraph-rsid="00da4493"/>
    </style:style>
    <style:style style:name="P304" style:family="paragraph" style:parent-style-name="Standard">
      <style:paragraph-properties fo:line-height="100%"/>
      <style:text-properties officeooo:paragraph-rsid="00df0165"/>
    </style:style>
    <style:style style:name="P305" style:family="paragraph" style:parent-style-name="Standard">
      <style:paragraph-properties fo:line-height="100%"/>
      <style:text-properties officeooo:paragraph-rsid="00ebd6e4"/>
    </style:style>
    <style:style style:name="P306" style:family="paragraph" style:parent-style-name="Standard">
      <style:paragraph-properties fo:line-height="100%"/>
      <style:text-properties officeooo:paragraph-rsid="00f3e97e"/>
    </style:style>
    <style:style style:name="P307" style:family="paragraph" style:parent-style-name="Standard">
      <style:paragraph-properties fo:line-height="100%"/>
      <style:text-properties officeooo:paragraph-rsid="0104ff89"/>
    </style:style>
    <style:style style:name="P308" style:family="paragraph" style:parent-style-name="Standard">
      <style:paragraph-properties fo:line-height="100%"/>
      <style:text-properties officeooo:paragraph-rsid="010f38a8"/>
    </style:style>
    <style:style style:name="P309" style:family="paragraph" style:parent-style-name="Standard">
      <style:paragraph-properties fo:line-height="100%"/>
      <style:text-properties officeooo:paragraph-rsid="01115e60"/>
    </style:style>
    <style:style style:name="P310" style:family="paragraph" style:parent-style-name="Standard">
      <style:paragraph-properties fo:line-height="100%"/>
      <style:text-properties officeooo:paragraph-rsid="0116ddb3"/>
    </style:style>
    <style:style style:name="P311" style:family="paragraph" style:parent-style-name="Standard">
      <style:paragraph-properties fo:line-height="100%"/>
      <style:text-properties officeooo:paragraph-rsid="01220b82"/>
    </style:style>
    <style:style style:name="P312" style:family="paragraph" style:parent-style-name="Standard">
      <style:paragraph-properties fo:line-height="100%"/>
      <style:text-properties officeooo:paragraph-rsid="0125223e"/>
    </style:style>
    <style:style style:name="P313" style:family="paragraph" style:parent-style-name="Standard">
      <style:paragraph-properties fo:line-height="100%"/>
      <style:text-properties officeooo:paragraph-rsid="01309713"/>
    </style:style>
    <style:style style:name="P314" style:family="paragraph" style:parent-style-name="Standard">
      <style:paragraph-properties fo:line-height="100%"/>
      <style:text-properties officeooo:paragraph-rsid="01326b81"/>
    </style:style>
    <style:style style:name="P315" style:family="paragraph" style:parent-style-name="Standard">
      <style:paragraph-properties fo:line-height="100%"/>
      <style:text-properties officeooo:paragraph-rsid="00f58c93"/>
    </style:style>
    <style:style style:name="P316" style:family="paragraph" style:parent-style-name="Standard">
      <style:paragraph-properties fo:line-height="100%"/>
      <style:text-properties officeooo:paragraph-rsid="013c52d4"/>
    </style:style>
    <style:style style:name="P317" style:family="paragraph" style:parent-style-name="Standard">
      <style:paragraph-properties fo:line-height="100%"/>
      <style:text-properties officeooo:paragraph-rsid="013d6fbb"/>
    </style:style>
    <style:style style:name="P318" style:family="paragraph" style:parent-style-name="Standard">
      <style:paragraph-properties fo:line-height="100%"/>
      <style:text-properties officeooo:paragraph-rsid="013ddfc0"/>
    </style:style>
    <style:style style:name="P319" style:family="paragraph" style:parent-style-name="Standard">
      <style:paragraph-properties fo:line-height="100%"/>
      <style:text-properties officeooo:paragraph-rsid="013f1034"/>
    </style:style>
    <style:style style:name="P320" style:family="paragraph" style:parent-style-name="Standard">
      <style:paragraph-properties fo:line-height="100%"/>
      <style:text-properties officeooo:paragraph-rsid="0143c3ef"/>
    </style:style>
    <style:style style:name="P321" style:family="paragraph" style:parent-style-name="Standard">
      <style:paragraph-properties fo:line-height="100%"/>
      <style:text-properties officeooo:paragraph-rsid="0152a0f8"/>
    </style:style>
    <style:style style:name="P322" style:family="paragraph" style:parent-style-name="Standard">
      <style:paragraph-properties fo:line-height="100%"/>
      <style:text-properties officeooo:paragraph-rsid="0162a1a6"/>
    </style:style>
    <style:style style:name="P323" style:family="paragraph" style:parent-style-name="Standard">
      <style:paragraph-properties fo:line-height="100%"/>
      <style:text-properties officeooo:paragraph-rsid="016f6694"/>
    </style:style>
    <style:style style:name="P324" style:family="paragraph" style:parent-style-name="Standard">
      <style:paragraph-properties fo:line-height="100%"/>
      <style:text-properties officeooo:paragraph-rsid="017440d5"/>
    </style:style>
    <style:style style:name="P325" style:family="paragraph" style:parent-style-name="Standard">
      <style:paragraph-properties fo:line-height="100%"/>
      <style:text-properties officeooo:paragraph-rsid="017485c8"/>
    </style:style>
    <style:style style:name="P326" style:family="paragraph" style:parent-style-name="Standard">
      <style:paragraph-properties fo:line-height="100%"/>
      <style:text-properties officeooo:paragraph-rsid="0189b6bf"/>
    </style:style>
    <style:style style:name="P327" style:family="paragraph" style:parent-style-name="Standard">
      <style:paragraph-properties fo:line-height="100%"/>
      <style:text-properties officeooo:paragraph-rsid="018f40a0"/>
    </style:style>
    <style:style style:name="P328" style:family="paragraph" style:parent-style-name="Standard">
      <style:paragraph-properties fo:line-height="100%"/>
      <style:text-properties officeooo:paragraph-rsid="018f47be"/>
    </style:style>
    <style:style style:name="P329" style:family="paragraph" style:parent-style-name="Standard">
      <style:paragraph-properties fo:line-height="100%"/>
      <style:text-properties officeooo:paragraph-rsid="01a0f13a"/>
    </style:style>
    <style:style style:name="P330" style:family="paragraph" style:parent-style-name="Standard">
      <style:paragraph-properties fo:line-height="100%"/>
      <style:text-properties officeooo:paragraph-rsid="01a43926"/>
    </style:style>
    <style:style style:name="P331" style:family="paragraph" style:parent-style-name="Standard">
      <style:paragraph-properties fo:line-height="100%"/>
      <style:text-properties officeooo:paragraph-rsid="01a8c651"/>
    </style:style>
    <style:style style:name="P332" style:family="paragraph" style:parent-style-name="Standard">
      <style:paragraph-properties fo:line-height="100%"/>
      <style:text-properties officeooo:paragraph-rsid="01bc7f93"/>
    </style:style>
    <style:style style:name="P333" style:family="paragraph" style:parent-style-name="Standard">
      <style:paragraph-properties fo:line-height="100%"/>
      <style:text-properties officeooo:paragraph-rsid="01bef01a"/>
    </style:style>
    <style:style style:name="P334" style:family="paragraph" style:parent-style-name="Standard">
      <style:paragraph-properties fo:line-height="100%"/>
      <style:text-properties officeooo:paragraph-rsid="01c0a50b"/>
    </style:style>
    <style:style style:name="P335" style:family="paragraph" style:parent-style-name="Standard">
      <style:paragraph-properties fo:line-height="100%"/>
      <style:text-properties officeooo:paragraph-rsid="01dcb337"/>
    </style:style>
    <style:style style:name="P336" style:family="paragraph" style:parent-style-name="Standard">
      <style:paragraph-properties fo:line-height="100%"/>
      <style:text-properties officeooo:paragraph-rsid="01e956af"/>
    </style:style>
    <style:style style:name="P337" style:family="paragraph" style:parent-style-name="Standard">
      <style:paragraph-properties fo:line-height="100%"/>
      <style:text-properties officeooo:paragraph-rsid="01eebdc2"/>
    </style:style>
    <style:style style:name="P338" style:family="paragraph" style:parent-style-name="Standard">
      <style:paragraph-properties fo:line-height="100%"/>
      <style:text-properties officeooo:paragraph-rsid="01f1f76c"/>
    </style:style>
    <style:style style:name="P339" style:family="paragraph" style:parent-style-name="Standard">
      <style:paragraph-properties fo:line-height="100%"/>
      <style:text-properties officeooo:paragraph-rsid="01fac782"/>
    </style:style>
    <style:style style:name="P340" style:family="paragraph" style:parent-style-name="Standard">
      <style:paragraph-properties fo:line-height="100%"/>
      <style:text-properties officeooo:paragraph-rsid="0208988e"/>
    </style:style>
    <style:style style:name="P341" style:family="paragraph" style:parent-style-name="Standard">
      <style:paragraph-properties fo:line-height="100%"/>
      <style:text-properties officeooo:paragraph-rsid="020f6fa6"/>
    </style:style>
    <style:style style:name="P342" style:family="paragraph" style:parent-style-name="Standard">
      <style:paragraph-properties fo:line-height="100%"/>
      <style:text-properties officeooo:paragraph-rsid="02168352"/>
    </style:style>
    <style:style style:name="P343" style:family="paragraph" style:parent-style-name="Standard">
      <style:paragraph-properties fo:line-height="100%"/>
      <style:text-properties officeooo:paragraph-rsid="021a325c"/>
    </style:style>
    <style:style style:name="P344" style:family="paragraph" style:parent-style-name="Standard">
      <style:paragraph-properties fo:line-height="100%"/>
      <style:text-properties officeooo:paragraph-rsid="0219e33a"/>
    </style:style>
    <style:style style:name="P345" style:family="paragraph" style:parent-style-name="Standard">
      <style:paragraph-properties fo:line-height="100%"/>
      <style:text-properties officeooo:paragraph-rsid="0226309a"/>
    </style:style>
    <style:style style:name="P346" style:family="paragraph" style:parent-style-name="Standard">
      <style:paragraph-properties fo:line-height="100%"/>
      <style:text-properties officeooo:paragraph-rsid="022e2006"/>
    </style:style>
    <style:style style:name="P347" style:family="paragraph" style:parent-style-name="Standard">
      <style:paragraph-properties fo:line-height="100%"/>
      <style:text-properties officeooo:rsid="00579098" officeooo:paragraph-rsid="00579098"/>
    </style:style>
    <style:style style:name="P348" style:family="paragraph" style:parent-style-name="Standard">
      <style:paragraph-properties fo:line-height="100%"/>
      <style:text-properties officeooo:rsid="005e617e" officeooo:paragraph-rsid="005e617e"/>
    </style:style>
    <style:style style:name="P349" style:family="paragraph" style:parent-style-name="Standard">
      <style:paragraph-properties fo:line-height="100%"/>
      <style:text-properties officeooo:rsid="005e617e" officeooo:paragraph-rsid="00a9eb52"/>
    </style:style>
    <style:style style:name="P350" style:family="paragraph" style:parent-style-name="Standard">
      <style:paragraph-properties fo:line-height="100%"/>
      <style:text-properties officeooo:rsid="0069c514" officeooo:paragraph-rsid="0069c514"/>
    </style:style>
    <style:style style:name="P351" style:family="paragraph" style:parent-style-name="Standard">
      <style:paragraph-properties fo:line-height="100%"/>
      <style:text-properties officeooo:rsid="006b15e0" officeooo:paragraph-rsid="006b15e0"/>
    </style:style>
    <style:style style:name="P352" style:family="paragraph" style:parent-style-name="Standard">
      <style:paragraph-properties fo:line-height="100%"/>
      <style:text-properties officeooo:rsid="00745134" officeooo:paragraph-rsid="00745134"/>
    </style:style>
    <style:style style:name="P353" style:family="paragraph" style:parent-style-name="Standard">
      <style:paragraph-properties fo:line-height="100%"/>
      <style:text-properties officeooo:rsid="00745134" officeooo:paragraph-rsid="00756d32"/>
    </style:style>
    <style:style style:name="P354" style:family="paragraph" style:parent-style-name="Standard">
      <style:paragraph-properties fo:line-height="100%"/>
      <style:text-properties officeooo:rsid="00745134" officeooo:paragraph-rsid="00936952"/>
    </style:style>
    <style:style style:name="P355" style:family="paragraph" style:parent-style-name="Standard">
      <style:paragraph-properties fo:line-height="100%"/>
      <style:text-properties officeooo:rsid="007739a0" officeooo:paragraph-rsid="007739a0"/>
    </style:style>
    <style:style style:name="P356" style:family="paragraph" style:parent-style-name="Standard">
      <style:paragraph-properties fo:line-height="100%"/>
      <style:text-properties officeooo:rsid="007aa141" officeooo:paragraph-rsid="007aa141"/>
    </style:style>
    <style:style style:name="P357" style:family="paragraph" style:parent-style-name="Standard">
      <style:paragraph-properties fo:line-height="100%"/>
      <style:text-properties style:use-window-font-color="true" officeooo:paragraph-rsid="007aa141"/>
    </style:style>
    <style:style style:name="P358" style:family="paragraph" style:parent-style-name="Standard">
      <style:paragraph-properties fo:line-height="100%"/>
      <style:text-properties style:use-window-font-color="true" officeooo:paragraph-rsid="0138616c"/>
    </style:style>
    <style:style style:name="P359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360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362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374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375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376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377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378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379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380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381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382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383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384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385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386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387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388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389" style:family="paragraph" style:parent-style-name="Standard">
      <style:paragraph-properties fo:line-height="100%"/>
      <style:text-properties style:use-window-font-color="true" fo:font-style="italic" officeooo:rsid="018f40a0" officeooo:paragraph-rsid="018f40a0" style:font-style-asian="italic" style:font-style-complex="italic"/>
    </style:style>
    <style:style style:name="P390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391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392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393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officeooo:rsid="018f40a0" officeooo:paragraph-rsid="018b9f16" style:font-style-asian="normal" style:font-style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21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422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423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425" style:family="paragraph" style:parent-style-name="Standard">
      <style:paragraph-properties fo:line-height="100%"/>
      <style:text-properties style:use-window-font-color="tru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426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429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430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431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432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433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434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436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437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439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440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441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442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443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444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445" style:family="paragraph" style:parent-style-name="Standard">
      <style:text-properties fo:font-weight="normal" officeooo:rsid="024a3f35" officeooo:paragraph-rsid="024a3f35" style:font-weight-asian="normal" style:font-weight-complex="normal"/>
    </style:style>
    <style:style style:name="P446" style:family="paragraph" style:parent-style-name="Standard">
      <style:paragraph-properties fo:line-height="100%"/>
      <style:text-properties officeooo:rsid="0091b213" officeooo:paragraph-rsid="0091b213"/>
    </style:style>
    <style:style style:name="P447" style:family="paragraph" style:parent-style-name="Standard">
      <style:paragraph-properties fo:line-height="100%"/>
      <style:text-properties officeooo:rsid="009600b6" officeooo:paragraph-rsid="009600b6"/>
    </style:style>
    <style:style style:name="P448" style:family="paragraph" style:parent-style-name="Standard">
      <style:paragraph-properties fo:line-height="100%"/>
      <style:text-properties officeooo:rsid="00a1b2bb" officeooo:paragraph-rsid="00a1b2bb"/>
    </style:style>
    <style:style style:name="P449" style:family="paragraph" style:parent-style-name="Standard">
      <style:paragraph-properties fo:line-height="115%"/>
      <style:text-properties officeooo:rsid="00a73331" officeooo:paragraph-rsid="00a73331"/>
    </style:style>
    <style:style style:name="P450" style:family="paragraph" style:parent-style-name="Standard">
      <style:paragraph-properties fo:line-height="100%"/>
      <style:text-properties officeooo:rsid="00602e5b" officeooo:paragraph-rsid="00a9eb52"/>
    </style:style>
    <style:style style:name="P451" style:family="paragraph" style:parent-style-name="Standard">
      <style:paragraph-properties fo:line-height="100%"/>
      <style:text-properties officeooo:rsid="00a9ceec" officeooo:paragraph-rsid="00a9ceec"/>
    </style:style>
    <style:style style:name="P452" style:family="paragraph" style:parent-style-name="Standard">
      <style:paragraph-properties fo:line-height="100%"/>
      <style:text-properties officeooo:rsid="00b5bbf4" officeooo:paragraph-rsid="00b5bbf4"/>
    </style:style>
    <style:style style:name="P453" style:family="paragraph" style:parent-style-name="Standard">
      <style:paragraph-properties fo:line-height="100%"/>
      <style:text-properties officeooo:rsid="00baaa8f" officeooo:paragraph-rsid="00baaa8f"/>
    </style:style>
    <style:style style:name="P454" style:family="paragraph" style:parent-style-name="Standard">
      <style:text-properties officeooo:paragraph-rsid="004a998d"/>
    </style:style>
    <style:style style:name="P455" style:family="paragraph" style:parent-style-name="Standard">
      <style:text-properties officeooo:paragraph-rsid="0018f3c7"/>
    </style:style>
    <style:style style:name="P456" style:family="paragraph" style:parent-style-name="Standard">
      <style:paragraph-properties fo:line-height="100%"/>
      <style:text-properties officeooo:rsid="00c3966f" officeooo:paragraph-rsid="00c09908"/>
    </style:style>
    <style:style style:name="P457" style:family="paragraph" style:parent-style-name="Standard">
      <style:paragraph-properties fo:line-height="100%"/>
      <style:text-properties officeooo:rsid="00d0573d" officeooo:paragraph-rsid="00d58808"/>
    </style:style>
    <style:style style:name="P458" style:family="paragraph" style:parent-style-name="Standard">
      <style:paragraph-properties fo:line-height="100%"/>
      <style:text-properties officeooo:rsid="00d58808" officeooo:paragraph-rsid="00d58808"/>
    </style:style>
    <style:style style:name="P459" style:family="paragraph" style:parent-style-name="Standard">
      <style:text-properties officeooo:paragraph-rsid="00ec7646"/>
    </style:style>
    <style:style style:name="P460" style:family="paragraph" style:parent-style-name="Standard">
      <style:text-properties officeooo:paragraph-rsid="00f1c02d"/>
    </style:style>
    <style:style style:name="P461" style:family="paragraph" style:parent-style-name="Standard">
      <style:paragraph-properties fo:line-height="100%"/>
      <style:text-properties officeooo:rsid="013ddfc0" officeooo:paragraph-rsid="013ddfc0"/>
    </style:style>
    <style:style style:name="P462" style:family="paragraph" style:parent-style-name="Standard">
      <style:text-properties fo:color="#c9211e" officeooo:paragraph-rsid="00073bb5"/>
    </style:style>
    <style:style style:name="P463" style:family="paragraph" style:parent-style-name="Standard">
      <style:text-properties fo:color="#c9211e" officeooo:rsid="00073bb5" officeooo:paragraph-rsid="00073bb5"/>
    </style:style>
    <style:style style:name="P464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465" style:family="paragraph" style:parent-style-name="Standard">
      <style:paragraph-properties fo:line-height="115%"/>
      <style:text-properties fo:color="#c9211e" officeooo:paragraph-rsid="003a01ce"/>
    </style:style>
    <style:style style:name="P466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467" style:family="paragraph" style:parent-style-name="Standard">
      <style:text-properties fo:color="#c9211e" officeooo:paragraph-rsid="001b7ac1"/>
    </style:style>
    <style:style style:name="P468" style:family="paragraph" style:parent-style-name="Standard">
      <style:text-properties fo:color="#c9211e" officeooo:paragraph-rsid="0026d40f"/>
    </style:style>
    <style:style style:name="P469" style:family="paragraph" style:parent-style-name="Standard">
      <style:text-properties fo:color="#c9211e" officeooo:rsid="0026d40f" officeooo:paragraph-rsid="0026d40f"/>
    </style:style>
    <style:style style:name="P470" style:family="paragraph" style:parent-style-name="Standard">
      <style:text-properties fo:color="#c9211e" officeooo:rsid="0012269b" officeooo:paragraph-rsid="0012269b"/>
    </style:style>
    <style:style style:name="P471" style:family="paragraph" style:parent-style-name="Standard">
      <style:text-properties officeooo:paragraph-rsid="0162a1a6"/>
    </style:style>
    <style:style style:name="P472" style:family="paragraph" style:parent-style-name="Standard">
      <style:text-properties officeooo:paragraph-rsid="01648ccb"/>
    </style:style>
    <style:style style:name="P473" style:family="paragraph" style:parent-style-name="Standard">
      <style:paragraph-properties fo:line-height="100%"/>
      <style:text-properties officeooo:rsid="0195759d" officeooo:paragraph-rsid="0192a2f5"/>
    </style:style>
    <style:style style:name="P474" style:family="paragraph" style:parent-style-name="Standard">
      <style:paragraph-properties fo:line-height="100%"/>
      <style:text-properties officeooo:rsid="019715a7" officeooo:paragraph-rsid="019715a7"/>
    </style:style>
    <style:style style:name="P475" style:family="paragraph" style:parent-style-name="Standard">
      <style:paragraph-properties fo:line-height="100%"/>
      <style:text-properties officeooo:rsid="019e8d3a" officeooo:paragraph-rsid="019e8d3a"/>
    </style:style>
    <style:style style:name="P476" style:family="paragraph" style:parent-style-name="Standard">
      <style:paragraph-properties fo:line-height="100%"/>
      <style:text-properties officeooo:rsid="01a00fa0" officeooo:paragraph-rsid="01a00fa0"/>
    </style:style>
    <style:style style:name="P477" style:family="paragraph" style:parent-style-name="Standard">
      <style:paragraph-properties fo:line-height="100%"/>
      <style:text-properties officeooo:rsid="01b46c19" officeooo:paragraph-rsid="01b46c19"/>
    </style:style>
    <style:style style:name="P478" style:family="paragraph" style:parent-style-name="Standard">
      <style:paragraph-properties fo:line-height="100%"/>
      <style:text-properties officeooo:rsid="01bef01a" officeooo:paragraph-rsid="01bef01a"/>
    </style:style>
    <style:style style:name="P479" style:family="paragraph" style:parent-style-name="Standard">
      <style:text-properties officeooo:paragraph-rsid="01bef01a"/>
    </style:style>
    <style:style style:name="P480" style:family="paragraph" style:parent-style-name="Standard">
      <style:text-properties officeooo:rsid="01c3f677" officeooo:paragraph-rsid="01c3f677"/>
    </style:style>
    <style:style style:name="P481" style:family="paragraph" style:parent-style-name="Standard">
      <style:paragraph-properties fo:line-height="100%"/>
      <style:text-properties officeooo:rsid="01e49296" officeooo:paragraph-rsid="01e49296"/>
    </style:style>
    <style:style style:name="P482" style:family="paragraph" style:parent-style-name="Standard">
      <style:text-properties officeooo:paragraph-rsid="02379d62"/>
    </style:style>
    <style:style style:name="P483" style:family="paragraph" style:parent-style-name="Standard">
      <style:text-properties officeooo:rsid="0239a029" officeooo:paragraph-rsid="0239a029"/>
    </style:style>
    <style:style style:name="P484" style:family="paragraph" style:parent-style-name="Standard">
      <style:text-properties officeooo:paragraph-rsid="0239fde1"/>
    </style:style>
    <style:style style:name="P485" style:family="paragraph" style:parent-style-name="Standard">
      <style:text-properties officeooo:paragraph-rsid="023b505d"/>
    </style:style>
    <style:style style:name="P486" style:family="paragraph" style:parent-style-name="Standard">
      <style:text-properties officeooo:paragraph-rsid="023cf6c9"/>
    </style:style>
    <style:style style:name="P487" style:family="paragraph" style:parent-style-name="Standard">
      <style:text-properties officeooo:paragraph-rsid="023f2d17"/>
    </style:style>
    <style:style style:name="P488" style:family="paragraph" style:parent-style-name="Standard">
      <style:text-properties officeooo:paragraph-rsid="0242d14c"/>
    </style:style>
    <style:style style:name="P489" style:family="paragraph" style:parent-style-name="Standard">
      <style:text-properties officeooo:paragraph-rsid="0244b51e"/>
    </style:style>
    <style:style style:name="P490" style:family="paragraph" style:parent-style-name="Standard">
      <style:text-properties officeooo:rsid="0248313e" officeooo:paragraph-rsid="0248313e"/>
    </style:style>
    <style:style style:name="P491" style:family="paragraph" style:parent-style-name="Standard">
      <style:text-properties officeooo:paragraph-rsid="024980dc"/>
    </style:style>
    <style:style style:name="P492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493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494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495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496" style:family="paragraph" style:parent-style-name="Table_20_Contents">
      <style:paragraph-properties fo:text-align="center" style:justify-single-word="false"/>
      <style:text-properties fo:font-weight="bold" officeooo:rsid="0242d14c" officeooo:paragraph-rsid="0242d14c" style:font-weight-asian="bold" style:font-weight-complex="bold"/>
    </style:style>
    <style:style style:name="P497" style:family="paragraph" style:parent-style-name="Table_20_Contents">
      <style:paragraph-properties fo:text-align="center" style:justify-single-word="false"/>
    </style:style>
    <style:style style:name="P498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499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500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501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502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503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504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505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506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507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508" style:family="paragraph" style:parent-style-name="Table_20_Contents">
      <style:paragraph-properties fo:text-align="center" style:justify-single-word="false"/>
      <style:text-properties officeooo:rsid="0242d14c" officeooo:paragraph-rsid="0242d14c"/>
    </style:style>
    <style:style style:name="P509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510" style:family="paragraph" style:parent-style-name="Table_20_Contents">
      <style:paragraph-properties fo:text-align="center" style:justify-single-word="false"/>
      <style:text-properties officeooo:rsid="0242d14c" officeooo:paragraph-rsid="0242d14c"/>
    </style:style>
    <style:style style:name="P511" style:family="paragraph" style:parent-style-name="Standard" style:list-style-name="L1">
      <style:text-properties fo:color="#c9211e" officeooo:rsid="00073bb5" officeooo:paragraph-rsid="00073bb5"/>
    </style:style>
    <style:style style:name="P512" style:family="paragraph" style:parent-style-name="Standard" style:list-style-name="L7">
      <style:text-properties fo:color="#c9211e" officeooo:rsid="00073bb5" officeooo:paragraph-rsid="00073bb5"/>
    </style:style>
    <style:style style:name="P513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514" style:family="paragraph" style:parent-style-name="Standard" style:list-style-name="L4">
      <style:text-properties fo:color="#c9211e" officeooo:rsid="0026d40f" officeooo:paragraph-rsid="0026d40f"/>
    </style:style>
    <style:style style:name="P515" style:family="paragraph" style:parent-style-name="Standard" style:list-style-name="L5">
      <style:text-properties fo:color="#c9211e" officeooo:rsid="0012269b" officeooo:paragraph-rsid="0012269b"/>
    </style:style>
    <style:style style:name="P516" style:family="paragraph" style:parent-style-name="Standard" style:list-style-name="L6">
      <style:text-properties fo:color="#c9211e" officeooo:rsid="0012269b" officeooo:paragraph-rsid="0012269b"/>
    </style:style>
    <style:style style:name="P517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518" style:family="paragraph" style:parent-style-name="Standard" style:list-style-name="L3">
      <style:text-properties officeooo:paragraph-rsid="0018f3c7"/>
    </style:style>
    <style:style style:name="P519" style:family="paragraph" style:parent-style-name="Standard" style:list-style-name="L3">
      <style:text-properties officeooo:rsid="0018f3c7" officeooo:paragraph-rsid="0018f3c7"/>
    </style:style>
    <style:style style:name="P520" style:family="paragraph" style:parent-style-name="Standard" style:list-style-name="L9">
      <style:paragraph-properties fo:line-height="100%"/>
      <style:text-properties officeooo:paragraph-rsid="006e3a09"/>
    </style:style>
    <style:style style:name="P521" style:family="paragraph" style:parent-style-name="Standard" style:list-style-name="L9">
      <style:paragraph-properties fo:line-height="100%"/>
      <style:text-properties officeooo:paragraph-rsid="007037b8"/>
    </style:style>
    <style:style style:name="P522" style:family="paragraph" style:parent-style-name="Standard" style:list-style-name="L10">
      <style:paragraph-properties fo:line-height="100%"/>
      <style:text-properties officeooo:paragraph-rsid="00a4ffd5"/>
    </style:style>
    <style:style style:name="P523" style:family="paragraph" style:parent-style-name="Standard" style:list-style-name="L11">
      <style:paragraph-properties fo:line-height="100%"/>
      <style:text-properties officeooo:paragraph-rsid="00d58808"/>
    </style:style>
    <style:style style:name="P524" style:family="paragraph" style:parent-style-name="Standard" style:list-style-name="L12">
      <style:paragraph-properties fo:line-height="100%"/>
      <style:text-properties officeooo:paragraph-rsid="00f70330"/>
    </style:style>
    <style:style style:name="P525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526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527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528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529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530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531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532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533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534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535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536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537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538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539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540" style:family="paragraph" style:parent-style-name="Standard" style:list-style-name="L20">
      <style:text-properties officeooo:paragraph-rsid="02361ee6"/>
    </style:style>
    <style:style style:name="P541" style:family="paragraph" style:parent-style-name="Standard" style:list-style-name="L20">
      <style:text-properties fo:font-style="normal" officeooo:rsid="02361ee6" officeooo:paragraph-rsid="02361ee6" style:font-style-asian="normal" style:font-style-complex="normal"/>
    </style:style>
    <style:style style:name="P542" style:family="paragraph" style:parent-style-name="Standard" style:list-style-name="L21">
      <style:text-properties fo:font-style="normal" officeooo:rsid="023cfeda" officeooo:paragraph-rsid="023cfeda" style:font-style-asian="normal" style:font-style-complex="normal"/>
    </style:style>
    <style:style style:name="P543" style:family="paragraph" style:parent-style-name="Standard" style:list-style-name="L22">
      <style:text-properties fo:font-style="normal" officeooo:rsid="023f2d17" officeooo:paragraph-rsid="023f2d17" style:font-style-asian="normal" style:font-style-complex="normal"/>
    </style:style>
    <style:style style:name="P544" style:family="paragraph" style:parent-style-name="Standard" style:list-style-name="L22">
      <style:text-properties fo:font-style="normal" officeooo:rsid="02403027" officeooo:paragraph-rsid="02403027" style:font-style-asian="normal" style:font-style-complex="normal"/>
    </style:style>
    <style:style style:name="P545" style:family="paragraph" style:parent-style-name="Standard" style:list-style-name="L23">
      <style:text-properties fo:font-style="normal" officeooo:rsid="0242d14c" officeooo:paragraph-rsid="0242d14c" style:font-style-asian="normal" style:font-style-complex="normal"/>
    </style:style>
    <style:style style:name="P546" style:family="paragraph" style:parent-style-name="Standard">
      <style:text-properties fo:font-style="normal" officeooo:rsid="0258b111" officeooo:paragraph-rsid="0258b111" style:font-style-asian="normal" style:font-style-complex="normal"/>
    </style:style>
    <style:style style:name="P547" style:family="paragraph" style:parent-style-name="Standard">
      <style:text-properties fo:font-style="normal" officeooo:rsid="025b0090" officeooo:paragraph-rsid="025b0090" style:font-style-asian="normal" style:font-style-complex="normal"/>
    </style:style>
    <style:style style:name="P548" style:family="paragraph" style:parent-style-name="Standard" style:list-style-name="L26">
      <style:text-properties fo:font-style="normal" officeooo:rsid="025b0090" officeooo:paragraph-rsid="025b0090" style:font-style-asian="normal" style:font-style-complex="normal"/>
    </style:style>
    <style:style style:name="P549" style:family="paragraph" style:parent-style-name="Standard">
      <style:text-properties fo:font-style="normal" officeooo:rsid="025c1edd" officeooo:paragraph-rsid="025c1edd" style:font-style-asian="normal" style:font-style-complex="normal"/>
    </style:style>
    <style:style style:name="P550" style:family="paragraph" style:parent-style-name="Standard" style:list-style-name="L26">
      <style:text-properties fo:font-style="normal" officeooo:rsid="025c1edd" officeooo:paragraph-rsid="025c1edd" style:font-style-asian="normal" style:font-style-complex="normal"/>
    </style:style>
    <style:style style:name="P551" style:family="paragraph" style:parent-style-name="Standard">
      <style:text-properties fo:font-style="normal" officeooo:rsid="025c47d1" officeooo:paragraph-rsid="025c47d1" style:font-style-asian="normal" style:font-style-complex="normal"/>
    </style:style>
    <style:style style:name="P552" style:family="paragraph" style:parent-style-name="Standard" style:list-style-name="L27">
      <style:text-properties fo:font-style="normal" officeooo:rsid="025c47d1" officeooo:paragraph-rsid="025c47d1" style:font-style-asian="normal" style:font-style-complex="normal"/>
    </style:style>
    <style:style style:name="P553" style:family="paragraph" style:parent-style-name="Standard">
      <style:text-properties fo:font-style="normal" officeooo:rsid="0264a88e" officeooo:paragraph-rsid="0264a88e" style:font-style-asian="normal" style:font-style-complex="normal"/>
    </style:style>
    <style:style style:name="P554" style:family="paragraph" style:parent-style-name="Standard">
      <style:text-properties fo:font-style="normal" officeooo:rsid="0264d8eb" officeooo:paragraph-rsid="0264d8eb" style:font-style-asian="normal" style:font-style-complex="normal"/>
    </style:style>
    <style:style style:name="P555" style:family="paragraph" style:parent-style-name="Standard">
      <style:text-properties fo:font-style="normal" officeooo:paragraph-rsid="0269ddcc" style:font-style-asian="normal" style:font-style-complex="normal"/>
    </style:style>
    <style:style style:name="P556" style:family="paragraph" style:parent-style-name="Standard" style:list-style-name="L31">
      <style:text-properties fo:font-style="normal" officeooo:paragraph-rsid="0269ddcc" style:font-style-asian="normal" style:font-style-complex="normal"/>
    </style:style>
    <style:style style:name="P557" style:family="paragraph" style:parent-style-name="Standard">
      <style:text-properties fo:font-style="normal" officeooo:rsid="026bf1d0" officeooo:paragraph-rsid="026bf1d0" style:font-style-asian="normal" style:font-style-complex="normal"/>
    </style:style>
    <style:style style:name="P558" style:family="paragraph" style:parent-style-name="Standard">
      <style:text-properties fo:font-style="normal" officeooo:rsid="026d91be" officeooo:paragraph-rsid="026d91be" style:font-style-asian="normal" style:font-style-complex="normal"/>
    </style:style>
    <style:style style:name="P559" style:family="paragraph" style:parent-style-name="Standard">
      <style:text-properties fo:font-style="normal" officeooo:rsid="026d9752" officeooo:paragraph-rsid="026d9752" style:font-style-asian="normal" style:font-style-complex="normal"/>
    </style:style>
    <style:style style:name="P560" style:family="paragraph" style:parent-style-name="Standard" style:list-style-name="L33">
      <style:text-properties fo:font-style="normal" officeooo:rsid="026d9752" officeooo:paragraph-rsid="026d9752" style:font-style-asian="normal" style:font-style-complex="normal"/>
    </style:style>
    <style:style style:name="P561" style:family="paragraph" style:parent-style-name="Standard">
      <style:text-properties fo:font-style="normal" officeooo:rsid="026d9ead" officeooo:paragraph-rsid="026d9ead" style:font-style-asian="normal" style:font-style-complex="normal"/>
    </style:style>
    <style:style style:name="P562" style:family="paragraph" style:parent-style-name="Standard">
      <style:text-properties fo:font-style="normal" officeooo:paragraph-rsid="02734a54" style:font-style-asian="normal" style:font-style-complex="normal"/>
    </style:style>
    <style:style style:name="P563" style:family="paragraph" style:parent-style-name="Standard">
      <style:text-properties fo:font-style="normal" officeooo:rsid="02734a54" officeooo:paragraph-rsid="02734a54" style:font-style-asian="normal" style:font-style-complex="normal"/>
    </style:style>
    <style:style style:name="P564" style:family="paragraph" style:parent-style-name="Standard">
      <style:text-properties fo:font-style="normal" officeooo:rsid="02780b38" officeooo:paragraph-rsid="02780b38" style:font-style-asian="normal" style:font-style-complex="normal"/>
    </style:style>
    <style:style style:name="P565" style:family="paragraph" style:parent-style-name="Standard">
      <style:text-properties fo:font-style="normal" officeooo:rsid="027903cb" officeooo:paragraph-rsid="027903cb" style:font-style-asian="normal" style:font-style-complex="normal"/>
    </style:style>
    <style:style style:name="P566" style:family="paragraph" style:parent-style-name="Standard">
      <style:text-properties fo:font-style="normal" fo:font-weight="normal" officeooo:rsid="024980dc" officeooo:paragraph-rsid="024980dc" style:font-style-asian="normal" style:font-weight-asian="normal" style:font-style-complex="normal" style:font-weight-complex="normal"/>
    </style:style>
    <style:style style:name="P567" style:family="paragraph" style:parent-style-name="Standard"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568" style:family="paragraph" style:parent-style-name="Standard">
      <style:text-properties fo:font-style="normal" fo:font-weight="normal" officeooo:paragraph-rsid="024980dc" style:font-style-asian="normal" style:font-weight-asian="normal" style:font-style-complex="normal" style:font-weight-complex="normal"/>
    </style:style>
    <style:style style:name="P569" style:family="paragraph" style:parent-style-name="Standard">
      <style:text-properties fo:font-style="normal" fo:font-weight="normal" officeooo:rsid="025457b9" officeooo:paragraph-rsid="02637c56" style:font-style-asian="normal" style:font-weight-asian="normal" style:font-style-complex="normal" style:font-weight-complex="normal"/>
    </style:style>
    <style:style style:name="P570" style:family="paragraph" style:parent-style-name="Standard">
      <style:text-properties fo:font-style="normal" fo:font-weight="normal" officeooo:rsid="025ca15a" officeooo:paragraph-rsid="025ca15a" style:font-style-asian="normal" style:font-weight-asian="normal" style:font-style-complex="normal" style:font-weight-complex="normal"/>
    </style:style>
    <style:style style:name="P571" style:family="paragraph" style:parent-style-name="Standard">
      <style:text-properties fo:font-style="normal" fo:font-weight="normal" officeooo:rsid="02637c56" officeooo:paragraph-rsid="0264d8eb" style:font-style-asian="normal" style:font-weight-asian="normal" style:font-style-complex="normal" style:font-weight-complex="normal"/>
    </style:style>
    <style:style style:name="P572" style:family="paragraph" style:parent-style-name="Standard">
      <style:text-properties fo:font-style="normal" fo:font-weight="bold" officeooo:rsid="02780b38" officeooo:paragraph-rsid="02780b38" style:font-style-asian="normal" style:font-weight-asian="bold" style:font-style-complex="normal" style:font-weight-complex="bold"/>
    </style:style>
    <style:style style:name="P573" style:family="paragraph" style:parent-style-name="Standard">
      <style:text-properties officeooo:paragraph-rsid="025457b9"/>
    </style:style>
    <style:style style:name="P574" style:family="paragraph" style:parent-style-name="Standard">
      <style:text-properties fo:font-style="italic" fo:font-weight="normal" officeooo:rsid="025457b9" officeooo:paragraph-rsid="025457b9" style:font-style-asian="italic" style:font-weight-asian="normal" style:font-style-complex="italic" style:font-weight-complex="normal"/>
    </style:style>
    <style:style style:name="P575" style:family="paragraph" style:parent-style-name="Standard">
      <style:text-properties fo:font-style="italic" fo:font-weight="normal" officeooo:rsid="025457b9" officeooo:paragraph-rsid="02578e84" style:font-style-asian="italic" style:font-weight-asian="normal" style:font-style-complex="italic" style:font-weight-complex="normal"/>
    </style:style>
    <style:style style:name="P576" style:family="paragraph" style:parent-style-name="Standard">
      <style:text-properties fo:font-style="italic" officeooo:paragraph-rsid="025457b9" style:font-style-asian="italic" style:font-style-complex="italic"/>
    </style:style>
    <style:style style:name="P577" style:family="paragraph" style:parent-style-name="Standard">
      <style:text-properties fo:font-style="italic" officeooo:rsid="025b0090" officeooo:paragraph-rsid="025b0090" style:font-style-asian="italic" style:font-style-complex="italic"/>
    </style:style>
    <style:style style:name="P578" style:family="paragraph" style:parent-style-name="Standard">
      <style:text-properties fo:font-style="italic" officeooo:rsid="025c1edd" officeooo:paragraph-rsid="025c1edd" style:font-style-asian="italic" style:font-style-complex="italic"/>
    </style:style>
    <style:style style:name="P579" style:family="paragraph" style:parent-style-name="Standard">
      <style:text-properties fo:font-style="italic" officeooo:rsid="025c1edd" officeooo:paragraph-rsid="025c47d1" style:font-style-asian="italic" style:font-style-complex="italic"/>
    </style:style>
    <style:style style:name="P580" style:family="paragraph" style:parent-style-name="Standard">
      <style:text-properties fo:font-style="italic" officeooo:paragraph-rsid="025ca15a" style:font-style-asian="italic" style:font-style-complex="italic"/>
    </style:style>
    <style:style style:name="P581" style:family="paragraph" style:parent-style-name="Standard">
      <style:text-properties fo:font-style="italic" officeooo:paragraph-rsid="0264a88e" style:font-style-asian="italic" style:font-style-complex="italic"/>
    </style:style>
    <style:style style:name="P582" style:family="paragraph" style:parent-style-name="Standard">
      <style:text-properties fo:font-style="italic" officeooo:rsid="0264a88e" officeooo:paragraph-rsid="0264d8eb" style:font-style-asian="italic" style:font-style-complex="italic"/>
    </style:style>
    <style:style style:name="P583" style:family="paragraph" style:parent-style-name="Standard">
      <style:text-properties fo:font-style="italic" officeooo:paragraph-rsid="0264d8eb" style:font-style-asian="italic" style:font-style-complex="italic"/>
    </style:style>
    <style:style style:name="P584" style:family="paragraph" style:parent-style-name="Standard">
      <style:text-properties fo:font-style="italic" officeooo:paragraph-rsid="0269ddcc" style:font-style-asian="italic" style:font-style-complex="italic"/>
    </style:style>
    <style:style style:name="P585" style:family="paragraph" style:parent-style-name="Standard">
      <style:text-properties fo:font-style="italic" officeooo:rsid="026d91be" officeooo:paragraph-rsid="026d91be" style:font-style-asian="italic" style:font-style-complex="italic"/>
    </style:style>
    <style:style style:name="P586" style:family="paragraph" style:parent-style-name="Standard">
      <style:text-properties fo:font-style="italic" officeooo:rsid="026d91be" officeooo:paragraph-rsid="026d9752" style:font-style-asian="italic" style:font-style-complex="italic"/>
    </style:style>
    <style:style style:name="P587" style:family="paragraph" style:parent-style-name="Standard">
      <style:text-properties fo:font-style="italic" officeooo:rsid="026d9ead" officeooo:paragraph-rsid="026d9ead" style:font-style-asian="italic" style:font-style-complex="italic"/>
    </style:style>
    <style:style style:name="P588" style:family="paragraph" style:parent-style-name="Standard">
      <style:text-properties fo:font-style="italic" officeooo:rsid="026d9ead" officeooo:paragraph-rsid="0275e047" style:font-style-asian="italic" style:font-style-complex="italic"/>
    </style:style>
    <style:style style:name="P589" style:family="paragraph" style:parent-style-name="Standard">
      <style:text-properties fo:font-style="italic" officeooo:rsid="02734a54" officeooo:paragraph-rsid="02734a54" style:font-style-asian="italic" style:font-style-complex="italic"/>
    </style:style>
    <style:style style:name="P590" style:family="paragraph" style:parent-style-name="Standard">
      <style:text-properties officeooo:paragraph-rsid="02578e84"/>
    </style:style>
    <style:style style:name="P591" style:family="paragraph" style:parent-style-name="Standard" style:list-style-name="L25">
      <style:text-properties officeooo:paragraph-rsid="02578e84"/>
    </style:style>
    <style:style style:name="P592" style:family="paragraph" style:parent-style-name="Standard">
      <style:text-properties officeooo:paragraph-rsid="0258b111"/>
    </style:style>
    <style:style style:name="P593" style:family="paragraph" style:parent-style-name="Standard">
      <style:text-properties officeooo:paragraph-rsid="025b0090"/>
    </style:style>
    <style:style style:name="P594" style:family="paragraph" style:parent-style-name="Standard">
      <style:text-properties officeooo:paragraph-rsid="025c47d1"/>
    </style:style>
    <style:style style:name="P595" style:family="paragraph" style:parent-style-name="Standard" style:list-style-name="L28">
      <style:text-properties officeooo:rsid="025ca15a" officeooo:paragraph-rsid="025ca15a"/>
    </style:style>
    <style:style style:name="P596" style:family="paragraph" style:parent-style-name="Standard">
      <style:text-properties officeooo:paragraph-rsid="025ca15a"/>
    </style:style>
    <style:style style:name="P597" style:family="paragraph" style:parent-style-name="Standard" style:list-style-name="L28">
      <style:text-properties officeooo:paragraph-rsid="025ca15a"/>
    </style:style>
    <style:style style:name="P598" style:family="paragraph" style:parent-style-name="Standard">
      <style:text-properties officeooo:paragraph-rsid="025f521f"/>
    </style:style>
    <style:style style:name="P599" style:family="paragraph" style:parent-style-name="Standard">
      <style:text-properties officeooo:rsid="0264a88e" officeooo:paragraph-rsid="0264a88e"/>
    </style:style>
    <style:style style:name="P600" style:family="paragraph" style:parent-style-name="Standard">
      <style:text-properties officeooo:rsid="0264a88e" officeooo:paragraph-rsid="0264d8eb"/>
    </style:style>
    <style:style style:name="P601" style:family="paragraph" style:parent-style-name="Standard">
      <style:text-properties officeooo:paragraph-rsid="0264a88e"/>
    </style:style>
    <style:style style:name="P602" style:family="paragraph" style:parent-style-name="Standard" style:list-style-name="L29">
      <style:text-properties officeooo:paragraph-rsid="0258b111"/>
    </style:style>
    <style:style style:name="P603" style:family="paragraph" style:parent-style-name="Standard" style:list-style-name="L30">
      <style:text-properties officeooo:paragraph-rsid="0264a88e"/>
    </style:style>
    <style:style style:name="P604" style:family="paragraph" style:parent-style-name="Standard">
      <style:text-properties officeooo:paragraph-rsid="0264d8eb"/>
    </style:style>
    <style:style style:name="P605" style:family="paragraph" style:parent-style-name="Standard">
      <style:text-properties officeooo:paragraph-rsid="026d9752"/>
    </style:style>
    <style:style style:name="P606" style:family="paragraph" style:parent-style-name="Standard">
      <style:text-properties officeooo:rsid="026d9752" officeooo:paragraph-rsid="026d9752"/>
    </style:style>
    <style:style style:name="P607" style:family="paragraph" style:parent-style-name="Standard">
      <style:text-properties officeooo:paragraph-rsid="026d9ead"/>
    </style:style>
    <style:style style:name="P608" style:family="paragraph" style:parent-style-name="Standard">
      <style:text-properties officeooo:paragraph-rsid="02734a54"/>
    </style:style>
    <style:style style:name="P609" style:family="paragraph" style:parent-style-name="Standard">
      <style:text-properties officeooo:paragraph-rsid="027423ff"/>
    </style:style>
    <style:style style:name="P610" style:family="paragraph" style:parent-style-name="Standard">
      <style:text-properties officeooo:paragraph-rsid="0276fe33"/>
    </style:style>
    <style:style style:name="P611" style:family="paragraph" style:parent-style-name="Standard">
      <style:text-properties officeooo:paragraph-rsid="027903cb"/>
    </style:style>
    <style:style style:name="P612" style:family="paragraph" style:parent-style-name="Standard">
      <style:text-properties officeooo:paragraph-rsid="027c2ca3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fo:font-weight="bold" officeooo:rsid="024888ae" style:font-weight-asian="bold" style:font-weight-complex="bold"/>
    </style:style>
    <style:style style:name="T24" style:family="text">
      <style:text-properties fo:font-weight="bold" officeooo:rsid="025c47d1" style:font-weight-asian="bold" style:font-weight-complex="bold"/>
    </style:style>
    <style:style style:name="T25" style:family="text">
      <style:text-properties fo:font-weight="bold" officeooo:rsid="026566f7" style:font-weight-asian="bold" style:font-weight-complex="bold"/>
    </style:style>
    <style:style style:name="T26" style:family="text">
      <style:text-properties fo:font-weight="bold" officeooo:rsid="0264d8eb" style:font-weight-asian="bold" style:font-weight-complex="bold"/>
    </style:style>
    <style:style style:name="T27" style:family="text">
      <style:text-properties officeooo:rsid="001a55b6"/>
    </style:style>
    <style:style style:name="T28" style:family="text">
      <style:text-properties officeooo:rsid="001b7ac1"/>
    </style:style>
    <style:style style:name="T29" style:family="text">
      <style:text-properties officeooo:rsid="001c48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49d4" style:font-style-asian="italic" style:font-style-complex="italic"/>
    </style:style>
    <style:style style:name="T32" style:family="text">
      <style:text-properties fo:font-style="italic" officeooo:rsid="0020be15" style:font-style-asian="italic" style:font-style-complex="italic"/>
    </style:style>
    <style:style style:name="T33" style:family="text">
      <style:text-properties fo:font-style="italic" officeooo:rsid="00940908" style:font-style-asian="italic" style:font-style-complex="italic"/>
    </style:style>
    <style:style style:name="T34" style:family="text">
      <style:text-properties fo:font-style="italic" officeooo:rsid="00bd40d6" style:font-style-asian="italic" style:font-style-complex="italic"/>
    </style:style>
    <style:style style:name="T35" style:family="text">
      <style:text-properties fo:font-style="italic" officeooo:rsid="0018f3c7" style:font-style-asian="italic" style:font-style-complex="italic"/>
    </style:style>
    <style:style style:name="T36" style:family="text">
      <style:text-properties fo:font-style="italic" officeooo:rsid="00ec7646" style:font-style-asian="italic" style:font-style-complex="italic"/>
    </style:style>
    <style:style style:name="T37" style:family="text">
      <style:text-properties fo:font-style="italic" officeooo:rsid="001a55b6" style:font-style-asian="italic" style:font-style-complex="italic"/>
    </style:style>
    <style:style style:name="T38" style:family="text">
      <style:text-properties fo:font-style="italic" officeooo:rsid="00f3e97e" style:font-style-asian="italic" style:font-style-complex="italic"/>
    </style:style>
    <style:style style:name="T39" style:family="text">
      <style:text-properties fo:font-style="italic" officeooo:rsid="00f58c93" style:font-style-asian="italic" style:font-style-complex="italic"/>
    </style:style>
    <style:style style:name="T40" style:family="text">
      <style:text-properties fo:font-style="italic" officeooo:rsid="019cb120" style:font-style-asian="italic" style:font-style-complex="italic"/>
    </style:style>
    <style:style style:name="T41" style:family="text">
      <style:text-properties fo:font-style="italic" officeooo:rsid="01a2da39" style:font-style-asian="italic" style:font-style-complex="italic"/>
    </style:style>
    <style:style style:name="T42" style:family="text">
      <style:text-properties fo:font-style="italic" officeooo:rsid="01eebdc2" style:font-style-asian="italic" style:font-style-complex="italic"/>
    </style:style>
    <style:style style:name="T43" style:family="text">
      <style:text-properties fo:font-style="italic" officeooo:rsid="01f1f76c" style:font-style-asian="italic" style:font-style-complex="italic"/>
    </style:style>
    <style:style style:name="T44" style:family="text">
      <style:text-properties fo:font-style="italic" officeooo:rsid="01e956af" style:font-style-asian="italic" style:font-style-complex="italic"/>
    </style:style>
    <style:style style:name="T45" style:family="text">
      <style:text-properties fo:font-style="italic" officeooo:rsid="01f8997a" style:font-style-asian="italic" style:font-style-complex="italic"/>
    </style:style>
    <style:style style:name="T46" style:family="text">
      <style:text-properties fo:font-style="italic" officeooo:rsid="02048eb5" style:font-style-asian="italic" style:font-style-complex="italic"/>
    </style:style>
    <style:style style:name="T47" style:family="text">
      <style:text-properties fo:font-style="italic" officeooo:rsid="0208988e" style:font-style-asian="italic" style:font-style-complex="italic"/>
    </style:style>
    <style:style style:name="T48" style:family="text">
      <style:text-properties fo:font-style="italic" officeooo:rsid="020f6fa6" style:font-style-asian="italic" style:font-style-complex="italic"/>
    </style:style>
    <style:style style:name="T49" style:family="text">
      <style:text-properties fo:font-style="italic" officeooo:rsid="021a325c" style:font-style-asian="italic" style:font-style-complex="italic"/>
    </style:style>
    <style:style style:name="T50" style:family="text">
      <style:text-properties fo:font-style="italic" officeooo:rsid="0226309a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734a54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76fe33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75" style:family="text">
      <style:text-properties officeooo:rsid="0026d40f"/>
    </style:style>
    <style:style style:name="T76" style:family="text">
      <style:text-properties officeooo:rsid="002995de"/>
    </style:style>
    <style:style style:name="T77" style:family="text">
      <style:text-properties officeooo:rsid="002ab5f6"/>
    </style:style>
    <style:style style:name="T78" style:family="text">
      <style:text-properties officeooo:rsid="002c393c"/>
    </style:style>
    <style:style style:name="T79" style:family="text">
      <style:text-properties officeooo:rsid="002e1600"/>
    </style:style>
    <style:style style:name="T80" style:family="text">
      <style:text-properties officeooo:rsid="0031063a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2e1600" style:font-weight-asian="normal" style:font-weight-complex="normal"/>
    </style:style>
    <style:style style:name="T83" style:family="text">
      <style:text-properties fo:font-weight="normal" officeooo:rsid="0031063a" style:font-weight-asian="normal" style:font-weight-complex="normal"/>
    </style:style>
    <style:style style:name="T84" style:family="text">
      <style:text-properties fo:font-weight="normal" officeooo:rsid="0082ba18" style:font-weight-asian="normal" style:font-weight-complex="normal"/>
    </style:style>
    <style:style style:name="T85" style:family="text">
      <style:text-properties fo:font-weight="normal" officeooo:rsid="00863738" style:font-weight-asian="normal" style:font-weight-complex="normal"/>
    </style:style>
    <style:style style:name="T86" style:family="text">
      <style:text-properties fo:font-weight="normal" officeooo:rsid="0083140b" style:font-weight-asian="normal" style:font-weight-complex="normal"/>
    </style:style>
    <style:style style:name="T87" style:family="text">
      <style:text-properties fo:font-weight="normal" officeooo:rsid="009bf1d4" style:font-weight-asian="normal" style:font-weight-complex="normal"/>
    </style:style>
    <style:style style:name="T88" style:family="text">
      <style:text-properties fo:font-weight="normal" officeooo:rsid="009ab1ff" style:font-weight-asian="normal" style:font-weight-complex="normal"/>
    </style:style>
    <style:style style:name="T89" style:family="text">
      <style:text-properties fo:font-weight="normal" officeooo:rsid="00aea48b" style:font-weight-asian="normal" style:font-weight-complex="normal"/>
    </style:style>
    <style:style style:name="T90" style:family="text">
      <style:text-properties fo:font-weight="normal" officeooo:rsid="00afb9b1" style:font-weight-asian="normal" style:font-weight-complex="normal"/>
    </style:style>
    <style:style style:name="T91" style:family="text">
      <style:text-properties fo:font-weight="normal" officeooo:rsid="00b56a82" style:font-weight-asian="normal" style:font-weight-complex="normal"/>
    </style:style>
    <style:style style:name="T92" style:family="text">
      <style:text-properties fo:font-weight="normal" officeooo:rsid="00b69a4a" style:font-weight-asian="normal" style:font-weight-complex="normal"/>
    </style:style>
    <style:style style:name="T93" style:family="text">
      <style:text-properties fo:font-weight="normal" officeooo:rsid="00b38348" style:font-weight-asian="normal" style:font-weight-complex="normal"/>
    </style:style>
    <style:style style:name="T94" style:family="text">
      <style:text-properties fo:font-weight="normal" officeooo:rsid="01b07b18" style:font-weight-asian="normal" style:font-weight-complex="normal"/>
    </style:style>
    <style:style style:name="T95" style:family="text">
      <style:text-properties fo:font-weight="normal" officeooo:rsid="01bef01a" style:font-weight-asian="normal" style:font-weight-complex="normal"/>
    </style:style>
    <style:style style:name="T96" style:family="text">
      <style:text-properties fo:font-weight="normal" officeooo:rsid="024888ae" style:font-weight-asian="normal" style:font-weight-complex="normal"/>
    </style:style>
    <style:style style:name="T97" style:family="text">
      <style:text-properties fo:font-weight="normal" officeooo:rsid="025457b9" style:font-weight-asian="normal" style:font-weight-complex="normal"/>
    </style:style>
    <style:style style:name="T98" style:family="text">
      <style:text-properties fo:font-weight="normal" officeooo:rsid="0255b347" style:font-weight-asian="normal" style:font-weight-complex="normal"/>
    </style:style>
    <style:style style:name="T99" style:family="text">
      <style:text-properties fo:font-weight="normal" officeooo:rsid="025c1edd" style:font-weight-asian="normal" style:font-weight-complex="normal"/>
    </style:style>
    <style:style style:name="T100" style:family="text">
      <style:text-properties fo:font-weight="normal" officeooo:rsid="025c47d1" style:font-weight-asian="normal" style:font-weight-complex="normal"/>
    </style:style>
    <style:style style:name="T101" style:family="text">
      <style:text-properties fo:font-weight="normal" officeooo:rsid="025ca15a" style:font-weight-asian="normal" style:font-weight-complex="normal"/>
    </style:style>
    <style:style style:name="T102" style:family="text">
      <style:text-properties fo:font-weight="normal" officeooo:rsid="025f521f" style:font-weight-asian="normal" style:font-weight-complex="normal"/>
    </style:style>
    <style:style style:name="T103" style:family="text">
      <style:text-properties fo:font-weight="normal" officeooo:rsid="0264a88e" style:font-weight-asian="normal" style:font-weight-complex="normal"/>
    </style:style>
    <style:style style:name="T104" style:family="text">
      <style:text-properties fo:font-weight="normal" officeooo:rsid="0264d8eb" style:font-weight-asian="normal" style:font-weight-complex="normal"/>
    </style:style>
    <style:style style:name="T105" style:family="text">
      <style:text-properties fo:font-weight="normal" officeooo:rsid="026830e1" style:font-weight-asian="normal" style:font-weight-complex="normal"/>
    </style:style>
    <style:style style:name="T106" style:family="text">
      <style:text-properties fo:font-weight="normal" officeooo:rsid="0269ddcc" style:font-weight-asian="normal" style:font-weight-complex="normal"/>
    </style:style>
    <style:style style:name="T107" style:family="text">
      <style:text-properties fo:font-weight="normal" officeooo:rsid="027124a9" style:font-weight-asian="normal" style:font-weight-complex="normal"/>
    </style:style>
    <style:style style:name="T108" style:family="text">
      <style:text-properties fo:font-weight="normal" officeooo:rsid="02734a54" style:font-weight-asian="normal" style:font-weight-complex="normal"/>
    </style:style>
    <style:style style:name="T109" style:family="text">
      <style:text-properties fo:font-weight="normal" officeooo:rsid="026d91be" style:font-weight-asian="normal" style:font-weight-complex="normal"/>
    </style:style>
    <style:style style:name="T110" style:family="text">
      <style:text-properties fo:font-weight="normal" officeooo:rsid="0275f1bd" style:font-weight-asian="normal" style:font-weight-complex="normal"/>
    </style:style>
    <style:style style:name="T111" style:family="text">
      <style:text-properties fo:font-weight="normal" officeooo:rsid="027903cb" style:font-weight-asian="normal" style:font-weight-complex="normal"/>
    </style:style>
    <style:style style:name="T112" style:family="text">
      <style:text-properties fo:font-weight="normal" officeooo:rsid="027a81b3" style:font-weight-asian="normal" style:font-weight-complex="normal"/>
    </style:style>
    <style:style style:name="T113" style:family="text">
      <style:text-properties fo:font-weight="normal" officeooo:rsid="027c2ca3" style:font-weight-asian="normal" style:font-weight-complex="normal"/>
    </style:style>
    <style:style style:name="T114" style:family="text">
      <style:text-properties fo:font-weight="normal" officeooo:rsid="027e77a9" style:font-weight-asian="normal" style:font-weight-complex="normal"/>
    </style:style>
    <style:style style:name="T115" style:family="text">
      <style:text-properties officeooo:rsid="003131fa"/>
    </style:style>
    <style:style style:name="T116" style:family="text">
      <style:text-properties officeooo:rsid="003366c6"/>
    </style:style>
    <style:style style:name="T117" style:family="text">
      <style:text-properties officeooo:rsid="0035065f"/>
    </style:style>
    <style:style style:name="T118" style:family="text">
      <style:text-properties officeooo:rsid="00365b6d"/>
    </style:style>
    <style:style style:name="T119" style:family="text">
      <style:text-properties officeooo:rsid="0041ce35"/>
    </style:style>
    <style:style style:name="T120" style:family="text">
      <style:text-properties officeooo:rsid="00495423"/>
    </style:style>
    <style:style style:name="T121" style:family="text">
      <style:text-properties officeooo:rsid="004961a2"/>
    </style:style>
    <style:style style:name="T122" style:family="text">
      <style:text-properties officeooo:rsid="004a998d"/>
    </style:style>
    <style:style style:name="T123" style:family="text">
      <style:text-properties officeooo:rsid="0050044a"/>
    </style:style>
    <style:style style:name="T124" style:family="text">
      <style:text-properties officeooo:rsid="0050643a"/>
    </style:style>
    <style:style style:name="T125" style:family="text">
      <style:text-properties style:text-underline-style="none"/>
    </style:style>
    <style:style style:name="T126" style:family="text">
      <style:text-properties style:text-underline-style="none" officeooo:rsid="0050643a"/>
    </style:style>
    <style:style style:name="T127" style:family="text">
      <style:text-properties style:text-underline-style="none" fo:font-weight="bold" officeooo:rsid="01e2099a" style:font-weight-asian="bold" style:font-weight-complex="bold"/>
    </style:style>
    <style:style style:name="T128" style:family="text">
      <style:text-properties style:text-underline-style="none" fo:font-weight="bold" officeooo:rsid="01e0794a" style:font-weight-asian="bold" style:font-weight-complex="bold"/>
    </style:style>
    <style:style style:name="T129" style:family="text">
      <style:text-properties style:text-underline-style="none" fo:font-weight="bold" officeooo:rsid="024888ae" style:font-weight-asian="bold" style:font-weight-complex="bold"/>
    </style:style>
    <style:style style:name="T130" style:family="text">
      <style:text-properties style:text-underline-style="none" officeooo:rsid="01e2099a"/>
    </style:style>
    <style:style style:name="T131" style:family="text">
      <style:text-properties style:text-underline-style="none" officeooo:rsid="01e0794a"/>
    </style:style>
    <style:style style:name="T132" style:family="text">
      <style:text-properties style:text-underline-style="none" officeooo:rsid="024888ae"/>
    </style:style>
    <style:style style:name="T133" style:family="text">
      <style:text-properties style:text-underline-style="none" officeooo:rsid="0255b347"/>
    </style:style>
    <style:style style:name="T134" style:family="text">
      <style:text-properties officeooo:rsid="00523632"/>
    </style:style>
    <style:style style:name="T135" style:family="text">
      <style:text-properties officeooo:rsid="00566b9a"/>
    </style:style>
    <style:style style:name="T136" style:family="text">
      <style:text-properties officeooo:rsid="00579098"/>
    </style:style>
    <style:style style:name="T137" style:family="text">
      <style:text-properties officeooo:rsid="00595b66"/>
    </style:style>
    <style:style style:name="T138" style:family="text">
      <style:text-properties officeooo:rsid="005e617e"/>
    </style:style>
    <style:style style:name="T139" style:family="text">
      <style:text-properties officeooo:rsid="005fae66"/>
    </style:style>
    <style:style style:name="T140" style:family="text">
      <style:text-properties officeooo:rsid="00632e51"/>
    </style:style>
    <style:style style:name="T141" style:family="text">
      <style:text-properties officeooo:rsid="0040ace3"/>
    </style:style>
    <style:style style:name="T142" style:family="text">
      <style:text-properties officeooo:rsid="006b15e0"/>
    </style:style>
    <style:style style:name="T143" style:family="text">
      <style:text-properties officeooo:rsid="006b5675"/>
    </style:style>
    <style:style style:name="T144" style:family="text">
      <style:text-properties officeooo:rsid="006cc84d"/>
    </style:style>
    <style:style style:name="T145" style:family="text">
      <style:text-properties officeooo:rsid="006e3a09"/>
    </style:style>
    <style:style style:name="T146" style:family="text">
      <style:text-properties officeooo:rsid="007037b8"/>
    </style:style>
    <style:style style:name="T147" style:family="text">
      <style:text-properties officeooo:rsid="00756d32"/>
    </style:style>
    <style:style style:name="T148" style:family="text">
      <style:text-properties officeooo:rsid="0079265a"/>
    </style:style>
    <style:style style:name="T149" style:family="text">
      <style:text-properties officeooo:rsid="007aa141"/>
    </style:style>
    <style:style style:name="T150" style:family="text">
      <style:text-properties officeooo:rsid="00685481"/>
    </style:style>
    <style:style style:name="T151" style:family="text">
      <style:text-properties officeooo:rsid="007d1779"/>
    </style:style>
    <style:style style:name="T152" style:family="text">
      <style:text-properties style:use-window-font-color="true"/>
    </style:style>
    <style:style style:name="T153" style:family="text">
      <style:text-properties style:use-window-font-color="true" officeooo:rsid="00687220"/>
    </style:style>
    <style:style style:name="T154" style:family="text">
      <style:text-properties style:use-window-font-color="true" fo:font-style="normal" style:font-style-asian="normal" style:font-style-complex="normal"/>
    </style:style>
    <style:style style:name="T155" style:family="text">
      <style:text-properties style:use-window-font-color="true" fo:font-style="normal" officeooo:rsid="01030c93" style:font-style-asian="normal" style:font-style-complex="normal"/>
    </style:style>
    <style:style style:name="T156" style:family="text">
      <style:text-properties style:use-window-font-color="true" fo:font-style="normal" officeooo:rsid="0103ab09" style:font-style-asian="normal" style:font-style-complex="normal"/>
    </style:style>
    <style:style style:name="T157" style:family="text">
      <style:text-properties style:use-window-font-color="true" fo:font-style="normal" officeooo:rsid="01045e2b" style:font-style-asian="normal" style:font-style-complex="normal"/>
    </style:style>
    <style:style style:name="T158" style:family="text">
      <style:text-properties style:use-window-font-color="true" fo:font-style="normal" officeooo:rsid="0101a62b" style:font-style-asian="normal" style:font-style-complex="normal"/>
    </style:style>
    <style:style style:name="T159" style:family="text">
      <style:text-properties style:use-window-font-color="true" fo:font-style="normal" officeooo:rsid="0104ab26" style:font-style-asian="normal" style:font-style-complex="normal"/>
    </style:style>
    <style:style style:name="T160" style:family="text">
      <style:text-properties style:use-window-font-color="true" fo:font-style="normal" officeooo:rsid="00ec7646" style:font-style-asian="normal" style:font-style-complex="normal"/>
    </style:style>
    <style:style style:name="T161" style:family="text">
      <style:text-properties style:use-window-font-color="true" fo:font-style="normal" officeooo:rsid="0129e716" style:font-style-asian="normal" style:font-style-complex="normal"/>
    </style:style>
    <style:style style:name="T162" style:family="text">
      <style:text-properties style:use-window-font-color="true" fo:font-style="normal" officeooo:rsid="012ce0e6" style:font-style-asian="normal" style:font-style-complex="normal"/>
    </style:style>
    <style:style style:name="T163" style:family="text">
      <style:text-properties style:use-window-font-color="true" fo:font-style="normal" officeooo:rsid="012e0c58" style:font-style-asian="normal" style:font-style-complex="normal"/>
    </style:style>
    <style:style style:name="T164" style:family="text">
      <style:text-properties style:use-window-font-color="true" fo:font-style="normal" officeooo:rsid="00ccac5e" style:font-style-asian="normal" style:font-style-complex="normal"/>
    </style:style>
    <style:style style:name="T165" style:family="text">
      <style:text-properties style:use-window-font-color="true" fo:font-style="normal" officeooo:rsid="01309713" style:font-style-asian="normal" style:font-style-complex="normal"/>
    </style:style>
    <style:style style:name="T166" style:family="text">
      <style:text-properties style:use-window-font-color="true" fo:font-style="normal" officeooo:rsid="013b4b0d" style:font-style-asian="normal" style:font-style-complex="normal"/>
    </style:style>
    <style:style style:name="T167" style:family="text">
      <style:text-properties style:use-window-font-color="true" fo:font-style="normal" officeooo:rsid="013c52d4" style:font-style-asian="normal" style:font-style-complex="normal"/>
    </style:style>
    <style:style style:name="T168" style:family="text">
      <style:text-properties style:use-window-font-color="true" fo:font-style="normal" officeooo:rsid="013d6fbb" style:font-style-asian="normal" style:font-style-complex="normal"/>
    </style:style>
    <style:style style:name="T169" style:family="text">
      <style:text-properties style:use-window-font-color="true" fo:font-style="normal" officeooo:rsid="013ddfc0" style:font-style-asian="normal" style:font-style-complex="normal"/>
    </style:style>
    <style:style style:name="T170" style:family="text">
      <style:text-properties style:use-window-font-color="true" fo:font-style="normal" officeooo:rsid="013f1034" style:font-style-asian="normal" style:font-style-complex="normal"/>
    </style:style>
    <style:style style:name="T171" style:family="text">
      <style:text-properties style:use-window-font-color="true" fo:font-style="normal" officeooo:rsid="0140086d" style:font-style-asian="normal" style:font-style-complex="normal"/>
    </style:style>
    <style:style style:name="T172" style:family="text">
      <style:text-properties style:use-window-font-color="true" fo:font-style="normal" officeooo:rsid="00ee8692" style:font-style-asian="normal" style:font-style-complex="normal"/>
    </style:style>
    <style:style style:name="T173" style:family="text">
      <style:text-properties style:use-window-font-color="true" fo:font-style="normal" officeooo:rsid="0143c3ef" style:font-style-asian="normal" style:font-style-complex="normal"/>
    </style:style>
    <style:style style:name="T174" style:family="text">
      <style:text-properties style:use-window-font-color="true" fo:font-style="normal" officeooo:rsid="0162a1a6" style:font-style-asian="normal" style:font-style-complex="normal"/>
    </style:style>
    <style:style style:name="T175" style:family="text">
      <style:text-properties style:use-window-font-color="true" fo:font-style="normal" officeooo:rsid="01648ccb" style:font-style-asian="normal" style:font-style-complex="normal"/>
    </style:style>
    <style:style style:name="T176" style:family="text">
      <style:text-properties style:use-window-font-color="true" fo:font-style="normal" officeooo:rsid="01731cf9" style:font-style-asian="normal" style:font-style-complex="normal"/>
    </style:style>
    <style:style style:name="T177" style:family="text">
      <style:text-properties style:use-window-font-color="true" fo:font-style="normal" officeooo:rsid="01736d00" style:font-style-asian="normal" style:font-style-complex="normal"/>
    </style:style>
    <style:style style:name="T178" style:family="text">
      <style:text-properties style:use-window-font-color="true" fo:font-style="normal" officeooo:rsid="017440d5" style:font-style-asian="normal" style:font-style-complex="normal"/>
    </style:style>
    <style:style style:name="T179" style:family="text">
      <style:text-properties style:use-window-font-color="true" fo:font-style="normal" officeooo:rsid="017b1e57" style:font-style-asian="normal" style:font-style-complex="normal"/>
    </style:style>
    <style:style style:name="T180" style:family="text">
      <style:text-properties style:use-window-font-color="true" fo:font-style="normal" officeooo:rsid="0189b6bf" style:font-style-asian="normal" style:font-style-complex="normal"/>
    </style:style>
    <style:style style:name="T181" style:family="text">
      <style:text-properties style:use-window-font-color="true" fo:font-style="normal" officeooo:rsid="0189bd5a" style:font-style-asian="normal" style:font-style-complex="normal"/>
    </style:style>
    <style:style style:name="T182" style:family="text">
      <style:text-properties style:use-window-font-color="true" fo:font-style="normal" officeooo:rsid="018f40a0" style:font-style-asian="normal" style:font-style-complex="normal"/>
    </style:style>
    <style:style style:name="T183" style:family="text">
      <style:text-properties style:use-window-font-color="true" fo:font-style="normal" officeooo:rsid="018f47be" style:font-style-asian="normal" style:font-style-complex="normal"/>
    </style:style>
    <style:style style:name="T184" style:family="text">
      <style:text-properties style:use-window-font-color="true" fo:font-style="normal" officeooo:rsid="01bdc2ea" style:font-style-asian="normal" style:font-style-complex="normal"/>
    </style:style>
    <style:style style:name="T185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86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87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88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89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90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italic" style:font-style-asian="italic" style:font-style-complex="italic"/>
    </style:style>
    <style:style style:name="T192" style:family="text">
      <style:text-properties style:use-window-font-color="true" fo:font-style="italic" officeooo:rsid="0101a62b" style:font-style-asian="italic" style:font-style-complex="italic"/>
    </style:style>
    <style:style style:name="T193" style:family="text">
      <style:text-properties style:use-window-font-color="true" fo:font-style="italic" officeooo:rsid="01114cd3" style:font-style-asian="italic" style:font-style-complex="italic"/>
    </style:style>
    <style:style style:name="T194" style:family="text">
      <style:text-properties style:use-window-font-color="true" fo:font-style="italic" officeooo:rsid="00ccac5e" style:font-style-asian="italic" style:font-style-complex="italic"/>
    </style:style>
    <style:style style:name="T195" style:family="text">
      <style:text-properties style:use-window-font-color="true" fo:font-style="italic" officeooo:rsid="01326b81" style:font-style-asian="italic" style:font-style-complex="italic"/>
    </style:style>
    <style:style style:name="T196" style:family="text">
      <style:text-properties style:use-window-font-color="true" fo:font-style="italic" officeooo:rsid="0165fb24" style:font-style-asian="italic" style:font-style-complex="italic"/>
    </style:style>
    <style:style style:name="T197" style:family="text">
      <style:text-properties style:use-window-font-color="true" fo:font-style="italic" officeooo:rsid="01736d00" style:font-style-asian="italic" style:font-style-complex="italic"/>
    </style:style>
    <style:style style:name="T198" style:family="text">
      <style:text-properties style:use-window-font-color="true" fo:font-style="italic" officeooo:rsid="017440d5" style:font-style-asian="italic" style:font-style-complex="italic"/>
    </style:style>
    <style:style style:name="T199" style:family="text">
      <style:text-properties style:use-window-font-color="true" fo:font-style="italic" officeooo:rsid="0189b6bf" style:font-style-asian="italic" style:font-style-complex="italic"/>
    </style:style>
    <style:style style:name="T200" style:family="text">
      <style:text-properties style:use-window-font-color="true" fo:font-style="italic" officeooo:rsid="01c0a50b" style:font-style-asian="italic" style:font-style-complex="italic"/>
    </style:style>
    <style:style style:name="T201" style:family="text">
      <style:text-properties style:use-window-font-color="true" fo:font-style="italic" officeooo:rsid="01ca64d7" style:font-style-asian="italic" style:font-style-complex="italic"/>
    </style:style>
    <style:style style:name="T202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203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204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205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206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207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208" style:family="text">
      <style:text-properties style:use-window-font-color="true" officeooo:rsid="00c92fae"/>
    </style:style>
    <style:style style:name="T209" style:family="text">
      <style:text-properties style:use-window-font-color="true" officeooo:rsid="010f38a8"/>
    </style:style>
    <style:style style:name="T210" style:family="text">
      <style:text-properties style:use-window-font-color="true" officeooo:rsid="0110c1de"/>
    </style:style>
    <style:style style:name="T211" style:family="text">
      <style:text-properties style:use-window-font-color="true" officeooo:rsid="013ddfc0"/>
    </style:style>
    <style:style style:name="T212" style:family="text">
      <style:text-properties style:use-window-font-color="true" fo:font-weight="bold" style:font-weight-asian="bold" style:font-weight-complex="bold"/>
    </style:style>
    <style:style style:name="T213" style:family="text">
      <style:text-properties style:use-window-font-color="true" fo:font-weight="bold" officeooo:rsid="013ddfc0" style:font-weight-asian="bold" style:font-weight-complex="bold"/>
    </style:style>
    <style:style style:name="T214" style:family="text">
      <style:text-properties style:use-window-font-color="true" fo:font-weight="bold" officeooo:rsid="0140086d" style:font-weight-asian="bold" style:font-weight-complex="bold"/>
    </style:style>
    <style:style style:name="T215" style:family="text">
      <style:text-properties style:use-window-font-color="true" fo:font-weight="bold" officeooo:rsid="014818a8" style:font-weight-asian="bold" style:font-weight-complex="bold"/>
    </style:style>
    <style:style style:name="T216" style:family="text">
      <style:text-properties style:use-window-font-color="true" officeooo:rsid="0141ae5e"/>
    </style:style>
    <style:style style:name="T217" style:family="text">
      <style:text-properties style:use-window-font-color="true" officeooo:rsid="014b75d0"/>
    </style:style>
    <style:style style:name="T218" style:family="text">
      <style:text-properties style:use-window-font-color="true" officeooo:rsid="014818a8"/>
    </style:style>
    <style:style style:name="T219" style:family="text">
      <style:text-properties style:use-window-font-color="true" style:text-underline-style="solid" style:text-underline-width="auto" style:text-underline-color="font-color"/>
    </style:style>
    <style:style style:name="T220" style:family="text">
      <style:text-properties officeooo:rsid="007fd98a"/>
    </style:style>
    <style:style style:name="T221" style:family="text">
      <style:text-properties officeooo:rsid="0081b142"/>
    </style:style>
    <style:style style:name="T222" style:family="text">
      <style:text-properties officeooo:rsid="0082e30a"/>
    </style:style>
    <style:style style:name="T223" style:family="text">
      <style:text-properties officeooo:rsid="008909b1"/>
    </style:style>
    <style:style style:name="T224" style:family="text">
      <style:text-properties officeooo:rsid="008fde9c"/>
    </style:style>
    <style:style style:name="T225" style:family="text">
      <style:text-properties officeooo:rsid="0091b213"/>
    </style:style>
    <style:style style:name="T226" style:family="text">
      <style:text-properties officeooo:rsid="00936952"/>
    </style:style>
    <style:style style:name="T227" style:family="text">
      <style:text-properties officeooo:rsid="00940908"/>
    </style:style>
    <style:style style:name="T228" style:family="text">
      <style:text-properties officeooo:rsid="009600b6"/>
    </style:style>
    <style:style style:name="T229" style:family="text">
      <style:text-properties officeooo:rsid="0097a1b6"/>
    </style:style>
    <style:style style:name="T230" style:family="text">
      <style:text-properties officeooo:rsid="0083140b"/>
    </style:style>
    <style:style style:name="T231" style:family="text">
      <style:text-properties officeooo:rsid="009bf1d4"/>
    </style:style>
    <style:style style:name="T232" style:family="text">
      <style:text-properties officeooo:rsid="009bfb06"/>
    </style:style>
    <style:style style:name="T233" style:family="text">
      <style:text-properties officeooo:rsid="001f49d4"/>
    </style:style>
    <style:style style:name="T234" style:family="text">
      <style:text-properties officeooo:rsid="009da783"/>
    </style:style>
    <style:style style:name="T235" style:family="text">
      <style:text-properties officeooo:rsid="00188e61"/>
    </style:style>
    <style:style style:name="T236" style:family="text">
      <style:text-properties officeooo:rsid="009e97f3"/>
    </style:style>
    <style:style style:name="T237" style:family="text">
      <style:text-properties officeooo:rsid="0028ac76"/>
    </style:style>
    <style:style style:name="T238" style:family="text">
      <style:text-properties officeooo:rsid="009ef892"/>
    </style:style>
    <style:style style:name="T239" style:family="text">
      <style:text-properties officeooo:rsid="00a1b2bb"/>
    </style:style>
    <style:style style:name="T240" style:family="text">
      <style:text-properties officeooo:rsid="00a38197"/>
    </style:style>
    <style:style style:name="T241" style:family="text">
      <style:text-properties officeooo:rsid="00a4ffd5"/>
    </style:style>
    <style:style style:name="T242" style:family="text">
      <style:text-properties officeooo:rsid="00a6fc39"/>
    </style:style>
    <style:style style:name="T243" style:family="text">
      <style:text-properties fo:font-style="normal" style:font-style-asian="normal" style:font-style-complex="normal"/>
    </style:style>
    <style:style style:name="T244" style:family="text">
      <style:text-properties fo:font-style="normal" officeooo:rsid="00a73331" style:font-style-asian="normal" style:font-style-complex="normal"/>
    </style:style>
    <style:style style:name="T245" style:family="text">
      <style:text-properties fo:font-style="normal" officeooo:rsid="00a864ca" style:font-style-asian="normal" style:font-style-complex="normal"/>
    </style:style>
    <style:style style:name="T246" style:family="text">
      <style:text-properties fo:font-style="normal" officeooo:rsid="00e40438" style:font-style-asian="normal" style:font-style-complex="normal"/>
    </style:style>
    <style:style style:name="T247" style:family="text">
      <style:text-properties fo:font-style="normal" officeooo:rsid="00eb0770" style:font-style-asian="normal" style:font-style-complex="normal"/>
    </style:style>
    <style:style style:name="T248" style:family="text">
      <style:text-properties fo:font-style="normal" officeooo:rsid="00ebd6e4" style:font-style-asian="normal" style:font-style-complex="normal"/>
    </style:style>
    <style:style style:name="T249" style:family="text">
      <style:text-properties fo:font-style="normal" officeooo:rsid="00f12a74" style:font-style-asian="normal" style:font-style-complex="normal"/>
    </style:style>
    <style:style style:name="T250" style:family="text">
      <style:text-properties fo:font-style="normal" officeooo:rsid="00d58808" style:font-style-asian="normal" style:font-style-complex="normal"/>
    </style:style>
    <style:style style:name="T251" style:family="text">
      <style:text-properties fo:font-style="normal" officeooo:rsid="00d6098b" style:font-style-asian="normal" style:font-style-complex="normal"/>
    </style:style>
    <style:style style:name="T252" style:family="text">
      <style:text-properties fo:font-style="normal" officeooo:rsid="00f3e97e" style:font-style-asian="normal" style:font-style-complex="normal"/>
    </style:style>
    <style:style style:name="T253" style:family="text">
      <style:text-properties fo:font-style="normal" officeooo:rsid="00f58c93" style:font-style-asian="normal" style:font-style-complex="normal"/>
    </style:style>
    <style:style style:name="T254" style:family="text">
      <style:text-properties fo:font-style="normal" officeooo:rsid="00ee8692" style:font-style-asian="normal" style:font-style-complex="normal"/>
    </style:style>
    <style:style style:name="T255" style:family="text">
      <style:text-properties fo:font-style="normal" officeooo:rsid="010a99ca" style:font-style-asian="normal" style:font-style-complex="normal"/>
    </style:style>
    <style:style style:name="T256" style:family="text">
      <style:text-properties fo:font-style="normal" officeooo:rsid="0116ddb3" style:font-style-asian="normal" style:font-style-complex="normal"/>
    </style:style>
    <style:style style:name="T257" style:family="text">
      <style:text-properties fo:font-style="normal" officeooo:rsid="00e7346c" style:font-style-asian="normal" style:font-style-complex="normal"/>
    </style:style>
    <style:style style:name="T258" style:family="text">
      <style:text-properties fo:font-style="normal" officeooo:rsid="01182403" style:font-style-asian="normal" style:font-style-complex="normal"/>
    </style:style>
    <style:style style:name="T259" style:family="text">
      <style:text-properties fo:font-style="normal" officeooo:rsid="0125223e" style:font-style-asian="normal" style:font-style-complex="normal"/>
    </style:style>
    <style:style style:name="T260" style:family="text">
      <style:text-properties fo:font-style="normal" officeooo:rsid="01261c02" style:font-style-asian="normal" style:font-style-complex="normal"/>
    </style:style>
    <style:style style:name="T261" style:family="text">
      <style:text-properties fo:font-style="normal" officeooo:rsid="0126b205" style:font-style-asian="normal" style:font-style-complex="normal"/>
    </style:style>
    <style:style style:name="T262" style:family="text">
      <style:text-properties fo:font-style="normal" officeooo:rsid="013758de" style:font-style-asian="normal" style:font-style-complex="normal"/>
    </style:style>
    <style:style style:name="T263" style:family="text">
      <style:text-properties fo:font-style="normal" officeooo:rsid="0162a1a6" style:font-style-asian="normal" style:font-style-complex="normal"/>
    </style:style>
    <style:style style:name="T264" style:family="text">
      <style:text-properties fo:font-style="normal" officeooo:rsid="018f40a0" style:font-style-asian="normal" style:font-style-complex="normal"/>
    </style:style>
    <style:style style:name="T265" style:family="text">
      <style:text-properties fo:font-style="normal" officeooo:rsid="01a0f13a" style:font-style-asian="normal" style:font-style-complex="normal"/>
    </style:style>
    <style:style style:name="T266" style:family="text">
      <style:text-properties fo:font-style="normal" officeooo:rsid="01a1beec" style:font-style-asian="normal" style:font-style-complex="normal"/>
    </style:style>
    <style:style style:name="T267" style:family="text">
      <style:text-properties fo:font-style="normal" officeooo:rsid="01a2bd00" style:font-style-asian="normal" style:font-style-complex="normal"/>
    </style:style>
    <style:style style:name="T268" style:family="text">
      <style:text-properties fo:font-style="normal" officeooo:rsid="01a2da39" style:font-style-asian="normal" style:font-style-complex="normal"/>
    </style:style>
    <style:style style:name="T269" style:family="text">
      <style:text-properties fo:font-style="normal" officeooo:rsid="01aadf3f" style:font-style-asian="normal" style:font-style-complex="normal"/>
    </style:style>
    <style:style style:name="T270" style:family="text">
      <style:text-properties fo:font-style="normal" officeooo:rsid="01b07b18" style:font-style-asian="normal" style:font-style-complex="normal"/>
    </style:style>
    <style:style style:name="T271" style:family="text">
      <style:text-properties fo:font-style="normal" officeooo:rsid="01b6f093" style:font-style-asian="normal" style:font-style-complex="normal"/>
    </style:style>
    <style:style style:name="T272" style:family="text">
      <style:text-properties fo:font-style="normal" officeooo:rsid="01b82811" style:font-style-asian="normal" style:font-style-complex="normal"/>
    </style:style>
    <style:style style:name="T273" style:family="text">
      <style:text-properties fo:font-style="normal" officeooo:rsid="01ba3f78" style:font-style-asian="normal" style:font-style-complex="normal"/>
    </style:style>
    <style:style style:name="T274" style:family="text">
      <style:text-properties fo:font-style="normal" officeooo:rsid="01bc7f93" style:font-style-asian="normal" style:font-style-complex="normal"/>
    </style:style>
    <style:style style:name="T275" style:family="text">
      <style:text-properties fo:font-style="normal" officeooo:rsid="01bef01a" style:font-style-asian="normal" style:font-style-complex="normal"/>
    </style:style>
    <style:style style:name="T276" style:family="text">
      <style:text-properties fo:font-style="normal" officeooo:rsid="01c61e19" style:font-style-asian="normal" style:font-style-complex="normal"/>
    </style:style>
    <style:style style:name="T277" style:family="text">
      <style:text-properties fo:font-style="normal" officeooo:rsid="01c778ad" style:font-style-asian="normal" style:font-style-complex="normal"/>
    </style:style>
    <style:style style:name="T278" style:family="text">
      <style:text-properties fo:font-style="normal" officeooo:rsid="01c8a948" style:font-style-asian="normal" style:font-style-complex="normal"/>
    </style:style>
    <style:style style:name="T279" style:family="text">
      <style:text-properties fo:font-style="normal" officeooo:rsid="01e0794a" style:font-style-asian="normal" style:font-style-complex="normal"/>
    </style:style>
    <style:style style:name="T280" style:family="text">
      <style:text-properties fo:font-style="normal" officeooo:rsid="01dcb337" style:font-style-asian="normal" style:font-style-complex="normal"/>
    </style:style>
    <style:style style:name="T281" style:family="text">
      <style:text-properties fo:font-style="normal" officeooo:rsid="01e49296" style:font-style-asian="normal" style:font-style-complex="normal"/>
    </style:style>
    <style:style style:name="T282" style:family="text">
      <style:text-properties fo:font-style="normal" officeooo:rsid="01ddcfdf" style:font-style-asian="normal" style:font-style-complex="normal"/>
    </style:style>
    <style:style style:name="T283" style:family="text">
      <style:text-properties fo:font-style="normal" officeooo:rsid="01fcf735" style:font-style-asian="normal" style:font-style-complex="normal"/>
    </style:style>
    <style:style style:name="T284" style:family="text">
      <style:text-properties fo:font-style="normal" officeooo:rsid="01eebdc2" style:font-style-asian="normal" style:font-style-complex="normal"/>
    </style:style>
    <style:style style:name="T285" style:family="text">
      <style:text-properties fo:font-style="normal" officeooo:rsid="0208988e" style:font-style-asian="normal" style:font-style-complex="normal"/>
    </style:style>
    <style:style style:name="T286" style:family="text">
      <style:text-properties fo:font-style="normal" officeooo:rsid="020b4579" style:font-style-asian="normal" style:font-style-complex="normal"/>
    </style:style>
    <style:style style:name="T287" style:family="text">
      <style:text-properties fo:font-style="normal" officeooo:rsid="020ca262" style:font-style-asian="normal" style:font-style-complex="normal"/>
    </style:style>
    <style:style style:name="T288" style:family="text">
      <style:text-properties fo:font-style="normal" officeooo:rsid="020f6fa6" style:font-style-asian="normal" style:font-style-complex="normal"/>
    </style:style>
    <style:style style:name="T289" style:family="text">
      <style:text-properties fo:font-style="normal" officeooo:rsid="021163ff" style:font-style-asian="normal" style:font-style-complex="normal"/>
    </style:style>
    <style:style style:name="T290" style:family="text">
      <style:text-properties fo:font-style="normal" officeooo:rsid="02168352" style:font-style-asian="normal" style:font-style-complex="normal"/>
    </style:style>
    <style:style style:name="T291" style:family="text">
      <style:text-properties fo:font-style="normal" officeooo:rsid="0216fe3f" style:font-style-asian="normal" style:font-style-complex="normal"/>
    </style:style>
    <style:style style:name="T292" style:family="text">
      <style:text-properties fo:font-style="normal" officeooo:rsid="021a325c" style:font-style-asian="normal" style:font-style-complex="normal"/>
    </style:style>
    <style:style style:name="T293" style:family="text">
      <style:text-properties fo:font-style="normal" officeooo:rsid="0219e33a" style:font-style-asian="normal" style:font-style-complex="normal"/>
    </style:style>
    <style:style style:name="T294" style:family="text">
      <style:text-properties fo:font-style="normal" officeooo:rsid="021b878c" style:font-style-asian="normal" style:font-style-complex="normal"/>
    </style:style>
    <style:style style:name="T295" style:family="text">
      <style:text-properties fo:font-style="normal" officeooo:rsid="021d360e" style:font-style-asian="normal" style:font-style-complex="normal"/>
    </style:style>
    <style:style style:name="T296" style:family="text">
      <style:text-properties fo:font-style="normal" officeooo:rsid="022be1a2" style:font-style-asian="normal" style:font-style-complex="normal"/>
    </style:style>
    <style:style style:name="T297" style:family="text">
      <style:text-properties fo:font-style="normal" officeooo:rsid="022aa701" style:font-style-asian="normal" style:font-style-complex="normal"/>
    </style:style>
    <style:style style:name="T298" style:family="text">
      <style:text-properties fo:font-style="normal" officeooo:rsid="022e2006" style:font-style-asian="normal" style:font-style-complex="normal"/>
    </style:style>
    <style:style style:name="T299" style:family="text">
      <style:text-properties fo:font-style="normal" officeooo:rsid="022e3571" style:font-style-asian="normal" style:font-style-complex="normal"/>
    </style:style>
    <style:style style:name="T300" style:family="text">
      <style:text-properties fo:font-style="normal" officeooo:rsid="0226309a" style:font-style-asian="normal" style:font-style-complex="normal"/>
    </style:style>
    <style:style style:name="T301" style:family="text">
      <style:text-properties fo:font-style="normal" officeooo:rsid="022e4b63" style:font-style-asian="normal" style:font-style-complex="normal"/>
    </style:style>
    <style:style style:name="T302" style:family="text">
      <style:text-properties fo:font-style="normal" officeooo:rsid="0233d432" style:font-style-asian="normal" style:font-style-complex="normal"/>
    </style:style>
    <style:style style:name="T303" style:family="text">
      <style:text-properties fo:font-style="normal" officeooo:rsid="02361ee6" style:font-style-asian="normal" style:font-style-complex="normal"/>
    </style:style>
    <style:style style:name="T304" style:family="text">
      <style:text-properties fo:font-style="normal" officeooo:rsid="02379d62" style:font-style-asian="normal" style:font-style-complex="normal"/>
    </style:style>
    <style:style style:name="T305" style:family="text">
      <style:text-properties fo:font-style="normal" officeooo:rsid="02388766" style:font-style-asian="normal" style:font-style-complex="normal"/>
    </style:style>
    <style:style style:name="T306" style:family="text">
      <style:text-properties fo:font-style="normal" officeooo:rsid="0239fde1" style:font-style-asian="normal" style:font-style-complex="normal"/>
    </style:style>
    <style:style style:name="T307" style:family="text">
      <style:text-properties fo:font-style="normal" officeooo:rsid="0239a029" style:font-style-asian="normal" style:font-style-complex="normal"/>
    </style:style>
    <style:style style:name="T308" style:family="text">
      <style:text-properties fo:font-style="normal" officeooo:rsid="023b505d" style:font-style-asian="normal" style:font-style-complex="normal"/>
    </style:style>
    <style:style style:name="T309" style:family="text">
      <style:text-properties fo:font-style="normal" officeooo:rsid="023cf6c9" style:font-style-asian="normal" style:font-style-complex="normal"/>
    </style:style>
    <style:style style:name="T310" style:family="text">
      <style:text-properties fo:font-style="normal" officeooo:rsid="0242d14c" style:font-style-asian="normal" style:font-style-complex="normal"/>
    </style:style>
    <style:style style:name="T311" style:family="text">
      <style:text-properties fo:font-style="normal" officeooo:rsid="0244b51e" style:font-style-asian="normal" style:font-style-complex="normal"/>
    </style:style>
    <style:style style:name="T312" style:family="text">
      <style:text-properties fo:font-style="normal" officeooo:rsid="02464f89" style:font-style-asian="normal" style:font-style-complex="normal"/>
    </style:style>
    <style:style style:name="T313" style:family="text">
      <style:text-properties fo:font-style="normal" officeooo:rsid="0248313e" style:font-style-asian="normal" style:font-style-complex="normal"/>
    </style:style>
    <style:style style:name="T314" style:family="text">
      <style:text-properties fo:font-style="normal" officeooo:rsid="024888ae" style:font-style-asian="normal" style:font-style-complex="normal"/>
    </style:style>
    <style:style style:name="T315" style:family="text">
      <style:text-properties fo:font-style="normal" officeooo:rsid="024980dc" style:font-style-asian="normal" style:font-style-complex="normal"/>
    </style:style>
    <style:style style:name="T316" style:family="text">
      <style:text-properties fo:font-style="normal" officeooo:rsid="024ee7c9" style:font-style-asian="normal" style:font-style-complex="normal"/>
    </style:style>
    <style:style style:name="T317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318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321" style:family="text">
      <style:text-properties fo:font-style="normal" style:text-underline-style="none" officeooo:rsid="0244b51e" style:font-style-asian="normal" style:font-style-complex="normal"/>
    </style:style>
    <style:style style:name="T322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6738e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359" style:family="text">
      <style:text-properties officeooo:rsid="00a9eb52"/>
    </style:style>
    <style:style style:name="T360" style:family="text">
      <style:text-properties officeooo:rsid="0041315f"/>
    </style:style>
    <style:style style:name="T361" style:family="text">
      <style:text-properties officeooo:rsid="00abdb64"/>
    </style:style>
    <style:style style:name="T362" style:family="text">
      <style:text-properties officeooo:rsid="00aea48b"/>
    </style:style>
    <style:style style:name="T363" style:family="text">
      <style:text-properties officeooo:rsid="00b56a82"/>
    </style:style>
    <style:style style:name="T364" style:family="text">
      <style:text-properties officeooo:rsid="00b87274"/>
    </style:style>
    <style:style style:name="T365" style:family="text">
      <style:text-properties officeooo:rsid="00b9b7b2"/>
    </style:style>
    <style:style style:name="T366" style:family="text">
      <style:text-properties officeooo:rsid="00baaa8f"/>
    </style:style>
    <style:style style:name="T367" style:family="text">
      <style:text-properties officeooo:rsid="00bd40d6"/>
    </style:style>
    <style:style style:name="T368" style:family="text">
      <style:text-properties officeooo:rsid="00bf6ad5"/>
    </style:style>
    <style:style style:name="T369" style:family="text">
      <style:text-properties officeooo:rsid="00186c08"/>
    </style:style>
    <style:style style:name="T370" style:family="text">
      <style:text-properties officeooo:rsid="00c752f4"/>
    </style:style>
    <style:style style:name="T371" style:family="text">
      <style:text-properties officeooo:rsid="00c8bca2"/>
    </style:style>
    <style:style style:name="T372" style:family="text">
      <style:text-properties officeooo:rsid="00c90504"/>
    </style:style>
    <style:style style:name="T373" style:family="text">
      <style:text-properties officeooo:rsid="00c9f361"/>
    </style:style>
    <style:style style:name="T374" style:family="text">
      <style:text-properties officeooo:rsid="00cd3655"/>
    </style:style>
    <style:style style:name="T375" style:family="text">
      <style:text-properties officeooo:rsid="00cde4ff"/>
    </style:style>
    <style:style style:name="T376" style:family="text">
      <style:text-properties officeooo:rsid="00cedaef"/>
    </style:style>
    <style:style style:name="T377" style:family="text">
      <style:text-properties officeooo:rsid="00cf36db"/>
    </style:style>
    <style:style style:name="T378" style:family="text">
      <style:text-properties officeooo:rsid="00d0573d"/>
    </style:style>
    <style:style style:name="T379" style:family="text">
      <style:text-properties officeooo:rsid="00d58808"/>
    </style:style>
    <style:style style:name="T380" style:family="text">
      <style:text-properties officeooo:rsid="00d6098b"/>
    </style:style>
    <style:style style:name="T381" style:family="text">
      <style:text-properties officeooo:rsid="00d76e33"/>
    </style:style>
    <style:style style:name="T382" style:family="text">
      <style:text-properties officeooo:rsid="00da4493"/>
    </style:style>
    <style:style style:name="T383" style:family="text">
      <style:text-properties officeooo:rsid="00dbdbe5"/>
    </style:style>
    <style:style style:name="T384" style:family="text">
      <style:text-properties officeooo:rsid="00df0165"/>
    </style:style>
    <style:style style:name="T385" style:family="text">
      <style:text-properties officeooo:rsid="00e1c67a"/>
    </style:style>
    <style:style style:name="T386" style:family="text">
      <style:text-properties officeooo:rsid="00e320af"/>
    </style:style>
    <style:style style:name="T387" style:family="text">
      <style:text-properties officeooo:rsid="00f2d0b5"/>
    </style:style>
    <style:style style:name="T388" style:family="text">
      <style:text-properties officeooo:rsid="00f3e97e"/>
    </style:style>
    <style:style style:name="T389" style:family="text">
      <style:text-properties officeooo:rsid="00f58c93"/>
    </style:style>
    <style:style style:name="T390" style:family="text">
      <style:text-properties officeooo:rsid="00fb4b50"/>
    </style:style>
    <style:style style:name="T391" style:family="text">
      <style:text-properties officeooo:rsid="00fb5341"/>
    </style:style>
    <style:style style:name="T392" style:family="text">
      <style:text-properties officeooo:rsid="01045e2b"/>
    </style:style>
    <style:style style:name="T393" style:family="text">
      <style:text-properties officeooo:rsid="010a99ca"/>
    </style:style>
    <style:style style:name="T394" style:family="text">
      <style:text-properties officeooo:rsid="010d4e88"/>
    </style:style>
    <style:style style:name="T395" style:family="text">
      <style:text-properties officeooo:rsid="010e5d05"/>
    </style:style>
    <style:style style:name="T396" style:family="text">
      <style:text-properties officeooo:rsid="010ebfd9"/>
    </style:style>
    <style:style style:name="T397" style:family="text">
      <style:text-properties officeooo:rsid="010f38a8"/>
    </style:style>
    <style:style style:name="T398" style:family="text">
      <style:text-properties officeooo:rsid="010f9373"/>
    </style:style>
    <style:style style:name="T399" style:family="text">
      <style:text-properties officeooo:rsid="01114cd3"/>
    </style:style>
    <style:style style:name="T400" style:family="text">
      <style:text-properties officeooo:rsid="0120299d"/>
    </style:style>
    <style:style style:name="T401" style:family="text">
      <style:text-properties officeooo:rsid="0125223e"/>
    </style:style>
    <style:style style:name="T402" style:family="text">
      <style:text-properties officeooo:rsid="01261c02"/>
    </style:style>
    <style:style style:name="T403" style:family="text">
      <style:text-properties officeooo:rsid="0126b205"/>
    </style:style>
    <style:style style:name="T404" style:family="text">
      <style:text-properties officeooo:rsid="0101a62b"/>
    </style:style>
    <style:style style:name="T405" style:family="text">
      <style:text-properties officeooo:rsid="0134762b"/>
    </style:style>
    <style:style style:name="T406" style:family="text">
      <style:text-properties officeooo:rsid="013b4b0d"/>
    </style:style>
    <style:style style:name="T407" style:family="text">
      <style:text-properties officeooo:rsid="014206ec"/>
    </style:style>
    <style:style style:name="T408" style:family="text">
      <style:text-properties officeooo:rsid="0146afb0"/>
    </style:style>
    <style:style style:name="T409" style:family="text">
      <style:text-properties style:text-underline-style="solid" style:text-underline-width="auto" style:text-underline-color="font-color"/>
    </style:style>
    <style:style style:name="T410" style:family="text">
      <style:text-properties style:text-underline-style="solid" style:text-underline-width="auto" style:text-underline-color="font-color" officeooo:rsid="024888ae"/>
    </style:style>
    <style:style style:name="T411" style:family="text">
      <style:text-properties style:text-underline-style="solid" style:text-underline-width="auto" style:text-underline-color="font-color" officeooo:rsid="0255b347"/>
    </style:style>
    <style:style style:name="T412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13" style:family="text">
      <style:text-properties officeooo:rsid="014e8694"/>
    </style:style>
    <style:style style:name="T414" style:family="text">
      <style:text-properties officeooo:rsid="014e87b3"/>
    </style:style>
    <style:style style:name="T415" style:family="text">
      <style:text-properties officeooo:rsid="0152a0f8"/>
    </style:style>
    <style:style style:name="T416" style:family="text">
      <style:text-properties officeooo:rsid="015557e4"/>
    </style:style>
    <style:style style:name="T417" style:family="text">
      <style:text-properties officeooo:rsid="0158fb6f"/>
    </style:style>
    <style:style style:name="T418" style:family="text">
      <style:text-properties officeooo:rsid="015aae8f"/>
    </style:style>
    <style:style style:name="T419" style:family="text">
      <style:text-properties officeooo:rsid="0163f9a4"/>
    </style:style>
    <style:style style:name="T420" style:family="text">
      <style:text-properties officeooo:rsid="0184468d"/>
    </style:style>
    <style:style style:name="T421" style:family="text">
      <style:text-properties officeooo:rsid="0193b3df"/>
    </style:style>
    <style:style style:name="T422" style:family="text">
      <style:text-properties officeooo:rsid="019715a7"/>
    </style:style>
    <style:style style:name="T423" style:family="text">
      <style:text-properties officeooo:rsid="0199659b"/>
    </style:style>
    <style:style style:name="T424" style:family="text">
      <style:text-properties officeooo:rsid="019e8d3a"/>
    </style:style>
    <style:style style:name="T425" style:family="text">
      <style:text-properties officeooo:rsid="01a0f13a"/>
    </style:style>
    <style:style style:name="T426" style:family="text">
      <style:text-properties officeooo:rsid="01a2da39"/>
    </style:style>
    <style:style style:name="T427" style:family="text">
      <style:text-properties officeooo:rsid="01a8c651"/>
    </style:style>
    <style:style style:name="T428" style:family="text">
      <style:text-properties officeooo:rsid="01b07b18"/>
    </style:style>
    <style:style style:name="T429" style:family="text">
      <style:text-properties officeooo:rsid="01b82811"/>
    </style:style>
    <style:style style:name="T430" style:family="text">
      <style:text-properties officeooo:rsid="01b85cfd"/>
    </style:style>
    <style:style style:name="T431" style:family="text">
      <style:text-properties officeooo:rsid="01bef01a"/>
    </style:style>
    <style:style style:name="T432" style:family="text">
      <style:text-properties officeooo:rsid="01bf51fc"/>
    </style:style>
    <style:style style:name="T433" style:family="text">
      <style:text-properties officeooo:rsid="01c0a50b"/>
    </style:style>
    <style:style style:name="T434" style:family="text">
      <style:text-properties officeooo:rsid="01c2d2e7"/>
    </style:style>
    <style:style style:name="T435" style:family="text">
      <style:text-properties officeooo:rsid="01c3f677"/>
    </style:style>
    <style:style style:name="T436" style:family="text">
      <style:text-properties officeooo:rsid="01d3a7f4"/>
    </style:style>
    <style:style style:name="T437" style:family="text">
      <style:text-properties officeooo:rsid="01d3e392"/>
    </style:style>
    <style:style style:name="T438" style:family="text">
      <style:text-properties officeooo:rsid="01d5a150"/>
    </style:style>
    <style:style style:name="T439" style:family="text">
      <style:text-properties officeooo:rsid="01e0794a"/>
    </style:style>
    <style:style style:name="T440" style:family="text">
      <style:text-properties officeooo:rsid="01ec95f7"/>
    </style:style>
    <style:style style:name="T441" style:family="text">
      <style:text-properties officeooo:rsid="01fcf735"/>
    </style:style>
    <style:style style:name="T442" style:family="text">
      <style:text-properties officeooo:rsid="020444c4"/>
    </style:style>
    <style:style style:name="T443" style:family="text">
      <style:text-properties officeooo:rsid="020f6fa6"/>
    </style:style>
    <style:style style:name="T444" style:family="text">
      <style:text-properties officeooo:rsid="021163ff"/>
    </style:style>
    <style:style style:name="T445" style:family="text">
      <style:text-properties officeooo:rsid="02168352"/>
    </style:style>
    <style:style style:name="T446" style:family="text">
      <style:text-properties officeooo:rsid="0216fe3f"/>
    </style:style>
    <style:style style:name="T447" style:family="text">
      <style:text-properties officeooo:rsid="02170c4f"/>
    </style:style>
    <style:style style:name="T448" style:family="text">
      <style:text-properties officeooo:rsid="021a325c"/>
    </style:style>
    <style:style style:name="T449" style:family="text">
      <style:text-properties officeooo:rsid="021fed69"/>
    </style:style>
    <style:style style:name="T450" style:family="text">
      <style:text-properties officeooo:rsid="0223d236"/>
    </style:style>
    <style:style style:name="T451" style:family="text">
      <style:text-properties officeooo:rsid="0226309a"/>
    </style:style>
    <style:style style:name="T452" style:family="text">
      <style:text-properties officeooo:rsid="022be1a2"/>
    </style:style>
    <style:style style:name="T453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454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45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56" style:family="text">
      <style:text-properties officeooo:rsid="0239a029"/>
    </style:style>
    <style:style style:name="T457" style:family="text">
      <style:text-properties officeooo:rsid="0239fde1"/>
    </style:style>
    <style:style style:name="T458" style:family="text">
      <style:text-properties officeooo:rsid="023cf6c9"/>
    </style:style>
    <style:style style:name="T459" style:family="text">
      <style:text-properties officeooo:rsid="023cfeda"/>
    </style:style>
    <style:style style:name="T460" style:family="text">
      <style:text-properties officeooo:rsid="02403027"/>
    </style:style>
    <style:style style:name="T461" style:family="text">
      <style:text-properties officeooo:rsid="02420803"/>
    </style:style>
    <style:style style:name="T462" style:family="text">
      <style:text-properties officeooo:rsid="024888ae"/>
    </style:style>
    <style:style style:name="T463" style:family="text">
      <style:text-properties officeooo:rsid="024980dc"/>
    </style:style>
    <style:style style:name="T464" style:family="text">
      <style:text-properties officeooo:rsid="024bb64b"/>
    </style:style>
    <style:style style:name="T465" style:family="text">
      <style:text-properties officeooo:rsid="0250167c"/>
    </style:style>
    <style:style style:name="T466" style:family="text">
      <style:text-properties officeooo:rsid="025ca15a"/>
    </style:style>
    <style:style style:name="T467" style:family="text">
      <style:text-properties officeooo:rsid="02734a54"/>
    </style:style>
    <style:style style:name="T468" style:family="text">
      <style:text-properties officeooo:rsid="027a81b3"/>
    </style:style>
    <style:style style:name="T469" style:family="text">
      <style:text-properties officeooo:rsid="027c2ca3"/>
    </style:style>
    <style:style style:name="T470" style:family="text">
      <style:text-properties officeooo:rsid="027dcd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62">Present Simple</text:p>
      <text:p text:style-name="P1"/>
      <text:p text:style-name="P462"><text:span text:style-name="T408">М</text:span><text:span text:style-name="T1">аячки времени:</text:span></text:p>
      <text:list xml:id="list2977404515" text:style-name="L1">
        <text:list-item>
          <text:p text:style-name="P511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200">Present Continuous</text:p>
      <text:p text:style-name="P199"/>
      <text:p text:style-name="P454"><text:span text:style-name="T369">Глагол в </text:span><text:span text:style-name="T120">форме </text:span><text:span text:style-name="T369">Continuous, англоговорящие воспринимают как причастие.</text:span></text:p>
      <text:p text:style-name="P9"/>
      <text:p text:style-name="P464"><text:span text:style-name="T408">М</text:span>аячки времени:</text:p>
      <text:list xml:id="list787021580" text:style-name="L2">
        <text:list-item>
          <text:p text:style-name="P513">listen — послушай;</text:p>
        </text:list-item>
        <text:list-item>
          <text:p text:style-name="P513">currently — в текущий момент;</text:p>
        </text:list-item>
      </text:list>
      <text:p text:style-name="P10"/>
      <text:p text:style-name="P147"><text:span text:style-name="T4">Present Continuos может передавать скрытое </text:span><text:span text:style-name="T27">значение</text:span><text:span text:style-name="T4">:</text:span></text:p>
      <text:list xml:id="list3510596356" text:style-name="L3">
        <text:list-item>
          <text:p text:style-name="P519">кто-то вовлечен в процесс, хотя прямо сейчас им не занимается;</text:p>
        </text:list-item>
        <text:list-item>
          <text:p text:style-name="P519">ситуация меняется, она не статична;</text:p>
        </text:list-item>
        <text:list-item>
          <text:p text:style-name="P519">сегодня что-то происходит не так, как происходит обычно;</text:p>
        </text:list-item>
        <text:list-item>
          <text:p text:style-name="P518"><text:span text:style-name="T4">кто-то говорит о </text:span><text:span text:style-name="T29">регулярном </text:span><text:span text:style-name="T4">де</text:span><text:span text:style-name="T27">й</text:span><text:span text:style-name="T4">ствии с раздражением;</text:span></text:p>
        </text:list-item>
      </text:list>
      <text:p text:style-name="P16"/>
      <text:p text:style-name="P11"><text:span text:style-name="T30">Ron </text:span><text:span text:style-name="T51">is trying</text:span><text:span text:style-name="T30"> to find a well-paid job — Рон </text:span><text:span text:style-name="T51">пытается</text:span><text:span text:style-name="T30"> найти высокооплачеваемую работу </text:span></text:p>
      <text:p text:style-name="P455"><text:span text:style-name="T35">(</text:span><text:span text:style-name="T36">он</text:span><text:span text:style-name="T35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459"><text:span text:style-name="T31">His English </text:span><text:span text:style-name="T52">isn`t improving</text:span><text:span text:style-name="T31"> through he studies hard — Его английский </text:span><text:span text:style-name="T52">не улучшается</text:span><text:span text:style-name="T31">, </text:span></text:p>
      <text:p text:style-name="P459"><text:span text:style-name="T31">хотя он много занимается (</text:span><text:span text:style-name="T32">хотя ситуация и нестатична, она не меняется</text:span><text:span text:style-name="T31">).</text:span></text:p>
      <text:p text:style-name="P19"/>
      <text:p text:style-name="P21"><text:span text:style-name="T233">He </text:span><text:span text:style-name="T9">isn`t wearing</text:span><text:span text:style-name="T233"> his favorite cap today, that`s strange — Он </text:span><text:span text:style-name="T9">не носит</text:span><text:span text:style-name="T233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460"><text:span text:style-name="T31">He </text:span><text:span text:style-name="T52">isn`t doing</text:span><text:span text:style-name="T31"> his homework again! </text:span><text:span text:style-name="T37">—</text:span><text:span text:style-name="T31"> Он опять </text:span><text:span text:style-name="T52">не делает</text:span><text:span text:style-name="T31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466"><text:span text:style-name="T234">Доп</text:span><text:span text:style-name="T236">олнительные</text:span><text:span text:style-name="T234"> </text:span><text:span text:style-name="T236">Non-</text:span><text:span text:style-name="T28">Continuous </text:span><text:span text:style-name="T234">г</text:span><text:span text:style-name="T28">лаголы</text:span></text:p>
      <text:p text:style-name="P467"/>
      <text:p text:style-name="P468"><text:span text:style-name="T75">К</text:span> таким глаголам относятся действия, которые невозможно увидеть в процессе.</text:p>
      <text:p text:style-name="P469">Обычно это глаголы состояния.</text:p>
      <text:p text:style-name="P469"/>
      <text:p text:style-name="P469">Глаголы, помогающие выразить мнение (opinion):</text:p>
      <text:list xml:id="list1105984225" text:style-name="L4">
        <text:list-item>
          <text:p text:style-name="P514">assume — полагать;</text:p>
        </text:list-item>
        <text:list-item>
          <text:p text:style-name="P514">consider — считать, полагать;</text:p>
        </text:list-item>
        <text:list-item>
          <text:p text:style-name="P514">find — находить;</text:p>
        </text:list-item>
        <text:list-item>
          <text:p text:style-name="P514">suppose — предполагать;</text:p>
        </text:list-item>
      </text:list>
      <text:p text:style-name="P469"/>
      <text:p text:style-name="P470">Глаголы, помогающие показать состояние мыслей (mental states)</text:p>
      <text:list xml:id="list858550886" text:style-name="L5">
        <text:list-item>
          <text:p text:style-name="P515">mean — иметь в виду;</text:p>
        </text:list-item>
        <text:list-item>
          <text:p text:style-name="P515">notice — замечать, обращать внимание;</text:p>
        </text:list-item>
        <text:list-item>
          <text:p text:style-name="P515">recognise — узнавать;</text:p>
        </text:list-item>
        <text:list-item>
          <text:p text:style-name="P515">remember — помнить;</text:p>
        </text:list-item>
      </text:list>
      <text:p text:style-name="P470"/>
      <text:p text:style-name="P470">Глаголы, выражающие эмоции и желания (emotions/desires):</text:p>
      <text:list xml:id="list1367928375" text:style-name="L6">
        <text:list-item>
          <text:p text:style-name="P516">dislike — не любить, не нравиться;</text:p>
        </text:list-item>
        <text:list-item>
          <text:p text:style-name="P516">envy — завидовать;</text:p>
        </text:list-item>
        <text:list-item>
          <text:p text:style-name="P516">fear — бояться;</text:p>
        </text:list-item>
        <text:list-item>
          <text:p text:style-name="P516">mind — возражать;</text:p>
        </text:list-item>
        <text:list-item>
          <text:p text:style-name="P516">need — нуждаться;</text:p>
        </text:list-item>
        <text:list-item>
          <text:p text:style-name="P516">prefer — предпочитать;</text:p>
        </text:list-item>
        <text:list-item>
          <text:p text:style-name="P516">regret — сожалеть;</text:p>
        </text:list-item>
      </text:list>
      <text:p text:style-name="P463"/>
      <text:p text:style-name="P463">Другие глаголы:</text:p>
      <text:list xml:id="list126402962" text:style-name="L7">
        <text:list-item>
          <text:p text:style-name="P512">be — быть;</text:p>
        </text:list-item>
        <text:list-item>
          <text:p text:style-name="P512">care — быть не безразличным, заботиться;</text:p>
        </text:list-item>
        <text:list-item>
          <text:p text:style-name="P512">contain — содержать;</text:p>
        </text:list-item>
        <text:list-item>
          <text:p text:style-name="P512">cost — стоить, иметь стоимость;</text:p>
        </text:list-item>
        <text:list-item>
          <text:p text:style-name="P512">possess — владеть;</text:p>
        </text:list-item>
        <text:list-item>
          <text:p text:style-name="P512">seem — казаться;</text:p>
        </text:list-item>
        <text:list-item>
          <text:p text:style-name="P512">weigh — весить, иметь вес;</text:p>
        </text:list-item>
      </text:list>
      <text:p text:style-name="P4"/>
      <text:p text:style-name="P158">Глаголы смешанного типа</text:p>
      <text:p text:style-name="P179"/>
      <text:p text:style-name="P179">Они могут быть <text:span text:style-name="T77">как </text:span>нормальными, <text:span text:style-name="T77">так</text:span> и становится non-continuous, в зависимости от того, </text:p>
      <text:p text:style-name="P180"><text:span text:style-name="T237">какой смысл </text:span><text:span text:style-name="T236">передают</text:span><text:span text:style-name="T237"> </text:span><text:span text:style-name="T236">либо</text:span><text:span text:style-name="T237"> когда входят в </text:span><text:span text:style-name="T238">состав</text:span><text:span text:style-name="T237"> устойчивы</text:span><text:span text:style-name="T238">х</text:span><text:span text:style-name="T237"> выражени</text:span><text:span text:style-name="T238">й</text:span><text:span text:style-name="T237">.</text:span></text:p>
      <text:p text:style-name="P18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17779356656">
          <table:table-cell table:style-name="Table1.A1" office:value-type="string">
            <text:p text:style-name="P494">Глагол</text:p>
          </table:table-cell>
          <table:table-cell table:style-name="Table1.A1" office:value-type="string">
            <text:p text:style-name="P494">Non-continuous</text:p>
          </table:table-cell>
          <table:table-cell table:style-name="Table1.C1" office:value-type="string">
            <text:p text:style-name="P494">Нормальный</text:p>
          </table:table-cell>
        </table:table-row>
        <table:table-row table:style-name="TableLine94017779256016">
          <table:table-cell table:style-name="Table1.A2" office:value-type="string">
            <text:p text:style-name="P492">appear</text:p>
          </table:table-cell>
          <table:table-cell table:style-name="Table1.A2" office:value-type="string">
            <text:p text:style-name="P493">в значении «казаться», «являтся»</text:p>
          </table:table-cell>
          <table:table-cell table:style-name="Table1.C2" office:value-type="string">
            <text:p text:style-name="P492">в значении «появляться»</text:p>
          </table:table-cell>
        </table:table-row>
        <table:table-row table:style-name="TableLine94017779287872">
          <table:table-cell table:style-name="Table1.A2" office:value-type="string">
            <text:p text:style-name="P492">have</text:p>
          </table:table-cell>
          <table:table-cell table:style-name="Table1.A2" office:value-type="string">
            <text:p text:style-name="P493">в значении «иметь», «владеть» </text:p>
          </table:table-cell>
          <table:table-cell table:style-name="Table1.C2" office:value-type="string">
            <text:p text:style-name="P492">в устойчивых выражениях</text:p>
          </table:table-cell>
        </table:table-row>
        <table:table-row table:style-name="TableLine94017779291904">
          <table:table-cell table:style-name="Table1.A2" office:value-type="string">
            <text:p text:style-name="P492">look</text:p>
          </table:table-cell>
          <table:table-cell table:style-name="Table1.A2" office:value-type="string">
            <text:p text:style-name="P492">в связке с прилагательным</text:p>
          </table:table-cell>
          <table:table-cell table:style-name="Table1.C2" office:value-type="string">
            <text:p text:style-name="P492">в связке с предлогоми (at, for)</text:p>
          </table:table-cell>
        </table:table-row>
        <table:table-row table:style-name="TableLine94017779295984">
          <table:table-cell table:style-name="Table1.A2" office:value-type="string">
            <text:p text:style-name="P492">miss</text:p>
          </table:table-cell>
          <table:table-cell table:style-name="Table1.A2" office:value-type="string">
            <text:p text:style-name="P492">в значении «скучать»</text:p>
          </table:table-cell>
          <table:table-cell table:style-name="Table1.C2" office:value-type="string">
            <text:p text:style-name="P498"><text:span text:style-name="T76">в значении </text:span>«<text:span text:style-name="T76">пропадать</text:span>»</text:p>
          </table:table-cell>
        </table:table-row>
        <table:table-row table:style-name="TableLine94017779312224">
          <table:table-cell table:style-name="Table1.A2" office:value-type="string">
            <text:p text:style-name="P501">hear</text:p>
          </table:table-cell>
          <table:table-cell table:style-name="Table1.A2" office:value-type="string">
            <text:p text:style-name="P502">в значении «слышать»</text:p>
            <text:p text:style-name="P504">(как физич. возможность)</text:p>
          </table:table-cell>
          <table:table-cell table:style-name="Table1.C2" office:value-type="string">
            <text:p text:style-name="P501">в значении «слышу то, чего не слышат другие» </text:p>
          </table:table-cell>
        </table:table-row>
        <table:table-row table:style-name="TableLine94017779314656">
          <table:table-cell table:style-name="Table1.A2" office:value-type="string">
            <text:p text:style-name="P503">see</text:p>
          </table:table-cell>
          <table:table-cell table:style-name="Table1.A2" office:value-type="string">
            <text:p text:style-name="P503">в значении «видеть»</text:p>
            <text:p text:style-name="P503">(как физич. возможность)</text:p>
          </table:table-cell>
          <table:table-cell table:style-name="Table1.C2" office:value-type="string">
            <text:p text:style-name="P499"><text:span text:style-name="T78">в значении «вижу то, чего не видят другие»; в устойч. </text:span><text:span text:style-name="T122">в</text:span><text:span text:style-name="T78">ыражен.</text:span></text:p>
          </table:table-cell>
        </table:table-row>
        <table:table-row table:style-name="TableLine94017779369520">
          <table:table-cell table:style-name="Table1.A2" office:value-type="string">
            <text:p text:style-name="P503">smell</text:p>
          </table:table-cell>
          <table:table-cell table:style-name="Table1.A2" office:value-type="string">
            <text:p text:style-name="P503">в значении «пахнуть»</text:p>
          </table:table-cell>
          <table:table-cell table:style-name="Table1.C2" office:value-type="string">
            <text:p text:style-name="P504">в значении «нюхать» </text:p>
            <text:p text:style-name="P504">(направленное действие)</text:p>
          </table:table-cell>
        </table:table-row>
        <table:table-row table:style-name="TableLine94017779416528">
          <table:table-cell table:style-name="Table1.A2" office:value-type="string">
            <text:p text:style-name="P503">taste</text:p>
          </table:table-cell>
          <table:table-cell table:style-name="Table1.A2" office:value-type="string">
            <text:p text:style-name="P505">в значении «вкусный»</text:p>
          </table:table-cell>
          <table:table-cell table:style-name="Table1.C2" office:value-type="string">
            <text:p text:style-name="P505">в значении «дегустировать»</text:p>
          </table:table-cell>
        </table:table-row>
        <table:table-row table:style-name="TableLine94017779417408">
          <table:table-cell table:style-name="Table1.A2" office:value-type="string">
            <text:p text:style-name="P505">thinks</text:p>
          </table:table-cell>
          <table:table-cell table:style-name="Table1.A2" office:value-type="string">
            <text:p text:style-name="P505">в значении «иметь мнение»</text:p>
          </table:table-cell>
          <table:table-cell table:style-name="Table1.C2" office:value-type="string">
            <text:p text:style-name="P505">в значении «мыслить»</text:p>
          </table:table-cell>
        </table:table-row>
        <table:table-row table:style-name="TableLine94017779418368">
          <table:table-cell table:style-name="Table1.A2" office:value-type="string">
            <text:p text:style-name="P505">weight</text:p>
          </table:table-cell>
          <table:table-cell table:style-name="Table1.A2" office:value-type="string">
            <text:p text:style-name="P505">в значении «весить»</text:p>
          </table:table-cell>
          <table:table-cell table:style-name="Table1.C2" office:value-type="string">
            <text:p text:style-name="P505">в значении «взвешиваться» (направленное действие)</text:p>
          </table:table-cell>
        </table:table-row>
        <table:table-row table:style-name="TableLine94017779419328">
          <table:table-cell table:style-name="Table1.A2" office:value-type="string">
            <text:p text:style-name="P505">be</text:p>
          </table:table-cell>
          <table:table-cell table:style-name="Table1.A2" office:value-type="string">
            <text:p text:style-name="P505">в значении «быть», «являться»</text:p>
          </table:table-cell>
          <table:table-cell table:style-name="Table1.C2" office:value-type="string">
            <text:p text:style-name="P505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80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79">е</text:span> <text:span text:style-name="T6">тошнит</text:span><text:span text:style-name="T82"> </text:span><text:span text:style-name="T83">(тошнотное состояние)</text:span><text:span text:style-name="T81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181"/>
      <text:p text:style-name="P184"><text:span text:style-name="T80">Simple в основном связан с состоянием, </text:span><text:span text:style-name="T115">фактом, регулярным действием</text:span><text:span text:style-name="T80">.</text:span></text:p>
      <text:p text:style-name="P182">Continuous подчеркивает незавершенность, динамику, изменения.</text:p>
      <text:p text:style-name="P182"/>
      <text:p text:style-name="P159">Present Perfect</text:p>
      <text:p text:style-name="P185"/>
      <text:p text:style-name="P187">С пом<text:span text:style-name="T420">ощью</text:span> него говорят не о прошлом как таковом, а о результате <text:span text:style-name="T420">из прошлого</text:span>, </text:p>
      <text:p text:style-name="P187">который важен сейчас. <text:span text:style-name="T116">Выполненное дейст</text:span><text:span text:style-name="T359">в</text:span><text:span text:style-name="T116">ие показывает именно 3я форма глагола.</text:span></text:p>
      <text:p text:style-name="P188"/>
      <text:p text:style-name="P186"><text:span text:style-name="T118">Например, вопрос </text:span>«Have you been to Egypt?» нужно понимать <text:span text:style-name="T116">как</text:span> </text:p>
      <text:p text:style-name="P186">«У тебя есть <text:span text:style-name="T117">опыт </text:span>пребывания в Египте?».</text:p>
      <text:p text:style-name="P186"/>
      <text:p text:style-name="P189">Популярные шаблоны с Present Perfect</text:p>
      <text:p text:style-name="P189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189"/>
      <text:p text:style-name="P465"><text:span text:style-name="T408">М</text:span><text:span text:style-name="T235">аячки времени:</text:span></text:p>
      <text:list xml:id="list3035589946" text:style-name="L8">
        <text:list-item>
          <text:p text:style-name="P517">so far — на дайнный момент / до настоящего времени;</text:p>
        </text:list-item>
      </text:list>
      <text:p text:style-name="P174"><text:soft-page-break/>Present Perfect Continuus</text:p>
      <text:p text:style-name="P183"/>
      <text:p text:style-name="P280"><text:span text:style-name="T138">Показывает, как долго длилось действие до указанного момента в </text:span><text:span text:style-name="T140">настоящем</text:span><text:span text:style-name="T138">. </text:span></text:p>
      <text:p text:style-name="P280"/>
      <text:p text:style-name="P70">This is the day we’ve been waiting for — Настал день, которого мы так ждали. </text:p>
      <text:p text:style-name="P31"><text:span text:style-name="T140">(е</text:span><text:span text:style-name="T141">сть долгий процесс </text:span><text:span text:style-name="T80">—</text:span><text:span text:style-name="T141"> ожидание; </text:span><text:span text:style-name="T361">п</text:span><text:span text:style-name="T141">одразумевается, что мы когда-то начали ждать, </text:span></text:p>
      <text:p text:style-name="P31"><text:span text:style-name="T141">и ожидание продолжалось до сих пор; </text:span><text:span text:style-name="T361">н</text:span><text:span text:style-name="T141">апрямую о длительности не говорится, </text:span></text:p>
      <text:p text:style-name="P32"><text:span text:style-name="T141">но есть ощущение непрерывного процесса</text:span><text:span text:style-name="T140">)</text:span><text:span text:style-name="T141">.</text:span></text:p>
      <text:p text:style-name="P190"/>
      <text:p text:style-name="P26">You look tired. Yes, I know. I’ve been exercising — <text:span text:style-name="T360">Ты выглядешь уставшим. Да, я знаю. </text:span></text:p>
      <text:p text:style-name="P26"><text:span text:style-name="T360">Я занимался спортом. </text:span><text:span text:style-name="T140">(п</text:span><text:span text:style-name="T119">роцесс закончился буквально только что; </text:span></text:p>
      <text:p text:style-name="P26"><text:span text:style-name="T140">е</text:span><text:span text:style-name="T119">сть очевидные результаты прямо сейчас</text:span><text:span text:style-name="T140">)</text:span></text:p>
      <text:p text:style-name="P151"/>
      <text:p text:style-name="P33"><text:span text:style-name="T119">We’ve been busy the whole week — Мы были заняты всю неделю. </text:span><text:span text:style-name="T139">(хотя</text:span><text:span text:style-name="T119"> перевод </text:span><text:span text:style-name="T139">и </text:span><text:span text:style-name="T119">в прошлом, </text:span><text:span text:style-name="T139">но </text:span><text:span text:style-name="T119">подразумевается что неделя еще не закончилась; have не используется с -ing</text:span><text:span text:style-name="T139">)</text:span></text:p>
      <text:p text:style-name="P150"/>
      <text:p text:style-name="P191">Глаголы, c которыми можно использовать как Present Perfect, так и Present Perfect Continuous; разницы не будет: live, work, teach, study.</text:p>
      <text:p text:style-name="P191"/>
      <text:p text:style-name="P27">How long have you worked for your boss? <text:span text:style-name="T119">—</text:span> Как долго ты работаешь на своего босса?</text:p>
      <text:p text:style-name="P28">How long have you been working for your boss? <text:span text:style-name="T119">—</text:span> Как долго ты работаешь на своего босса?</text:p>
      <text:p text:style-name="P192"/>
      <text:p text:style-name="P192">Present Continuous сообщает, что кто-то находится в процессе, <text:span text:style-name="T359">а </text:span>Present Perfect Continuous — что кто-то занят процессом <text:span text:style-name="T359">уже </text:span>какое-то время.</text:p>
      <text:p text:style-name="P191"/>
      <text:p text:style-name="P160">Отличия Past Simple от Present Perfect</text:p>
      <text:p text:style-name="P193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193"/>
      <text:p text:style-name="P194">Первый пример имеет явный указатель прошлого — yesterday. Второй пример </text:p>
      <text:p text:style-name="P194">не имеет указателя на прошлое, но имеет указатель результата — yet.</text:p>
      <text:p text:style-name="P193"/>
      <text:p text:style-name="P195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95"/>
      <text:p text:style-name="P78">I’ve loved Laura since I saw her for the first time — </text:p>
      <text:p text:style-name="P78">Я люблю Лору с тех пор, как увидел ее впервые.</text:p>
      <text:p text:style-name="P191"/>
      <text:p text:style-name="P161">Особые случаи использования Past Continuous</text:p>
      <text:p text:style-name="P196"/>
      <text:p text:style-name="P196">Он также может использоваться с глаголами, которые показывают измения или рост.</text:p>
      <text:p text:style-name="P196"/>
      <text:p text:style-name="P79">Her English was improving, because she studied a lot — </text:p>
      <text:p text:style-name="P79">Ее английский становился лучше, потому что она много училась.</text:p>
      <text:p text:style-name="P196"/>
      <text:p text:style-name="P196"><text:soft-page-break/>Еще он может употребляться в ситуациях, когда необходимо подчеркнуть цикличность </text:p>
      <text:p text:style-name="P196">в прошлом (люди делали что-то снова и снова).</text:p>
      <text:p text:style-name="P196"/>
      <text:p text:style-name="P80">Though they loved each other, they <text:span text:style-name="T5">were</text:span> always <text:span text:style-name="T5">quarrelling</text:span> — Хотя они любили друг друга, </text:p>
      <text:p text:style-name="P80">они постоянно <text:span text:style-name="T5">ссорились</text:span>.</text:p>
      <text:p text:style-name="P196"/>
      <text:p text:style-name="P198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48"/>
      <text:p text:style-name="P84">She was shouting with anger as she left the house — Она кричала в ярости, </text:p>
      <text:p text:style-name="P34"><text:span text:style-name="T120">когда </text:span>вышла из дома.</text:p>
      <text:p text:style-name="P148"/>
      <text:p text:style-name="P148"><text:span text:style-name="T121">Е</text:span><text:span text:style-name="T120">сли </text:span><text:span text:style-name="T136">2</text:span><text:span text:style-name="T120"> дейстия происходили парралельно, то они оба могут быть в Past Continuous.</text:span></text:p>
      <text:p text:style-name="P149"><text:span text:style-name="T120">Но если </text:span><text:span text:style-name="T121">их </text:span><text:span text:style-name="T120">поставить в Past Simple, то получится цепочка действий.</text:span></text:p>
      <text:p text:style-name="P197"/>
      <text:p text:style-name="P30"><text:span text:style-name="T120">I was studying while Dora was making dinner — Я занимал</text:span><text:span text:style-name="T121">ся</text:span><text:span text:style-name="T120">, пока Дора готовила ужин.</text:span></text:p>
      <text:p text:style-name="P30"><text:span text:style-name="T120">I studied, made dinner and watched TV — Я позанимал</text:span><text:span text:style-name="T121">ся</text:span><text:span text:style-name="T120">, приготовил ужин и посмотре</text:span><text:span text:style-name="T121">л</text:span><text:span text:style-name="T120"> ТВ.</text:span></text:p>
      <text:p text:style-name="P148"/>
      <text:p text:style-name="P163">Past Perfect</text:p>
      <text:p text:style-name="P277"/>
      <text:p text:style-name="P279"><text:span text:style-name="T123">Указывает на действие, которое </text:span><text:span text:style-name="T124">случилось</text:span><text:span text:style-name="T123"> </text:span><text:span text:style-name="T135">ранее</text:span><text:span text:style-name="T123">, чем другое указанное действие. </text:span></text:p>
      <text:p text:style-name="P279"><text:span text:style-name="T123">Т. е. обозначает предпрошедш</text:span><text:span text:style-name="T137">ее время</text:span><text:span text:style-name="T123">. </text:span><text:span text:style-name="T134">Грамматическ</text:span><text:span text:style-name="T138">ая форма: had + глагол в 3й форме.</text:span></text:p>
      <text:p text:style-name="P278"/>
      <text:p text:style-name="P35">I had seen this fi<text:span text:style-name="T124">l</text:span>m before you did — Я посмотрел это фильм раньше, чем это сделал ты.</text:p>
      <text:p text:style-name="P58">(сначала случилось «I had seen», а затем «you did»)</text:p>
      <text:p text:style-name="P278"/>
      <text:p text:style-name="P35">He did<text:span text:style-name="T136">n`t</text:span> have cash because he had lost his wallet — У него не было наличных, потому что он потерял кошелек. <text:span text:style-name="T124">(денег </text:span><text:span text:style-name="T126">не было [тогда]</text:span><text:span text:style-name="T124">, потому что он их потерял [еще перед этим])</text:span></text:p>
      <text:p text:style-name="P278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278"/>
      <text:p text:style-name="P278">Past Perfect <text:span text:style-name="T135">(часто </text:span><text:span text:style-name="T136">или всегда</text:span><text:span text:style-name="T135">?) </text:span>используется в косвенной речи вместо <text:span text:style-name="T135">P</text:span>ast <text:span text:style-name="T135">S</text:span>imple.</text:p>
      <text:p text:style-name="P278"/>
      <text:p text:style-name="P35"><text:span text:style-name="T136">I</text:span> lived in London in 1999 — <text:span text:style-name="T136">Я жил в Лондоне в 1999 году (прямая речь).</text:span></text:p>
      <text:p text:style-name="P35"><text:span text:style-name="T136">H</text:span>e said that he had lived in London in 1999. — Он сказал, что он жил в Лондоне в 1999.</text:p>
      <text:p text:style-name="P278"/>
      <text:p text:style-name="P35">I’ve been to Cuba — <text:span text:style-name="T136">Я был на Кубе (прямая речь)</text:span></text:p>
      <text:p text:style-name="P35">Mike said that he had been to Cuba. — Майк сказал, что он бывал на Кубе.</text:p>
      <text:p text:style-name="P278"/>
      <text:p text:style-name="P278">Past Perfect появляется в условных предложениях 3<text:span text:style-name="T136">го</text:span> типа.</text:p>
      <text:p text:style-name="P278"/>
      <text:p text:style-name="P44">You would have passed your exam if you had worked harder — </text:p>
      <text:p text:style-name="P44">Ты бы сдал экзамен, если бы больше работал.</text:p>
      <text:p text:style-name="P278"/>
      <text:p text:style-name="P347">Также он, используется вместо Past Perfect Continuous с Non-Continuous глаголами.</text:p>
      <text:p text:style-name="P172"/>
      <text:p text:style-name="P173"/>
      <text:p text:style-name="P173"/>
      <text:p text:style-name="P173"><text:soft-page-break/>Past Perfect Continuous</text:p>
      <text:p text:style-name="P348"/>
      <text:p text:style-name="P349">Показывает, как долго длилось действие до указанного момента в прошлом. </text:p>
      <text:p text:style-name="P450">Грамматическая форма: had + been + глагол с -ing.</text:p>
      <text:p text:style-name="P348"/>
      <text:p text:style-name="P59">My mother had been cooking dinner for two hours when I got home — Моя мама готовила ужин уже 2 часа к тому времени, как я пришла домой (Past Perfect Continuous).</text:p>
      <text:p text:style-name="P348"/>
      <text:p text:style-name="P59">She has been cooking for 2 hours, but the food is not ready yet — Она готовит уже 2 часа, </text:p>
      <text:p text:style-name="P59">но еда все еще не готова (Present Perfect Continuous).</text:p>
      <text:p text:style-name="P348"/>
      <text:p text:style-name="P348">Также используется, когда процесс оставил результат в прошлом, <text:span text:style-name="T139">либо когда действия происходили на регулярной основе до какого-то момента в прошлом.</text:span></text:p>
      <text:p text:style-name="P348"/>
      <text:p text:style-name="P60">Lara looked tired because she had been working out. — Лара выглядела уставшей, </text:p>
      <text:p text:style-name="P60">потому что она занималась спортом <text:span text:style-name="T139">(занятие спортом оставило результат)</text:span>.</text:p>
      <text:p text:style-name="P60"/>
      <text:p text:style-name="P61">She had been writing to him for months, but she never got an answer — </text:p>
      <text:p text:style-name="P61">Она писала ему несколько месяцев, но так и не получила ответа <text:span text:style-name="T139">(регулярно писала)</text:span>.</text:p>
      <text:p text:style-name="P348"/>
      <text:p text:style-name="P164">Present в значении будущего</text:p>
      <text:p text:style-name="P350"/>
      <text:p text:style-name="P351">Обычно говорит о планах на будущее, либо о том, что должно произойти по рассписанию.</text:p>
      <text:p text:style-name="P284"><text:span text:style-name="T142">Present Continuous говорит о личных планах, </text:span><text:span text:style-name="T147">а </text:span><text:span text:style-name="T142">Present Simple — о рассписании, </text:span></text:p>
      <text:p text:style-name="P284"><text:span text:style-name="T143">которое не зависит от человека</text:span><text:span text:style-name="T142">.</text:span></text:p>
      <text:p text:style-name="P281"/>
      <text:p text:style-name="P36">I’m leaving town tomorrow. I’m going on a business trip. — Завтра я уезжаю из города. </text:p>
      <text:p text:style-name="P36">Я еду в командировку <text:span text:style-name="T142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43">(рассписание)</text:span>.</text:p>
      <text:p text:style-name="P282"/>
      <text:p text:style-name="P283"><text:span text:style-name="T142">Чтобы правильно определить, что предложени</text:span><text:span text:style-name="T147">е</text:span><text:span text:style-name="T142"> действительно стоит </text:span><text:span text:style-name="T147">в </text:span><text:span text:style-name="T142">будуще</text:span><text:span text:style-name="T147">м</text:span><text:span text:style-name="T142">, </text:span></text:p>
      <text:p text:style-name="P283"><text:span text:style-name="T142">а не </text:span><text:span text:style-name="T147">в </text:span><text:span text:style-name="T142">настояще</text:span><text:span text:style-name="T147">м</text:span><text:span text:style-name="T142">, нужно обратить внимание на слова-маячки, </text:span><text:span text:style-name="T144">такие как</text:span><text:span text:style-name="T142">: </text:span></text:p>
      <text:p text:style-name="P283"/>
      <text:list xml:id="list493815689" text:style-name="L9">
        <text:list-item>
          <text:p text:style-name="P520"><text:span text:style-name="T142">tomorrow, </text:span><text:span text:style-name="T144">in the future, in 2050</text:span><text:span text:style-name="T142"> </text:span><text:span text:style-name="T144">(слова, которые указывают на дату в будущем);</text:span></text:p>
        </text:list-item>
        <text:list-item>
          <text:p text:style-name="P521"><text:span text:style-name="T145">would like, want, plan, expect</text:span><text:span text:style-name="T144"> </text:span><text:span text:style-name="T145">(</text:span><text:span text:style-name="T146">слова</text:span><text:span text:style-name="T144">, которые намекают на будущее</text:span><text:span text:style-name="T145">);</text:span></text:p>
        </text:list-item>
        <text:list-item>
          <text:p text:style-name="P520"><text:span text:style-name="T143">next </text:span><text:span text:style-name="T144">time</text:span><text:span text:style-name="T143">, </text:span><text:span text:style-name="T144">next Monday</text:span><text:span text:style-name="T143"> </text:span><text:span text:style-name="T144">(связки со словом next в значении «в следующий»);</text:span></text:p>
        </text:list-item>
        <text:list-item>
          <text:p text:style-name="P525">in 2 days, in a year (связки с предлогом in в значении «через»);</text:p>
        </text:list-item>
        <text:list-item>
          <text:p text:style-name="P525">by Friday (связки с предлогом by в значении «к указанному периоду»);</text:p>
        </text:list-item>
      </text:list>
      <text:p text:style-name="P283"/>
      <text:p text:style-name="P353">Present Perfect может встречаться в условных предложениях 1го типа. Он подчеркивает, </text:p>
      <text:p text:style-name="P353">что действие будет <text:span text:style-name="T147">выполнено/</text:span>закончено, но его часто упрощают до Present Simple.</text:p>
      <text:p text:style-name="P352"/>
      <text:p text:style-name="P6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352"/>
      <text:p text:style-name="P165">Оборот be going to</text:p>
      <text:p text:style-name="P355"/>
      <text:p text:style-name="P285"><text:span text:style-name="T148">Переводится как «собираюсь сделать» или «собирался сделать» (</text:span><text:span text:style-name="T224">о будущ</text:span><text:span text:style-name="T225">е</text:span><text:span text:style-name="T224">м из прошлого</text:span><text:span text:style-name="T148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352"/>
      <text:p text:style-name="P286"><text:span text:style-name="T223">Им</text:span><text:span text:style-name="T149"> часто </text:span><text:span text:style-name="T223">заменяют все</text:span><text:span text:style-name="T221"> форм</text:span><text:span text:style-name="T223">ы</text:span><text:span text:style-name="T149"> Future </text:span><text:span text:style-name="T223">в разговорной речи</text:span><text:span text:style-name="T149">, и проговаривается </text:span><text:span text:style-name="T223">он </text:span><text:span text:style-name="T149">как gonna.</text:span></text:p>
      <text:p text:style-name="P63">I`m going to leave now / I`m gonna leave now — Я ухожу (собируюсь уйти).</text:p>
      <text:p text:style-name="P352"/>
      <text:p text:style-name="P357"><text:span text:style-name="T151">Также этот о</text:span><text:span text:style-name="T149">борот</text:span><text:span text:style-name="T150"> можно перепутать с Present Continuous в значении будущего. </text:span></text:p>
      <text:p text:style-name="P359">Здесь главное отличие в том, что после be going to идет еще один глагол.</text:p>
      <text:p text:style-name="P359"/>
      <text:p text:style-name="P64"><text:span text:style-name="T152">I’m going to </text:span><text:span text:style-name="T153">attend the party tomorrow — Завтра я собираюсь посестить праздник (be going).</text:span></text:p>
      <text:p text:style-name="P363">I’m going to the party tomorrow — Завтра я иду на праздник (Present Continuous).</text:p>
      <text:p text:style-name="P360"/>
      <text:p text:style-name="P290"><text:span text:style-name="T7">Future </text:span><text:span text:style-name="T8">Continuous</text:span></text:p>
      <text:p text:style-name="P431"/>
      <text:p text:style-name="P433">Указывает на процесс, в определенный момент будуще<text:span text:style-name="T222">го</text:span>. </text:p>
      <text:p text:style-name="P433">Грамматическая форма: will + be + глагол с -ing.</text:p>
      <text:p text:style-name="P434"/>
      <text:p text:style-name="P131">I will be going to Moscow tomorrow morning — Я буду ехать в Москву завтра утром.</text:p>
      <text:p text:style-name="P131"/>
      <text:p text:style-name="P131"><text:span text:style-name="T220">W</text:span>ill you be waiting for Kate when her plane arrives? / Are you going to be waiting for Kate when her plane arrives? — <text:span text:style-name="T220">Ты будешь ждать Кейт, когда прилетит ее самолет.</text:span></text:p>
      <text:p text:style-name="P167"/>
      <text:p text:style-name="P168">Furure Perfect</text:p>
      <text:p text:style-name="P168"/>
      <text:p text:style-name="P435">Указывает на результат действия к какому-то моменту в будущем.</text:p>
      <text:p text:style-name="P435">Грамматическая форма: will + have + 3я форма глагола.</text:p>
      <text:p text:style-name="P167"/>
      <text:p text:style-name="P132">I hope you will have agreed — <text:span text:style-name="T232">Н</text:span>адеюсь, <text:span text:style-name="T232">ты</text:span> согласишься.</text:p>
      <text:p text:style-name="P146"/>
      <text:p text:style-name="P133">By Sunday she will have finished reading / By Sunday, she is going to have finished reading — </text:p>
      <text:p text:style-name="P135">К воскресенью она закончит читать.</text:p>
      <text:p text:style-name="P167"/>
      <text:p text:style-name="P169">Future Perfect Continuous</text:p>
      <text:p text:style-name="P436"/>
      <text:p text:style-name="P287"><text:span text:style-name="T85">В речи не используется</text:span><text:span text:style-name="T84">. Указывает на длительность — сколько будет происходить действие </text:span></text:p>
      <text:p text:style-name="P437">к моменту в будущем. Грамматическая форма: will + have + been + глагол с -ing.</text:p>
      <text:p text:style-name="P166"/>
      <text:p text:style-name="P134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66"/>
      <text:p text:style-name="P170">Сравнение форм Future</text:p>
      <text:p text:style-name="P170"/>
      <text:p text:style-name="P39"><text:span text:style-name="T88">I will </text:span><text:span text:style-name="T87">work</text:span><text:span text:style-name="T88"> / I`m going to </text:span><text:span text:style-name="T87">work</text:span><text:span text:style-name="T88"> — Я буду </text:span><text:span text:style-name="T87">работать</text:span><text:span text:style-name="T88">.</text:span></text:p>
      <text:p text:style-name="P39"><text:span text:style-name="T88">(</text:span><text:span text:style-name="T86">вероятное дейсвтие в будущем</text:span><text:span text:style-name="T88">)</text:span></text:p>
      <text:p text:style-name="P136"/>
      <text:p text:style-name="P39">I will be <text:span text:style-name="T87">working</text:span> at 6 o`clock / I`m going to be working at 6 o`clock — Я буду работать в 6 <text:span text:style-name="T231">часов.</text:span> (<text:span text:style-name="T230">процесс в указанный момент будущего</text:span>)</text:p>
      <text:p text:style-name="P136"/>
      <text:p text:style-name="P138">I will have worked by 6 o`clock / I`m going to have worked by 6 o`clock — Я отработаю к 6 час<text:span text:style-name="T367">ам. </text:span><text:span text:style-name="T230">(результат к указанному моменту в будущем)</text:span></text:p>
      <text:p text:style-name="P136"/>
      <text:p text:style-name="P137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37">к указанному моменту в будущем)</text:p>
      <text:p text:style-name="P166"/>
      <text:p text:style-name="P166">Future-in-the-<text:span text:style-name="T225">P</text:span>ast</text:p>
      <text:p text:style-name="P356"/>
      <text:p text:style-name="P288"><text:span text:style-name="T225">Используется, когда о будущем сообщают из прошлого, например при повествован</text:span><text:span text:style-name="T226">ии</text:span><text:span text:style-name="T225"> рассказов, </text:span><text:span text:style-name="T226">в косвенной речи</text:span><text:span text:style-name="T225"> </text:span><text:span text:style-name="T226">или когда говорят об альтернативной реальности.</text:span></text:p>
      <text:p text:style-name="P352"/>
      <text:p text:style-name="P446">Перевод остается в будущем, но меняются вспомогательные глаголы: </text:p>
      <text:p text:style-name="P446">will → would, am/is → was, are → were.</text:p>
      <text:p text:style-name="P352"/>
      <text:p text:style-name="P301"><text:span text:style-name="T33">I`m having a meeting on Friday — У меня в пятницу будет </text:span><text:span text:style-name="T40">собрание</text:span><text:span text:style-name="T33">. (Past Continuous)</text:span></text:p>
      <text:p text:style-name="P65">I was having a meeting on Friday — У меня было собрание в пятницу.</text:p>
      <text:p text:style-name="P65"/>
      <text:p text:style-name="P301"><text:span text:style-name="T33">I`m going to stay late at work — Я задержусь на работе. (</text:span><text:span text:style-name="T34">b</text:span><text:span text:style-name="T33">e going to)</text:span></text:p>
      <text:p text:style-name="P65">I was going to stay late at work — Я решил задержаться на работе.</text:p>
      <text:p text:style-name="P62"/>
      <text:p text:style-name="P66">I won`t go out this weekend — Я никуда не пойду в эти выходные. (Future Simple)</text:p>
      <text:p text:style-name="P66">She decided that she would not go out — Она решила, что никуда не пойдет.</text:p>
      <text:p text:style-name="P62"/>
      <text:p text:style-name="P66">Will you be working at 5 pm? — Ты будешь работать в 5 часов? (Future Continuos)</text:p>
      <text:p text:style-name="P40"><text:span text:style-name="T226">I thought I would be working at 5 tomorrow — Я </text:span><text:span text:style-name="T227">думал</text:span><text:span text:style-name="T226">, что буду работать завтра в 5.</text:span></text:p>
      <text:p text:style-name="P66"/>
      <text:p text:style-name="P66">The match will have finish by 9 o`clock — Матч закончится к 9-ти часам. (Future Perfect)</text:p>
      <text:p text:style-name="P65">I was sure that the match would have finished by 9 — Я был уверен, что матч закончится в 9.</text:p>
      <text:p text:style-name="P354"/>
      <text:p text:style-name="P171">Модальные глаголы, передающие будущее</text:p>
      <text:p text:style-name="P352"/>
      <text:p text:style-name="P289"><text:span text:style-name="T228">В связке may/might/could + инфинитив, все 3 глагола передают одинаковый смысл <text:s/>«возможно сделаю». </text:span><text:span text:style-name="T229">S</text:span><text:span text:style-name="T228">hould может передавать значение «возможно случится», </text:span></text:p>
      <text:p text:style-name="P289"><text:span text:style-name="T229">а с</text:span><text:span text:style-name="T228">an </text:span><text:span text:style-name="T227">—</text:span><text:span text:style-name="T228"> </text:span><text:span text:style-name="T229">не «могу», а </text:span><text:span text:style-name="T228">«смогу» </text:span><text:span text:style-name="T229">(чем тогда отличается от will be able to? - </text:span><text:span text:style-name="T394">ничем!</text:span><text:span text:style-name="T229">)</text:span><text:span text:style-name="T228">.</text:span></text:p>
      <text:p text:style-name="P447"/>
      <text:p text:style-name="P67">I might be busy tonight — Я, возможно, буду занят сегодня вечером.</text:p>
      <text:p text:style-name="P67">We should be home by 9 o’clock — Мы, вероятнее всего, будем дома к 9-ти часам.</text:p>
      <text:p text:style-name="P62">I can come and help you if you need me — Я смогу прийти и помочь тебе, если я тебе нужен.</text:p>
      <text:p text:style-name="P352"/>
      <text:p text:style-name="P352"/>
      <text:p text:style-name="P154">Пассивный залог</text:p>
      <text:p text:style-name="P291"/>
      <text:p text:style-name="P292"><text:span text:style-name="T239">Это ситуация, когда </text:span><text:span text:style-name="T241">объект</text:span><text:span text:style-name="T239"> испытывает действие на себе, но не совершает его самостоятельно. </text:span><text:span text:style-name="T241">Грамматическая форма</text:span><text:span text:style-name="T239">: </text:span><text:span text:style-name="T241">объект + </text:span><text:span text:style-name="T239">be + глагол в 3й форме.</text:span></text:p>
      <text:p text:style-name="P292"/>
      <text:p text:style-name="P152"><text:span text:style-name="T368">Пассивный залог</text:span><text:span text:style-name="T240"> используется:</text:span></text:p>
      <text:list xml:id="list3295156326" text:style-name="L10">
        <text:list-item>
          <text:p text:style-name="P526">когда автора действия выносят на задний план (например его нет, или действие </text:p>
          <text:p text:style-name="P522"><text:span text:style-name="T240">важнее чем исполнитель, </text:span><text:span text:style-name="T241">или автор — это все люди</text:span><text:span text:style-name="T240">);</text:span></text:p>
        </text:list-item>
        <text:list-item>
          <text:p text:style-name="P527">в текстах научного характера (энциклопедии, справочники и т. п.):</text:p>
        </text:list-item>
      </text:list>
      <text:p text:style-name="P293"/>
      <text:p text:style-name="P41">I wanted to come in but the door was locked — Я хотел войти, но дверь была заперта. (<text:span text:style-name="T241">н</text:span>еизвестно, кто ее запер)</text:p>
      <text:p text:style-name="P292"/>
      <text:p text:style-name="P292"/>
      <text:p text:style-name="P509">It is believed that there is no life on Mars — Считается, что на Марсе нет жизни.</text:p>
      <text:p text:style-name="P41">(<text:span text:style-name="T242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42">L</text:span>ight bulb was invented in 19th century — <text:span text:style-name="T242">Л</text:span>ампочка была изобретена в 19 веке. </text:p>
      <text:p text:style-name="P42">(<text:span text:style-name="T242">текст</text:span> из энциклопедии)</text:p>
      <text:p text:style-name="P448"/>
      <table:table table:name="Table2" table:style-name="Table2">
        <table:table-column table:style-name="Table2.A"/>
        <table:table-column table:style-name="Table2.B"/>
        <table:table-row table:style-name="TableLine94017779519904">
          <table:table-cell table:style-name="Table2.A1" office:value-type="string">
            <text:p text:style-name="P495">Форма</text:p>
          </table:table-cell>
          <table:table-cell table:style-name="Table2.B1" office:value-type="string">
            <text:p text:style-name="P495">Пример</text:p>
          </table:table-cell>
        </table:table-row>
        <table:table-row table:style-name="TableLine94017779466688">
          <table:table-cell table:style-name="Table2.A2" office:value-type="string">
            <text:p text:style-name="P506">Present Simple</text:p>
          </table:table-cell>
          <table:table-cell table:style-name="Table2.B2" office:value-type="string">
            <text:p text:style-name="P500"><text:span text:style-name="T245">M</text:span><text:span text:style-name="T244">eals </text:span><text:span text:style-name="T317">are cooked</text:span><text:span text:style-name="T244"> in the cafe — В кафе готовят еду</text:span></text:p>
          </table:table-cell>
        </table:table-row>
        <table:table-row table:style-name="TableLine94017779477920">
          <table:table-cell table:style-name="Table2.A2" office:value-type="string">
            <text:p text:style-name="P506">Present Continuous</text:p>
          </table:table-cell>
          <table:table-cell table:style-name="Table2.B2" office:value-type="string">
            <text:p text:style-name="P506">Meals <text:span text:style-name="T5">are being cooked</text:span> now — Еду готовят сейчас</text:p>
          </table:table-cell>
        </table:table-row>
        <table:table-row table:style-name="TableLine94017779479504">
          <table:table-cell table:style-name="Table2.A2" office:value-type="string">
            <text:p text:style-name="P506">Present Perfect</text:p>
          </table:table-cell>
          <table:table-cell table:style-name="Table2.B2" office:value-type="string">
            <text:p text:style-name="P506">Meals <text:span text:style-name="T5">have been cooked</text:span> in time — Еду приготовили вовремя</text:p>
          </table:table-cell>
        </table:table-row>
        <table:table-row table:style-name="TableLine94017779481424">
          <table:table-cell table:style-name="Table2.A2" office:value-type="string">
            <text:p text:style-name="P506">Past Simple</text:p>
          </table:table-cell>
          <table:table-cell table:style-name="Table2.B2" office:value-type="string">
            <text:p text:style-name="P507">Meals <text:span text:style-name="T5">were cooked</text:span> for the party — Для праздника приготовили еду</text:p>
          </table:table-cell>
        </table:table-row>
        <table:table-row table:style-name="TableLine94017779483344">
          <table:table-cell table:style-name="Table2.A2" office:value-type="string">
            <text:p text:style-name="P506">Past Continuous</text:p>
          </table:table-cell>
          <table:table-cell table:style-name="Table2.B2" office:value-type="string">
            <text:p text:style-name="P507">Meals <text:span text:style-name="T5">were being cooked</text:span> yesterday — Еду готовили вчера</text:p>
          </table:table-cell>
        </table:table-row>
        <table:table-row table:style-name="TableLine94017779485264">
          <table:table-cell table:style-name="Table2.A2" office:value-type="string">
            <text:p text:style-name="P506">Past Perfect</text:p>
          </table:table-cell>
          <table:table-cell table:style-name="Table2.B2" office:value-type="string">
            <text:p text:style-name="P507">Meals <text:span text:style-name="T5">had been cooked</text:span> before the party - Еду приготоивили до праздника</text:p>
          </table:table-cell>
        </table:table-row>
        <table:table-row table:style-name="TableLine94017779487184">
          <table:table-cell table:style-name="Table2.A2" office:value-type="string">
            <text:p text:style-name="P506">Furure Simple</text:p>
          </table:table-cell>
          <table:table-cell table:style-name="Table2.B2" office:value-type="string">
            <text:p text:style-name="P507">Meals <text:span text:style-name="T5">will be cooked</text:span> tomorrow — Еду будут готовить завтра</text:p>
          </table:table-cell>
        </table:table-row>
        <table:table-row table:style-name="TableLine94017779489104">
          <table:table-cell table:style-name="Table2.A2" office:value-type="string">
            <text:p text:style-name="P506">Furure Perfect</text:p>
          </table:table-cell>
          <table:table-cell table:style-name="Table2.B2" office:value-type="string">
            <text:p text:style-name="P507">Meals <text:span text:style-name="T5">will have been cooked</text:span> in time — Еду приготовят вовремя</text:p>
          </table:table-cell>
        </table:table-row>
      </table:table>
      <text:p text:style-name="P449"/>
      <text:p text:style-name="P451">Вместо will могут использоваться модальные глаголы.</text:p>
      <text:p text:style-name="P294"/>
      <text:p text:style-name="P68">Meals can be cooked tomorrow — Еду могут приготовить завтра.</text:p>
      <text:p text:style-name="P68">Meals can have been cooked in time — Еду смогут приготовить вовремя.</text:p>
      <text:p text:style-name="P294"/>
      <text:p text:style-name="P299"><text:span text:style-name="T10">Особые </text:span><text:span text:style-name="T11">обороты</text:span><text:span text:style-name="T10"> пассивного залога</text:span></text:p>
      <text:p text:style-name="P432"/>
      <text:p text:style-name="P438"><text:span text:style-name="T363">1) </text:span>It is said that... — Говорят, что…</text:p>
      <text:p text:style-name="P438"/>
      <text:p text:style-name="P295"><text:span text:style-name="T89">Вместо said могут быть и другие слова: announce, belive, expect, know </text:span><text:span text:style-name="T91">и пр</text:span><text:span text:style-name="T89">.</text:span></text:p>
      <text:p text:style-name="P296"><text:span text:style-name="T90">Когда</text:span><text:span text:style-name="T89"> формальное подлежащее it </text:span><text:span text:style-name="T90">нельзя/неудобно использовать</text:span><text:span text:style-name="T89">, </text:span><text:span text:style-name="T90">то</text:span><text:span text:style-name="T89"> вместо него указывают объект по поводу которого выражают суждение, а после глагола </text:span><text:span text:style-name="T90">ставят</text:span><text:span text:style-name="T89"> инфинитив.</text:span></text:p>
      <text:p text:style-name="P438"/>
      <text:p text:style-name="P139">It<text:span text:style-name="T5"> was belived</text:span> that Mark was a reliable man — Считалось, что Марк надежный человек.</text:p>
      <text:p text:style-name="P140">Mark <text:span text:style-name="T5">was belive</text:span> to be a reliable man — Марк считался надежным человеком.</text:p>
      <text:p text:style-name="P438"/>
      <text:p text:style-name="P440"><text:span text:style-name="T363">2) </text:span>You are not supposed to… <text:span text:style-name="T362">—</text:span> Вам не разрешается/рекомендуется…</text:p>
      <text:p text:style-name="P442"/>
      <text:p text:style-name="P298"><text:span text:style-name="T93">Вместо you может </text:span><text:span text:style-name="T92">указываться</text:span><text:span text:style-name="T93"> любой человек </text:span><text:span text:style-name="T92">или группа людей</text:span><text:span text:style-name="T93">.</text:span></text:p>
      <text:p text:style-name="P141">You’re not supposed to be here. — Вам нельзя здесь находиться.</text:p>
      <text:p text:style-name="P441"/>
      <text:p text:style-name="P444">3) I was surprised by... — Я был удивлен чем-то…</text:p>
      <text:p text:style-name="P443"/>
      <text:p text:style-name="P297"><text:span text:style-name="T91">После конструкции </text:span><text:span text:style-name="T92">может</text:span><text:span text:style-name="T91"> указыват</text:span><text:span text:style-name="T92">ь</text:span><text:span text:style-name="T91">ся </text:span><text:span text:style-name="T92">длинное</text:span><text:span text:style-name="T91"> придаточное предложение.</text:span></text:p>
      <text:p text:style-name="P142">I was surprised by what happened. — Я был удивлен тем, что произошло.</text:p>
      <text:p text:style-name="P439"/>
      <text:p text:style-name="P297"><text:span text:style-name="T91">4) I (don`t) like being... — Я (не) люблю, когда на меня </text:span><text:span text:style-name="T92">кто-то воздействует...</text:span></text:p>
      <text:p text:style-name="P443"/>
      <text:p text:style-name="P69">I like being treated fairly. — Я люблю, когда со мной справедливо обращаются.</text:p>
      <text:p text:style-name="P69">He doesn’t like being ignored. — Он не любит, когда его игнорируют.</text:p>
      <text:p text:style-name="P452"><text:soft-page-break/>5) Have somothing done... — Что-то сделано…</text:p>
      <text:p text:style-name="P452"/>
      <text:p text:style-name="P300"><text:span text:style-name="T364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365">й</text:span><text:span text:style-name="T364"> форме.</text:span></text:p>
      <text:p text:style-name="P300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366">They</text:span> are going to have a pizza delivered — <text:span text:style-name="T366">Им</text:span> доставят пиццу.</text:p>
      <text:p text:style-name="P300"/>
      <text:p text:style-name="P453">Данная связка может быть также с модольным глаголом can. </text:p>
      <text:p text:style-name="P453">После can, have будет в форме инфинитива.</text:p>
      <text:p text:style-name="P453"/>
      <text:p text:style-name="P77">A hairdresser’s is a place where you can have your hair cut — </text:p>
      <text:p text:style-name="P77">Парикмахерская это место, где можно постричь волосы.</text:p>
      <text:p text:style-name="P208"/>
      <text:p text:style-name="P208"/>
      <text:p text:style-name="P155">Модальные глаголы</text:p>
      <text:p text:style-name="P456"/>
      <text:p text:style-name="P302"><text:span text:style-name="T370">Это те же вспомогательные глаголы, но помимо времени, они также несут в себе смысловые оттенки. Переводятся, </text:span><text:span text:style-name="T391">в основном</text:span><text:span text:style-name="T370">, как смысловые глаголы, но иногда могут переводиться наречием или частицей. Не меняют своей формы. После них всег</text:span><text:span text:style-name="T373">да</text:span><text:span text:style-name="T370"> идет инфинитив.</text:span></text:p>
      <text:p text:style-name="P302"/>
      <text:p text:style-name="P175"><text:span text:style-name="T385">2 типа з</text:span>начени<text:span text:style-name="T385">й</text:span> <text:span text:style-name="T390">у </text:span>модальных глаголов</text:p>
      <text:p text:style-name="P303"/>
      <text:p text:style-name="P304"><text:span text:style-name="T379">Некоторые м</text:span><text:span text:style-name="T375">одальны</text:span><text:span text:style-name="T388">е</text:span><text:span text:style-name="T375"> глагол</text:span><text:span text:style-name="T388">ы</text:span><text:span text:style-name="T386"> могут</text:span><text:span text:style-name="T375"> име</text:span><text:span text:style-name="T386">ть </text:span><text:span text:style-name="T388">как </text:span><text:span text:style-name="T376">основное, </text:span><text:span text:style-name="T388">так</text:span><text:span text:style-name="T375"> и вероятно</text:span><text:span text:style-name="T378">стно</text:span><text:span text:style-name="T375">е </text:span><text:span text:style-name="T386">значение</text:span><text:span text:style-name="T375">. </text:span></text:p>
      <text:p text:style-name="P307"><text:span text:style-name="T376">Основное</text:span><text:span text:style-name="T375"> значение описывает </text:span><text:span text:style-name="T379">ситуацию/</text:span><text:span text:style-name="T384">факт</text:span><text:span text:style-name="T375">, а вероятно</text:span><text:span text:style-name="T378">стно</text:span><text:span text:style-name="T375">е — передает предположени</text:span><text:span text:style-name="T377">е</text:span><text:span text:style-name="T375">.</text:span></text:p>
      <text:p text:style-name="P307"><text:span text:style-name="T250">Вероятностное значение называтся </text:span><text:span text:style-name="T251">также </text:span><text:span text:style-name="T250">сослогательным наклонением.</text:span><text:span text:style-name="T375"> <text:s/></text:span></text:p>
      <text:p text:style-name="P458"/>
      <text:p text:style-name="P458">Основные значения:</text:p>
      <text:list xml:id="list3400979051" text:style-name="L11">
        <text:list-item>
          <text:p text:style-name="P528">can — <text:span text:style-name="T380">могу, </text:span><text:span text:style-name="T381">смогу, </text:span><text:span text:style-name="T380">умею</text:span>;</text:p>
        </text:list-item>
        <text:list-item>
          <text:p text:style-name="P529">could — <text:span text:style-name="T380">мог, умел</text:span>;</text:p>
        </text:list-item>
        <text:list-item>
          <text:p text:style-name="P523"><text:span text:style-name="T379">must — </text:span><text:span text:style-name="T380">должен</text:span><text:span text:style-name="T379">;</text:span></text:p>
        </text:list-item>
      </text:list>
      <text:p text:style-name="P74"/>
      <text:p text:style-name="P74">She could dance when she was young — Она умела танцевать, когда была молодой.</text:p>
      <text:p text:style-name="P74">We must work a lot – Мы должны много работать.</text:p>
      <text:p text:style-name="P458"/>
      <text:p text:style-name="P458">Вероятностные значения:</text:p>
      <text:list xml:id="list1401255716" text:style-name="L12">
        <text:list-item>
          <text:p text:style-name="P530">could — <text:span text:style-name="T380">мог бы, </text:span><text:span text:style-name="T382">возможно </text:span><text:span text:style-name="T387">(50%)</text:span>;</text:p>
        </text:list-item>
        <text:list-item>
          <text:p text:style-name="P524"><text:span text:style-name="T379">might — </text:span><text:span text:style-name="T396">может</text:span><text:span text:style-name="T397">, </text:span><text:span text:style-name="T399">мог бы,</text:span><text:span text:style-name="T380"> </text:span><text:span text:style-name="T382">возможно</text:span><text:span text:style-name="T380"> </text:span><text:span text:style-name="T387">(50%)</text:span><text:span text:style-name="T379">;</text:span></text:p>
        </text:list-item>
        <text:list-item>
          <text:p text:style-name="P531">must — <text:span text:style-name="T380">должно быть, наверное </text:span><text:span text:style-name="T387">(100%)</text:span>;</text:p>
        </text:list-item>
        <text:list-item>
          <text:p text:style-name="P530">should — <text:span text:style-name="T380">следовало бы</text:span>;</text:p>
        </text:list-item>
        <text:list-item>
          <text:p text:style-name="P530">would — <text:span text:style-name="T380">бы (в </text:span><text:span text:style-name="T403">нереальной ситуации</text:span><text:span text:style-name="T380">)</text:span>;</text:p>
        </text:list-item>
      </text:list>
      <text:p text:style-name="P457"/>
      <text:p text:style-name="P45">We could use the situation <text:span text:style-name="T393">now</text:span> — Мы могли бы использовать эту ситуацию <text:span text:style-name="T393">сейчас</text:span><text:span text:style-name="T378">.</text:span></text:p>
      <text:p text:style-name="P76">It could have been me who forgot to lock the door — <text:span text:style-name="T382">В</text:span>озможно <text:span text:style-name="T382">э</text:span>то я забыл закрыть дверь. </text:p>
      <text:p text:style-name="P75">It must be hard to work as a doctor — Должно быть, трудно работать доктором.</text:p>
      <text:p text:style-name="P72">I would have called you if I had known — Я бы позвонил, если бы знал.</text:p>
      <text:p text:style-name="P72"/>
      <text:p text:style-name="P216">Модальный глагол, в вероятностном значении, можно употреблять не только в настоящем, </text:p>
      <text:p text:style-name="P217">но и в прошлом, даже если он там не используется. Если он употребляется в настоящем, </text:p>
      <text:p text:style-name="P217">то после него будет голый инфинитив, а если в прошлом — то перфектный инфинитив.</text:p>
      <text:p text:style-name="P210"/>
      <text:p text:style-name="P306"><text:soft-page-break/><text:span text:style-name="T252">Перфектный инфинитив</text:span><text:span text:style-name="T254"> состоит из 2х слов: have + глагол в 3й форме. </text:span><text:span text:style-name="T255">Но</text:span><text:span text:style-name="T246"> have </text:span><text:span text:style-name="T255">здесь не </text:span><text:span text:style-name="T246">меня</text:span><text:span text:style-name="T255">е</text:span><text:span text:style-name="T246">тся в зависимости от подлежащего. (даже для he/she/it</text:span><text:span text:style-name="T252"> </text:span><text:span text:style-name="T246">останется have)</text:span></text:p>
      <text:p text:style-name="P209"/>
      <text:p text:style-name="P211">It must <text:span text:style-name="T5">have been</text:span> love — Наверное, это была любов. </text:p>
      <text:p text:style-name="P310"><text:span text:style-name="T257">(</text:span><text:span text:style-name="T256">когда must передает вероятностное значение, то может </text:span><text:span text:style-name="T258">употребляться</text:span><text:span text:style-name="T256"> в прошлом</text:span><text:span text:style-name="T257">)</text:span></text:p>
      <text:p text:style-name="P73"/>
      <text:p text:style-name="P305"><text:span text:style-name="T248">Среди американцев широко употребляется перфектный инфинитив «have gotten</text:span><text:span text:style-name="T249">»</text:span><text:span text:style-name="T248">. Его</text:span><text:span text:style-name="T247"> используют, когда хотят выразить предположение о том, что могло бы случится с че</text:span><text:span text:style-name="T248">ловеком.</text:span></text:p>
      <text:p text:style-name="P215"/>
      <text:p text:style-name="P71">What were you doing? You could have gotten yourself killed! — </text:p>
      <text:p text:style-name="P71">Что же ты делал? Ты чуть не умер!</text:p>
      <text:p text:style-name="P214"/>
      <text:p text:style-name="P306"><text:span text:style-name="T262">Примеры использования голого инфинитива</text:span><text:span text:style-name="T252"> </text:span><text:span text:style-name="T262">(к</text:span><text:span text:style-name="T252">то-то стучит в дверь</text:span><text:span text:style-name="T262">)</text:span><text:span text:style-name="T252">:</text:span></text:p>
      <text:p text:style-name="P212"/>
      <text:p text:style-name="P81">It must be John. He promised to come — Это, наверное, Джон. Он обещал прийти.</text:p>
      <text:p text:style-name="P306"><text:span text:style-name="T38">(</text:span><text:span text:style-name="T39">почти уверены</text:span><text:span text:style-name="T38">, что так и есть)</text:span></text:p>
      <text:p text:style-name="P81"/>
      <text:p text:style-name="P83">I might/may/could be a postman — Это, возможно, почтальон.</text:p>
      <text:p text:style-name="P83">(есть вероятность, но не 100%)</text:p>
      <text:p text:style-name="P213"/>
      <text:p text:style-name="P315"><text:span text:style-name="T262">Примеры использования перфектного инфинитива</text:span><text:span text:style-name="T253"> </text:span><text:span text:style-name="T262">(к</text:span><text:span text:style-name="T253">то-то съел мой бутерброд</text:span><text:span text:style-name="T262">):</text:span></text:p>
      <text:p text:style-name="P212"/>
      <text:p text:style-name="P81">It must have been Tom. He always eats my food — Это, должно быть, был Том. </text:p>
      <text:p text:style-name="P81">Он всегда съедает мою еду. (<text:span text:style-name="T389">почти уверены, что так и есть</text:span>) </text:p>
      <text:p text:style-name="P81"/>
      <text:p text:style-name="P82">It might/may/could have been Jane. I saw her in the kitchen — Это, возможно, была Джейн. </text:p>
      <text:p text:style-name="P82">Я видела ее на кухне <text:span text:style-name="T389">(есть вероятность, но не 100%)</text:span></text:p>
      <text:p text:style-name="P362"/>
      <text:p text:style-name="P320"><text:span text:style-name="T185">4 ф</text:span><text:span text:style-name="T186">ормы инфинитива, </text:span><text:span text:style-name="T185">после модальных глаголов</text:span></text:p>
      <text:p text:style-name="P422"/>
      <text:p text:style-name="P320"><text:span text:style-name="T173">1) </text:span><text:span text:style-name="T172">Bare</text:span><text:span text:style-name="T160"> </text:span><text:span text:style-name="T172">Invinitive</text:span><text:span text:style-name="T160"> — начальная форма глагола без to.</text:span></text:p>
      <text:p text:style-name="P320"><text:span text:style-name="T173">2) </text:span><text:span text:style-name="T160">Continuous </text:span><text:span text:style-name="T172">Invinitive</text:span><text:span text:style-name="T160"> — be + </text:span><text:span text:style-name="T172">глагол с -ing.</text:span></text:p>
      <text:p text:style-name="P320"><text:span text:style-name="T173">3) </text:span><text:span text:style-name="T172">Perfect Invinitive — have + глаголв в 3й форме.</text:span></text:p>
      <text:p text:style-name="P320"><text:span text:style-name="T173">4) </text:span><text:span text:style-name="T172">Perfect Continuous Invinitive — have + been + глагол с -ing.</text:span></text:p>
      <text:p text:style-name="P395"/>
      <text:p text:style-name="P370">He might <text:span text:style-name="T5">work</text:span> at the hospital — Возможно, он работает в больнице.</text:p>
      <text:p text:style-name="P370">He might <text:span text:style-name="T5">be working</text:span> now — Возможно, он сейчас работает.</text:p>
      <text:p text:style-name="P370">He might <text:span text:style-name="T5">have worked</text:span> yesterday — Наверное, он вчера работал.</text:p>
      <text:p text:style-name="P370"/>
      <text:p text:style-name="P370">He might <text:span text:style-name="T5">have been working</text:span> for a long time before he went to sleep — </text:p>
      <text:p text:style-name="P365">Он, наверное, долго работал перед тем, как лечь спать.</text:p>
      <text:p text:style-name="P362"/>
      <text:p text:style-name="P361">Особенности модальных глаголов <text:span text:style-name="T406">и конструкций</text:span></text:p>
      <text:p text:style-name="P393"/>
      <text:p text:style-name="P308"><text:span text:style-name="T208">Глагол might в </text:span><text:span text:style-name="T209">основном</text:span><text:span text:style-name="T208"> переводится наречием, а не глаголом. </text:span></text:p>
      <text:p text:style-name="P308"><text:span text:style-name="T209">В вероятностном значении, </text:span><text:span text:style-name="T210">для ситуации в прошлом,</text:span><text:span text:style-name="T209"> дублирует глагол could.</text:span></text:p>
      <text:p text:style-name="P428"/>
      <text:p text:style-name="P309"><text:span text:style-name="T191">Sonya might go to Japan next week / Sonya </text:span><text:span text:style-name="T193">could</text:span><text:span text:style-name="T191"> go to Japan next week – </text:span></text:p>
      <text:p text:style-name="P309"><text:span text:style-name="T191">Соня, </text:span><text:span text:style-name="T193">возможно</text:span><text:span text:style-name="T191">, поедет в Японию на следующей неделе.</text:span></text:p>
      <text:p text:style-name="P396"/>
      <text:p text:style-name="P396"><text:span text:style-name="T404">Глагол shall встречается только </text:span><text:span text:style-name="T395">у</text:span><text:span text:style-name="T404"> британ</text:span><text:span text:style-name="T395">цев</text:span><text:span text:style-name="T404">. Американцы заменяют его на should.</text:span></text:p>
      <text:p text:style-name="P369">Shall I close the door? / Should I close the door? — Мне закрыть дверь?</text:p>
      <text:p text:style-name="P311"><text:soft-page-break/><text:span text:style-name="T158">Т</text:span><text:span text:style-name="T155">акже, в британском английском, can`t и needn`t могут передавать </text:span><text:span text:style-name="T157">особый</text:span><text:span text:style-name="T155"> смысл. </text:span></text:p>
      <text:p text:style-name="P311"><text:span text:style-name="T155">Can`t может означать </text:span><text:span text:style-name="T156">«</text:span><text:span text:style-name="T157">этого не может быть</text:span><text:span text:style-name="T156">», «</text:span><text:span text:style-name="T159">не верю, что это правда</text:span><text:span text:style-name="T156">»</text:span><text:span text:style-name="T155">, </text:span></text:p>
      <text:p text:style-name="P311"><text:span text:style-name="T155">а needn`t </text:span><text:span text:style-name="T192">—</text:span><text:span text:style-name="T155"> «нет необходимости», «</text:span><text:span text:style-name="T161">не следовало делать </text:span><text:span text:style-name="T162">это</text:span><text:span text:style-name="T163">го</text:span><text:span text:style-name="T155">».</text:span></text:p>
      <text:p text:style-name="P394"/>
      <text:p text:style-name="P367"><text:span text:style-name="T383">She can’t have got my emai</text:span><text:span text:style-name="T392">l — Она наверняка не получила мое письмо.</text:span></text:p>
      <text:p text:style-name="P367"/>
      <text:p text:style-name="P371">You needn’t worry, we’ll work this out — Не нужно беспокоиться, мы уладим ситуацию.</text:p>
      <text:p text:style-name="P376">(здесь need ведет себя как модальный глагол, поэтому он с частицей not)</text:p>
      <text:p text:style-name="P220"/>
      <text:p text:style-name="P274">Глагол will иногда используют, когда хотят подчеркнуть привычки человека в <text:span text:style-name="T125">настоящем</text:span>.</text:p>
      <text:p text:style-name="P143">She will never listen to me — Она никогда меня не слушает.</text:p>
      <text:p text:style-name="P221"/>
      <text:p text:style-name="P312"><text:span text:style-name="T261">S</text:span><text:span text:style-name="T259">hould </text:span><text:span text:style-name="T261">+ </text:span><text:span text:style-name="T259">голый инфинитив связан с настоящим и будущим, а </text:span><text:span text:style-name="T261">should +</text:span><text:span text:style-name="T259"> перфектный </text:span><text:span text:style-name="T261">инфинитив </text:span><text:span text:style-name="T259">— с прошлым, в значении когда «чего-то не ожидали и сожалеют об этом» </text:span></text:p>
      <text:p text:style-name="P312"><text:span text:style-name="T259">или когда критикуют </text:span><text:span text:style-name="T260">чьи-то действия.</text:span></text:p>
      <text:p text:style-name="P222"/>
      <text:p text:style-name="P85">I don’t think you should work at weekends — Не думаю, что тебе нужно работать по выходн.</text:p>
      <text:p text:style-name="P85">You should see the doctor — Тебе стоит пойти к доктору.</text:p>
      <text:p text:style-name="P46"/>
      <text:p text:style-name="P46"><text:span text:style-name="T402">I should have listened to you — Нужно было тебя послушать (</text:span><text:span text:style-name="T403">ж</text:span><text:span text:style-name="T402">аль, что я тебя не послушал).</text:span></text:p>
      <text:p text:style-name="P46"/>
      <text:p text:style-name="P47"><text:span text:style-name="T403">I knew y</text:span><text:span text:style-name="T401">ou shouldn’t have trusted him — </text:span><text:span text:style-name="T403">Я знал, что т</text:span><text:span text:style-name="T401">ебе не </text:span><text:span text:style-name="T403">следовало</text:span><text:span text:style-name="T401"> ему доверять </text:span></text:p>
      <text:p text:style-name="P47"><text:span text:style-name="T401">(</text:span><text:span text:style-name="T403">з</text:span><text:span text:style-name="T401">ря ты ему поверил).</text:span></text:p>
      <text:p text:style-name="P219"/>
      <text:p text:style-name="P313"><text:span text:style-name="T164">Глагол dare означает «осмелиться», «иметь наглость», «рискнуть». </text:span><text:span text:style-name="T165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72"/>
      <text:p text:style-name="P372">I <text:span text:style-name="T5">dare </text:span><text:span text:style-name="T12">not</text:span> ask if you forgive me — Я <text:span text:style-name="T5">не смею</text:span> спрашивать, простишь ли ты меня <text:span text:style-name="T405">(модальный)</text:span>.</text:p>
      <text:p text:style-name="P373">How dare you speak to me like that?! <text:span text:style-name="T401">—</text:span> Как ты смеешь так говорить со мной?!</text:p>
      <text:p text:style-name="P372"/>
      <text:p text:style-name="P314"><text:span text:style-name="T194">Though he is rude I </text:span><text:span text:style-name="T202">don`t </text:span><text:span text:style-name="T203">dare</text:span><text:span text:style-name="T194"> say </text:span><text:span text:style-name="T195">that </text:span><text:span text:style-name="T194">he is a </text:span><text:span text:style-name="T195">bad</text:span><text:span text:style-name="T194"> man. — Хотя он грубоват, </text:span><text:span text:style-name="T195">я </text:span><text:span text:style-name="T202">не </text:span><text:span text:style-name="T203">осмелюсь</text:span><text:span text:style-name="T194"> сказать, что он плохой человек </text:span><text:span text:style-name="T195">(обычный глагол)</text:span><text:span text:style-name="T194">.</text:span></text:p>
      <text:p text:style-name="P374"/>
      <text:p text:style-name="P358"><text:span text:style-name="T372">К</text:span><text:span text:style-name="T371">онструкция be able to </text:span><text:span text:style-name="T398">может </text:span><text:span text:style-name="T374">переда</text:span><text:span text:style-name="T398">вать</text:span><text:span text:style-name="T374"> </text:span><text:span text:style-name="T398">доп.</text:span><text:span text:style-name="T372"> </text:span><text:span text:style-name="T371">значение «имею возможность».</text:span></text:p>
      <text:p text:style-name="P364">I was able to travel last year. — В прошлом году у меня была возможность путешествовать.</text:p>
      <text:p text:style-name="P364"/>
      <text:p text:style-name="P218">Часто, в разговорной речи, вместо have to употребляется have got to. <text:span text:style-name="T400">Эта конструкця</text:span> </text:p>
      <text:p text:style-name="P218">означает тоже самое, но употребляется только в утвержденях.</text:p>
      <text:p text:style-name="P218"/>
      <text:p text:style-name="P375">I’ve got to work a lot / I have to work a lot — Мне приходится много работать.</text:p>
      <text:p text:style-name="P374"/>
      <text:p text:style-name="P421">Модальная конструкция had better</text:p>
      <text:p text:style-name="P397"/>
      <text:p text:style-name="P318"><text:span text:style-name="T166">Переводится как «бы лучше», например «я бы лучше», «он бы лучше» и т. д. О</text:span><text:span text:style-name="T169">значает рекомендацию либо употребляется в ситуациях, когда нужно немедленно принять решение. </text:span></text:p>
      <text:p text:style-name="P398"/>
      <text:p text:style-name="P317"><text:span text:style-name="T168">Слово</text:span><text:span text:style-name="T166"> had сокращается до `d. Поэтому </text:span><text:span text:style-name="T167">его </text:span><text:span text:style-name="T166">легко перепутать </text:span><text:span text:style-name="T168">c </text:span><text:span text:style-name="T166">would, т. к. и переводится </text:span></text:p>
      <text:p text:style-name="P316"><text:span text:style-name="T167">он</text:span><text:span text:style-name="T168">о</text:span><text:span text:style-name="T167"> </text:span><text:span text:style-name="T166">одинаково, частицей «бы». </text:span><text:span text:style-name="T169">После had better идет голый инфинитив.</text:span></text:p>
      <text:p text:style-name="P401"/>
      <text:p text:style-name="P461"><text:span text:style-name="T169">О</text:span><text:span text:style-name="T154">трицательная форма выглядит так: had better not. Частица not идет после better, а не had.</text:span></text:p>
      <text:p text:style-name="P402">Вопросы в основном встречаются в отрицательной форме.</text:p>
      <text:p text:style-name="P48"><text:soft-page-break/><text:span text:style-name="T211">You had better have your car washed — Ты бы лучше помыл свою машину. </text:span><text:span text:style-name="T216">(рекомендация)</text:span></text:p>
      <text:p text:style-name="P49"><text:span text:style-name="T211">We</text:span><text:span text:style-name="T213">’d better</text:span><text:span text:style-name="T211"> call the police — Нам </text:span><text:span text:style-name="T213">бы лучше</text:span><text:span text:style-name="T211"> позвонить в полицию. (немедленно)</text:span></text:p>
      <text:p text:style-name="P377"/>
      <text:p text:style-name="P378">You had better not go there — Ты бы лучше не ходил туда.</text:p>
      <text:p text:style-name="P378">Hadn’t you better go to bed? — Не лучше ли тебе пойти прилечь?</text:p>
      <text:p text:style-name="P402"/>
      <text:p text:style-name="P319"><text:span text:style-name="T169">Х</text:span><text:span text:style-name="T170">отя had и находится в прошедшей форме, сам</text:span><text:span text:style-name="T171">а</text:span><text:span text:style-name="T170"> </text:span><text:span text:style-name="T171">конструкция</text:span><text:span text:style-name="T170"> употребляется в настоящем </text:span></text:p>
      <text:p text:style-name="P403">и будущем. В прошедшем можно использовать should с перфектным инфинитивом.</text:p>
      <text:p text:style-name="P403"/>
      <text:p text:style-name="P87"><text:span text:style-name="T152">You </text:span><text:span text:style-name="T212">should have stayed</text:span><text:span text:style-name="T152"> at home —</text:span><text:span text:style-name="T212"> </text:span><text:span text:style-name="T214">Б</text:span><text:span text:style-name="T212">ыло бы </text:span><text:span text:style-name="T214">л</text:span><text:span text:style-name="T212">учше</text:span><text:span text:style-name="T152"> остаться дома.</text:span></text:p>
      <text:p text:style-name="P403"/>
      <text:p text:style-name="P403">Иногда had вообще выкидывают, и употребляют только better.</text:p>
      <text:p text:style-name="P86"><text:span text:style-name="T152">Where’s she? She </text:span><text:span text:style-name="T212">better</text:span><text:span text:style-name="T152"> be here. — Где она? </text:span><text:span text:style-name="T212">Лучше бы</text:span><text:span text:style-name="T152"> ей оказаться здесь.</text:span></text:p>
      <text:p text:style-name="P379"/>
      <text:p text:style-name="P399">В отличие от should, рекомендация с had better намекает на негативные последствия, </text:p>
      <text:p text:style-name="P399">если ее не выполнить. <text:span text:style-name="T407">А</text:span> should означает добрый совет.</text:p>
      <text:p text:style-name="P399"/>
      <text:p text:style-name="P399"/>
      <text:p text:style-name="P429">Инфинитив и герундий</text:p>
      <text:p text:style-name="P400"/>
      <text:p text:style-name="P406">Инфинитив и герундий могут переводиться:</text:p>
      <text:list xml:id="list2588610626" text:style-name="L13">
        <text:list-item>
          <text:p text:style-name="P532">начальной формой глагола <text:span text:style-name="T415">(</text:span>делать<text:span text:style-name="T415">)</text:span>;</text:p>
        </text:list-item>
        <text:list-item>
          <text:p text:style-name="P532">причастием <text:span text:style-name="T415">(</text:span>делая<text:span text:style-name="T415">)</text:span>;</text:p>
        </text:list-item>
        <text:list-item>
          <text:p text:style-name="P532">придаточным предложением <text:span text:style-name="T415">(</text:span>чтобы делать<text:span text:style-name="T415">)</text:span>;</text:p>
        </text:list-item>
        <text:list-item>
          <text:p text:style-name="P532">герундий может также переводиться существительным <text:span text:style-name="T415">(</text:span>действие<text:span text:style-name="T415">);</text:span></text:p>
        </text:list-item>
      </text:list>
      <text:p text:style-name="P405"/>
      <text:p text:style-name="P50"><text:span text:style-name="T217">They</text:span><text:span text:style-name="T218"> plan </text:span><text:span text:style-name="T215">to sell</text:span><text:span text:style-name="T218"> their house — </text:span><text:span text:style-name="T217">Они</text:span><text:span text:style-name="T218"> планируют </text:span><text:span text:style-name="T215">продать</text:span><text:span text:style-name="T218"> свой дом.</text:span></text:p>
      <text:p text:style-name="P382"/>
      <text:p text:style-name="P380">He applied for a new job <text:span text:style-name="T5">to get</text:span> more salary — </text:p>
      <text:p text:style-name="P380">Он решил устроиться на новую работу, <text:span text:style-name="T5">чтобы получать</text:span> больше денег.</text:p>
      <text:p text:style-name="P380"/>
      <text:p text:style-name="P380">I saw a lot of kids <text:span text:style-name="T5">playing</text:span> in the street — Я увидел много детишек, <text:span text:style-name="T5">играющих</text:span> на улице.</text:p>
      <text:p text:style-name="P404"/>
      <text:p text:style-name="P423">Глаголы с прямым дополнением</text:p>
      <text:p text:style-name="P407"/>
      <text:p text:style-name="P409">Это глаголы, после которых следует дополнение, а после идет инфинитив <text:span text:style-name="T413">с to</text:span>. <text:span text:style-name="T414">Если инфинитив в отрицательной форме, то перед to ставят not, без вспомогательных глаголов.</text:span></text:p>
      <text:p text:style-name="P408"/>
      <text:list xml:id="list3871365658" text:style-name="L14">
        <text:list-item>
          <text:p text:style-name="P533">ask — спрашивать;</text:p>
        </text:list-item>
        <text:list-item>
          <text:p text:style-name="P533">encourage — воодушевлять;</text:p>
        </text:list-item>
        <text:list-item>
          <text:p text:style-name="P533">expect — ожидать;</text:p>
        </text:list-item>
        <text:list-item>
          <text:p text:style-name="P533">invite — приглашать;</text:p>
        </text:list-item>
        <text:list-item>
          <text:p text:style-name="P533">order — заказывать, приказывать;</text:p>
        </text:list-item>
        <text:list-item>
          <text:p text:style-name="P533">persuade — убеждать;</text:p>
        </text:list-item>
        <text:list-item>
          <text:p text:style-name="P533">remind — напоминать;</text:p>
        </text:list-item>
        <text:list-item>
          <text:p text:style-name="P533">teach — обучать;</text:p>
        </text:list-item>
        <text:list-item>
          <text:p text:style-name="P533">tell — говорить;</text:p>
        </text:list-item>
        <text:list-item>
          <text:p text:style-name="P533">warn — предупреждать;</text:p>
          <text:p text:style-name="P534"/>
        </text:list-item>
      </text:list>
      <text:p text:style-name="P381">I asked <text:span text:style-name="T409">Mike</text:span><text:span text:style-name="T5"> to call</text:span> me — Я попросил <text:span text:style-name="T409">Майка</text:span> <text:span text:style-name="T5">позвонить</text:span>.</text:p>
      <text:p text:style-name="P381">The guard warned <text:span text:style-name="T409">us</text:span> <text:span text:style-name="T5">not to cross</text:span> the line — Охранник предупредил <text:span text:style-name="T409">нас</text:span> <text:span text:style-name="T5">не пересекать</text:span> черту.</text:p>
      <text:p text:style-name="P409"/>
      <text:p text:style-name="P176"><text:soft-page-break/>Инфинитив в разных ситуациях</text:p>
      <text:p text:style-name="P321"/>
      <text:p text:style-name="P321">Если инфинитив идет после прилагательного, то <text:span text:style-name="T417">прилагательное</text:span> будет наречием (как?)</text:p>
      <text:p text:style-name="P14">He was <text:span text:style-name="T409">hard</text:span> <text:span text:style-name="T5">to deal</text:span> with — C ним было <text:span text:style-name="T409">трудно</text:span> <text:span text:style-name="T5">иметь дело</text:span>. <text:span text:style-name="T416">(предлог в конце)</text:span></text:p>
      <text:p text:style-name="P14"/>
      <text:p text:style-name="P223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223"/>
      <text:p text:style-name="P88">He’s running home <text:span text:style-name="T5">to get</text:span> his wallet — Он сейчас бежит домой, <text:span text:style-name="T5">чтобы взять</text:span> бумажник.</text:p>
      <text:p text:style-name="P88">He had nobody <text:span text:style-name="T5">to talk</text:span> to — У него не было никого, <text:span text:style-name="T5">чтобы поговорить</text:span> (talk to — <text:span text:style-name="T418">это </text:span>связка).</text:p>
      <text:p text:style-name="P223"/>
      <text:p text:style-name="P224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9">Her parents took a loan <text:span text:style-name="T5">so that</text:span> <text:span text:style-name="T409">she could go to college</text:span> — </text:p>
      <text:p text:style-name="P89">Ее родители взяли деньги в долг, <text:span text:style-name="T5">чтобы</text:span> <text:span text:style-name="T409">она могла пойти учиться в колледж</text:span>.</text:p>
      <text:p text:style-name="P14"/>
      <text:p text:style-name="P472"><text:span text:style-name="T318">Ситуации, когда использу</text:span><text:span text:style-name="T320">ю</text:span><text:span text:style-name="T318">т </text:span><text:span text:style-name="T319">герунди</text:span><text:span text:style-name="T318">й</text:span></text:p>
      <text:p text:style-name="P207"/>
      <text:p text:style-name="P471"><text:span text:style-name="T263">Герундий </text:span><text:span text:style-name="T264">похож на</text:span><text:span text:style-name="T263"> причастие в русском языке (форма глагола с признаками прилагательного, </text:span><text:span text:style-name="T264">где ощущение глагола очень сильное</text:span><text:span text:style-name="T263">). Чаще всего он ставится после предлогов.</text:span></text:p>
      <text:p text:style-name="P409"/>
      <text:p text:style-name="P322"><text:span text:style-name="T174">Популярны</text:span><text:span text:style-name="T175">е</text:span><text:span text:style-name="T174"> связки глагол + предлог:</text:span></text:p>
      <text:list xml:id="list3299209818" text:style-name="L15">
        <text:list-item>
          <text:p text:style-name="P535">succeed in — преуспел в;</text:p>
        </text:list-item>
        <text:list-item>
          <text:p text:style-name="P535">insist on — настаивать на;</text:p>
        </text:list-item>
        <text:list-item>
          <text:p text:style-name="P535">think of — размышлять о;</text:p>
        </text:list-item>
        <text:list-item>
          <text:p text:style-name="P535">dream of — мечтать о;</text:p>
        </text:list-item>
        <text:list-item>
          <text:p text:style-name="P535">feel like — быть в настроении для;</text:p>
        </text:list-item>
        <text:list-item>
          <text:p text:style-name="P535">look forward to — <text:span text:style-name="T419">жать с нетерпением</text:span>;</text:p>
        </text:list-item>
      </text:list>
      <text:p text:style-name="P410"/>
      <text:p text:style-name="P14">I feel like flying, I’m so excited! — Я чувствую, как будто я летаю, я так взволнована!</text:p>
      <text:p text:style-name="P14"/>
      <text:p text:style-name="P90">I’m <text:span text:style-name="T5">looking forward to</text:span> hearing from you — <text:span text:style-name="T5">Жду с нетерпением</text:span> информации от вас.</text:p>
      <text:p text:style-name="P90">(здесь to — это предлог, а не частица; поэтому стоит герундий).</text:p>
      <text:p text:style-name="P410"/>
      <text:p text:style-name="P411">Популярные связки глагол + дополнение + предлог:</text:p>
      <text:list xml:id="list3707494783" text:style-name="L16">
        <text:list-item>
          <text:p text:style-name="P536">congratulate ... on — поздравить (кого-то) с;</text:p>
        </text:list-item>
        <text:list-item>
          <text:p text:style-name="P536">accuse ... of — обвинить (кого-то) в;</text:p>
        </text:list-item>
        <text:list-item>
          <text:p text:style-name="P536">suspect ... of — подозревать (кого-то) в;</text:p>
        </text:list-item>
        <text:list-item>
          <text:p text:style-name="P536">prevent ... from — предостеречь (кого-то) от;</text:p>
        </text:list-item>
        <text:list-item>
          <text:p text:style-name="P536">stop ... from — помешать (кому-то) в;</text:p>
        </text:list-item>
        <text:list-item>
          <text:p text:style-name="P536">forgive ... for — простить (кого-то) за;</text:p>
        </text:list-item>
      </text:list>
      <text:p text:style-name="P411"/>
      <text:p text:style-name="P383">I congratulate you on winning the competition — Я поздравляю тебя с победой в соревновании.</text:p>
      <text:p text:style-name="P383">He prevented me from taking a loan — Он предостерег меня от того, чтобы взять ссуду.</text:p>
      <text:p text:style-name="P383"/>
      <text:p text:style-name="P412">Популярные связки прилагательное + предлог:</text:p>
      <text:list xml:id="list4267495210" text:style-name="L17">
        <text:list-item>
          <text:p text:style-name="P537">afraid of — бояться (чего-то);</text:p>
        </text:list-item>
        <text:list-item>
          <text:p text:style-name="P537">fed up with — быть сытым по горло (из-за чего-то);</text:p>
        </text:list-item>
        <text:list-item>
          <text:p text:style-name="P537">good at — хорошо (что-то) делать;</text:p>
        </text:list-item>
        <text:list-item>
          <text:p text:style-name="P537">interested in — интересоваться (чем-то);</text:p>
        </text:list-item>
      </text:list>
      <text:p text:style-name="P412"/>
      <text:p text:style-name="P384"><text:soft-page-break/>I’m fed up with his sneaking around all the time <text:span text:style-name="T243">—</text:span> Меня достало, что он тут </text:p>
      <text:p text:style-name="P384">постоянно крутится.</text:p>
      <text:p text:style-name="P384"/>
      <text:p text:style-name="P384">I’m interested in reading sci-fi — Мне интересно читать фантастику.</text:p>
      <text:p text:style-name="P384"/>
      <text:p text:style-name="P413">Устойчивые выр-я, в которых используется герундий:</text:p>
      <text:list xml:id="list3183130055" text:style-name="L18">
        <text:list-item>
          <text:p text:style-name="P538">It`s no use/good — бесполезно, нет смысла;</text:p>
        </text:list-item>
        <text:list-item>
          <text:p text:style-name="P538">It`s not worth — этого того не стоит;</text:p>
        </text:list-item>
        <text:list-item>
          <text:p text:style-name="P538">There`s no point in — незачем это делать;</text:p>
        </text:list-item>
        <text:list-item>
          <text:p text:style-name="P538">Have difficulty — иметь трудности;</text:p>
        </text:list-item>
        <text:list-item>
          <text:p text:style-name="P538">be busy — заниматься делом;</text:p>
        </text:list-item>
        <text:list-item>
          <text:p text:style-name="P538">a waste of money/time — это деньги на ветер / время впустую;</text:p>
        </text:list-item>
      </text:list>
      <text:p text:style-name="P413"/>
      <text:p text:style-name="P385">I earn a lot of money, so it’s not worth changing the job — Я зарабатываю много денег, </text:p>
      <text:p text:style-name="P385">так что не стоит менять работу.</text:p>
      <text:p text:style-name="P385"/>
      <text:p text:style-name="P385">Do you have difficulty remembering your childhood? — Тебе трудно вспомнить свое детство?</text:p>
      <text:p text:style-name="P385">It’s a waste of time watching TV — Это пустая трата времени, смотреть телевизор.</text:p>
      <text:p text:style-name="P385">She is very busy launching her new project — Она слишком занята запуском нового проекта.</text:p>
      <text:p text:style-name="P413"/>
      <text:p text:style-name="P323"><text:span text:style-name="T189">Герундий с о</text:span><text:span text:style-name="T187">борот</text:span><text:span text:style-name="T189">ом</text:span><text:span text:style-name="T187"> </text:span><text:span text:style-name="T188">be/get</text:span><text:span text:style-name="T187"> used to</text:span></text:p>
      <text:p text:style-name="P414"/>
      <text:p text:style-name="P324"><text:span text:style-name="T152">Оборот </text:span><text:span text:style-name="T191">be used to</text:span><text:span text:style-name="T152"> означает «я привык», а </text:span><text:span text:style-name="T191">get used to</text:span><text:span text:style-name="T152"> </text:span><text:span text:style-name="T196">—</text:span><text:span text:style-name="T152"> «я привыкаю». </text:span><text:span text:style-name="T176">Как и в пассивном залоге, be показывает состояние, а get — процесс. </text:span><text:span text:style-name="T178">Чтобы подчеркнуть, что процесс формируется, </text:span><text:span text:style-name="T177">get </text:span><text:span text:style-name="T178">ставят</text:span><text:span text:style-name="T177"> в </text:span><text:span text:style-name="T179">форму</text:span><text:span text:style-name="T177"> Continuous.</text:span></text:p>
      <text:p text:style-name="P415"/>
      <text:p text:style-name="P386">I`m used to working hard — Я привык много работать.</text:p>
      <text:p text:style-name="P386"/>
      <text:p text:style-name="P387">I`m getting used to working hard — Я привыкаю много работать.</text:p>
      <text:p text:style-name="P324"><text:span text:style-name="T197">(</text:span><text:span text:style-name="T198">get в</text:span><text:span text:style-name="T197"> форме Continu</text:span><text:span text:style-name="T198">o</text:span><text:span text:style-name="T197">us </text:span><text:span text:style-name="T198">идет с</text:span><text:span text:style-name="T197"> be </text:span><text:span text:style-name="T198">и окончанием</text:span><text:span text:style-name="T197"> -ing)</text:span></text:p>
      <text:p text:style-name="P426"/>
      <text:p text:style-name="P325"><text:span text:style-name="T190">Этот оборот не нужно путать с модальной конструкцией </text:span><text:span text:style-name="T204">used to</text:span><text:span text:style-name="T190">.</text:span></text:p>
      <text:p text:style-name="P427"/>
      <text:p text:style-name="P144"><text:span text:style-name="T152">I </text:span><text:span text:style-name="T219">am used to</text:span><text:span text:style-name="T152"> </text:span><text:span text:style-name="T212">drinking</text:span><text:span text:style-name="T152"> a lot of water — Я </text:span><text:span text:style-name="T219">привык</text:span><text:span text:style-name="T212"> пить</text:span><text:span text:style-name="T152"> много воды.</text:span></text:p>
      <text:p text:style-name="P325"><text:span text:style-name="T204">(после оборота всегда идет </text:span><text:span text:style-name="T206">герундий</text:span><text:span text:style-name="T204">)</text:span></text:p>
      <text:p text:style-name="P366"/>
      <text:p text:style-name="P144"><text:span text:style-name="T152">I </text:span><text:span text:style-name="T219">used to</text:span><text:span text:style-name="T152"> </text:span><text:span text:style-name="T212">drink</text:span><text:span text:style-name="T152"> a lot of coffee — </text:span><text:span text:style-name="T219">Раньше</text:span><text:span text:style-name="T152"> я </text:span><text:span text:style-name="T212">пил</text:span><text:span text:style-name="T152"> много кофе.</text:span></text:p>
      <text:p text:style-name="P325"><text:span text:style-name="T204">(после модальной конструкции идет инфинитив, и она </text:span><text:span text:style-name="T205">передает другой смысл</text:span><text:span text:style-name="T204">)</text:span></text:p>
      <text:p text:style-name="P427"/>
      <text:p text:style-name="P424">Причасный оборот с герундием <text:span text:style-name="T421">(ing-clause)</text:span></text:p>
      <text:p text:style-name="P415"/>
      <text:p text:style-name="P416">Это неполноценное предложение, которое в русском языке выделяется запятыми.</text:p>
      <text:p text:style-name="P326"><text:span text:style-name="T180">В английском запятая </text:span><text:span text:style-name="T181">ставится если причисный оборот в первой половине предложения.</text:span></text:p>
      <text:p text:style-name="P416"/>
      <text:p text:style-name="P326"><text:span text:style-name="T199">David hurt his leg </text:span><text:span text:style-name="T207">playing football</text:span><text:span text:style-name="T199"> — Дэвид повредил ногу, </text:span><text:span text:style-name="T207">играя в футбол</text:span><text:span text:style-name="T199">.</text:span></text:p>
      <text:p text:style-name="P388"/>
      <text:p text:style-name="P92"><text:span text:style-name="T152">The driver saw a boy </text:span><text:span text:style-name="T219">running across the road</text:span><text:span text:style-name="T152"> and stopped the car immediately — </text:span></text:p>
      <text:p text:style-name="P92"><text:span text:style-name="T152">Водитель увидел ребенка, </text:span><text:span text:style-name="T219">бегущего через дорогу</text:span><text:span text:style-name="T152">, и быстро остановил машину.</text:span></text:p>
      <text:p text:style-name="P416"/>
      <text:p text:style-name="P415">Причастный оборот можно использовать вместе с союзами while и when.</text:p>
      <text:p text:style-name="P91"><text:span text:style-name="T152">David hurt his leg </text:span><text:span text:style-name="T219">while playing football</text:span><text:span text:style-name="T152"> – Дэвид повредил ногу, </text:span><text:span text:style-name="T219">когда играл в футбол</text:span><text:span text:style-name="T152">.</text:span></text:p>
      <text:p text:style-name="P415"/>
      <text:p text:style-name="P425"><text:soft-page-break/>Глагол с -ing как прилагательное</text:p>
      <text:p text:style-name="P417"/>
      <text:p text:style-name="P328"><text:span text:style-name="T182">Если к глаголу добавить оконание -ing и ощущение </text:span><text:span text:style-name="T184">глагола </text:span><text:span text:style-name="T183">перестанет быть</text:span><text:span text:style-name="T182"> сильным, </text:span></text:p>
      <text:p text:style-name="P328"><text:span text:style-name="T182">то такое слово будет восприниматься как </text:span><text:span text:style-name="T183">прилагательное</text:span><text:span text:style-name="T182">.</text:span></text:p>
      <text:p text:style-name="P418"/>
      <text:p text:style-name="P418">shocking — шокирующий. (есть ощещение, что это характеристика)</text:p>
      <text:p text:style-name="P418"/>
      <text:p text:style-name="P327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418"/>
      <text:p text:style-name="P389">He told me an interesting story — Он рассказал мне интересную историю.</text:p>
      <text:p text:style-name="P389">This movie is boring — Этот фильм такой скучный.</text:p>
      <text:p text:style-name="P418"/>
      <text:p text:style-name="P418"/>
      <text:p text:style-name="P430">Сложные предложения</text:p>
      <text:p text:style-name="P419"/>
      <text:p text:style-name="P420">Типы сложны<text:span text:style-name="T423">х</text:span> предложений в английском языке:</text:p>
      <text:p text:style-name="P420"/>
      <text:list xml:id="list3685436915" text:style-name="L19">
        <text:list-item>
          <text:p text:style-name="P539">сложноподчиненные предложения (complex sentences):</text:p>
          <text:list>
            <text:list-item>
              <text:p text:style-name="P539">условные предложения (if-clauses);</text:p>
            </text:list-item>
            <text:list-item>
              <text:p text:style-name="P539">придаточные поясняющие предложения (relative clauses);</text:p>
            </text:list-item>
            <text:list-item>
              <text:p text:style-name="P539">косвенная речь (reported speech);</text:p>
              <text:p text:style-name="P539"/>
            </text:list-item>
          </text:list>
        </text:list-item>
        <text:list-item>
          <text:p text:style-name="P539">сложносочиненные предложения <text:span text:style-name="T422">(compound sentences)</text:span>;</text:p>
        </text:list-item>
      </text:list>
      <text:p text:style-name="P473"/>
      <text:p text:style-name="P474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474"/>
      <text:p text:style-name="P177">Условные предложения</text:p>
      <text:p text:style-name="P474"/>
      <text:p text:style-name="P331"><text:span text:style-name="T424">Условн</text:span><text:span text:style-name="T427">ое</text:span><text:span text:style-name="T424"> предложени</text:span><text:span text:style-name="T427">е</text:span><text:span text:style-name="T424"> 0го типа описыва</text:span><text:span text:style-name="T427">е</text:span><text:span text:style-name="T424">т реальн</text:span><text:span text:style-name="T427">ую</text:span><text:span text:style-name="T424"> ситуаци</text:span><text:span text:style-name="T427">ю</text:span><text:span text:style-name="T424">. Обе части переводятся настоящим. В обеих частях глагол стоит в форме Present Simple.</text:span></text:p>
      <text:p text:style-name="P475"/>
      <text:p text:style-name="P93">If I <text:span text:style-name="T5">am</text:span> home, I always <text:span text:style-name="T5">watch</text:span> TV — Если я дома, я всегда смотрю ТВ.</text:p>
      <text:p text:style-name="P475"/>
      <text:p text:style-name="P476">Условное предложение 1го типа говорит о будущем. Обе части переводятся будущим. </text:p>
      <text:p text:style-name="P476">В условной части глагол <text:span text:style-name="T425">стоит </text:span>в Present Simple или Present Perfect.</text:p>
      <text:p text:style-name="P474"/>
      <text:p text:style-name="P96">If I <text:span text:style-name="T5">am</text:span> home tomorrow, I <text:span text:style-name="T5">will watch</text:span> TV — Если я буду завтра дома, я посмотрю ТВ.</text:p>
      <text:p text:style-name="P94"/>
      <text:p text:style-name="P225">Условное предложение 2го типа описывает нереальные ситуации в настоящем или будущем.</text:p>
      <text:p text:style-name="P329"><text:span text:style-name="T265">В условной части глагол </text:span><text:span text:style-name="T268">стоит </text:span><text:span text:style-name="T269">в</text:span><text:span text:style-name="T268"> </text:span><text:span text:style-name="T267">Past Simple</text:span><text:span text:style-name="T266">, а главн</text:span><text:span text:style-name="T268">ая часть содержит would + инфинитив.</text:span></text:p>
      <text:p text:style-name="P94"/>
      <text:p text:style-name="P96">If I <text:span text:style-name="T5">were</text:span> home, I <text:span text:style-name="T5">would watch</text:span> TV — Если бы я был дома, я бы посмотрел ТВ.</text:p>
      <text:p text:style-name="P95"/>
      <text:p text:style-name="P226">Условное предложение 3го типа <text:span text:style-name="T426">выражает сожаление о прошлом (то, чего уже не изменишь).</text:span></text:p>
      <text:p text:style-name="P330"><text:span text:style-name="T268">Переводится также, как и 2й тип. Но в условной части глагол </text:span><text:span text:style-name="T269">стоит </text:span><text:span text:style-name="T268">в Past Perfect, </text:span></text:p>
      <text:p text:style-name="P227">а в главная часть содержит would + перфектный инфинитив.</text:p>
      <text:p text:style-name="P97"/>
      <text:p text:style-name="P477"><text:span text:style-name="T41">I</text:span><text:span text:style-name="T30">f I </text:span><text:span text:style-name="T51">had</text:span><text:span text:style-name="T30"> </text:span><text:span text:style-name="T51">been</text:span><text:span text:style-name="T30"> home yesterday, I </text:span><text:span text:style-name="T51">would</text:span><text:span text:style-name="T30"> </text:span><text:span text:style-name="T51">have</text:span><text:span text:style-name="T30"> </text:span><text:span text:style-name="T51">watched</text:span><text:span text:style-name="T30"> TV — </text:span></text:p>
      <text:p text:style-name="P96">Если бы я был дома вчера, я бы посмотрел телевизор (с сожалением)</text:p>
      <text:p text:style-name="P332"><text:soft-page-break/><text:span text:style-name="T271">Условное предложение смешанного типа комбинирует в своих </text:span><text:span text:style-name="T274">частях</text:span><text:span text:style-name="T271"> </text:span><text:span text:style-name="T274">2й и 3й типы, </text:span></text:p>
      <text:p text:style-name="P332"><text:span text:style-name="T274">но по разному</text:span><text:span text:style-name="T271">. </text:span><text:span text:style-name="T274">В</text:span><text:span text:style-name="T272">сегда </text:span><text:span text:style-name="T273">описывает</text:span><text:span text:style-name="T272"> только нереальны</text:span><text:span text:style-name="T273">е</text:span><text:span text:style-name="T272"> ситуаци</text:span><text:span text:style-name="T273">и</text:span><text:span text:style-name="T272">.</text:span></text:p>
      <text:p text:style-name="P228"/>
      <text:p text:style-name="P51"><text:span text:style-name="T429">Herald </text:span><text:span text:style-name="T16">would have sent</text:span><text:span text:style-name="T429"> us a Christmas card if he </text:span><text:span text:style-name="T16">knew</text:span><text:span text:style-name="T429"> our address — Гарольд послал бы нам рождественскую открытку, если бы знал наш адрес </text:span><text:span text:style-name="T430">(if-часть 2й тип, главная — 3й тип)</text:span><text:span text:style-name="T429">.</text:span></text:p>
      <text:p text:style-name="P229"/>
      <text:p text:style-name="P52"><text:span text:style-name="T428">If I </text:span><text:span text:style-name="T17">had</text:span><text:span text:style-name="T430"> </text:span><text:span text:style-name="T17">studied</text:span><text:span text:style-name="T428"> better at school, I </text:span><text:span text:style-name="T17">wouldn`t work</text:span><text:span text:style-name="T428"> at McDonald’s now — Если бы я лучше учился </text:span></text:p>
      <text:p text:style-name="P52"><text:span text:style-name="T428">в школе, я бы сейчас не работал в Макдональдсе </text:span><text:span text:style-name="T430">(if-часть 3й тип, главная — 2й тип)</text:span><text:span text:style-name="T428">.</text:span></text:p>
      <text:p text:style-name="P229"/>
      <text:p text:style-name="P178"><text:span text:style-name="T270">С</text:span><text:span text:style-name="T243">лова unless и wish в условных предложениях</text:span></text:p>
      <text:p text:style-name="P230"/>
      <text:p text:style-name="P478"><text:span text:style-name="T243">Unless означает «если не». Им часто заменяют </text:span><text:span text:style-name="T277">связку </text:span><text:span text:style-name="T243">if not </text:span><text:span text:style-name="T276">в условных предложениях</text:span><text:span text:style-name="T243">.</text:span></text:p>
      <text:p text:style-name="P229"/>
      <text:p text:style-name="P368"><text:span text:style-name="T428">You can go home </text:span><text:span text:style-name="T15">if</text:span><text:span text:style-name="T428"> you </text:span><text:span text:style-name="T94">do</text:span><text:span text:style-name="T15"> n</text:span><text:span text:style-name="T14">o</text:span><text:span text:style-name="T15">t </text:span><text:span text:style-name="T94">want</text:span><text:span text:style-name="T428"> to stay / You can go home </text:span><text:span text:style-name="T15">unless</text:span><text:span text:style-name="T428"> you want to stay — </text:span></text:p>
      <text:p text:style-name="P390">Ты можешь идти домой, <text:span text:style-name="T5">если не</text:span> хочешь оставаться.</text:p>
      <text:p text:style-name="P368"/>
      <text:p text:style-name="P368"><text:span text:style-name="T15">If</text:span><text:span text:style-name="T428"> I was </text:span><text:span text:style-name="T15">n</text:span><text:span text:style-name="T13">o</text:span><text:span text:style-name="T15">t</text:span><text:span text:style-name="T428"> so hungry, I wouldn’t eat that food / </text:span><text:span text:style-name="T15">Unless</text:span><text:span text:style-name="T428"> I was so hungry, I wouldn’t eat that food — </text:span><text:span text:style-name="T15">Если</text:span><text:span text:style-name="T428"> бы я </text:span><text:span text:style-name="T15">не</text:span><text:span text:style-name="T428"> была такой голодной, я бы не ела эту еду.</text:span></text:p>
      <text:p text:style-name="P229"/>
      <text:p text:style-name="P333"><text:span text:style-name="T270">W</text:span><text:span text:style-name="T275">ish в прямом переводе означает «желаю», но в условных предложения оно вражает сожаление и переводится как «жаль</text:span><text:span text:style-name="T278"> </text:span><text:span text:style-name="T275">не».</text:span></text:p>
      <text:p text:style-name="P229"/>
      <text:p text:style-name="P391"><text:span text:style-name="T428">I </text:span><text:span text:style-name="T15">wish</text:span><text:span text:style-name="T428"> I earned </text:span><text:span text:style-name="T433">$</text:span><text:span text:style-name="T428">10 00</text:span><text:span text:style-name="T435">0</text:span><text:span text:style-name="T428"> in a month — </text:span><text:span text:style-name="T15">Жаль</text:span><text:span text:style-name="T428">, что я </text:span><text:span text:style-name="T15">не</text:span><text:span text:style-name="T428"> зарабатываю </text:span><text:span text:style-name="T433">$</text:span><text:span text:style-name="T428">10 </text:span><text:span text:style-name="T435">0</text:span><text:span text:style-name="T428">00 в месяц.</text:span></text:p>
      <text:p text:style-name="P334"><text:span text:style-name="T200">(досл. «Я бы желал разабатывать $10 0</text:span><text:span text:style-name="T201">0</text:span><text:span text:style-name="T200">0 в месяц»)</text:span></text:p>
      <text:p text:style-name="P391"/>
      <text:p text:style-name="P391"><text:span text:style-name="T428">I </text:span><text:span text:style-name="T94">wish</text:span><text:span text:style-name="T428"> I had </text:span><text:span text:style-name="T94">n</text:span><text:span text:style-name="T95">o</text:span><text:span text:style-name="T94">t</text:span><text:span text:style-name="T428"> eaten so much sushi yesterday — Жаль, что я съела вчера столько суши.</text:span></text:p>
      <text:p text:style-name="P392"><text:span text:style-name="T428">(</text:span>частица not, после had, инвертирует отрицание <text:span text:style-name="T438">в</text:span> wish)</text:p>
      <text:p text:style-name="P229"/>
      <text:p text:style-name="P479"><text:span text:style-name="T434">Когда</text:span><text:span text:style-name="T432"> хочется</text:span><text:span text:style-name="T431">, чтобы случилось </text:span><text:span text:style-name="T437">желаемое</text:span><text:span text:style-name="T431">, </text:span><text:span text:style-name="T432">можно использ.</text:span><text:span text:style-name="T431"> if only </text:span><text:span text:style-name="T432">+ глагол в Past Simple</text:span><text:span text:style-name="T431">.</text:span></text:p>
      <text:p text:style-name="P480">Также if only может заменять I wish (по смыслу почти одинаково).</text:p>
      <text:p text:style-name="P479"/>
      <text:p text:style-name="P98">If only we <text:span text:style-name="T431">could find</text:span> a taxi! — Эх, если бы мы могли найти такси! <text:span text:style-name="T432">(could вместо would)</text:span></text:p>
      <text:p text:style-name="P130"/>
      <text:p text:style-name="P231">Сожаления о настоящем: I wish + Past Simple (грамматика 2го типа).</text:p>
      <text:p text:style-name="P99">I wish I could fly like a bird — Жаль, что я не летаю, как птица.</text:p>
      <text:p text:style-name="P231"/>
      <text:p text:style-name="P231">Сожаления о прошлом: I wish + Past Perfect (грамматика 3го типа).</text:p>
      <text:p text:style-name="P99">I wish I had talked to Mike yesterday — Жаль, что я не поговорила с Майком вчера.</text:p>
      <text:p text:style-name="P231"/>
      <text:p text:style-name="P231">Сожаления о настоящем из-за другого человека: I wish + could + инфинитив.</text:p>
      <text:p text:style-name="P53"><text:span text:style-name="T436">I wish you could make me happy — </text:span><text:span text:style-name="T437">Ж</text:span><text:span text:style-name="T436">аль, что ты не можешь сделать меня счастливой.</text:span></text:p>
      <text:p text:style-name="P231"/>
      <text:p text:style-name="P231">Сожаления о прошлом из-за другого человека: I wish + мод. глагол + перфектный инфинитив.</text:p>
      <text:p text:style-name="P99">I wish we could have worked it out — Жаль, что мы не смогли это уладить.</text:p>
      <text:p text:style-name="P231"/>
      <text:p text:style-name="P232">Когда хочется, чтобы кто-то выполнил желаемое в будущем: I wish + would + инфинитив.</text:p>
      <text:p text:style-name="P100">I wish you would stop smoking — Я бы хотела, чтобы ты перестал курить.</text:p>
      <text:p text:style-name="P100"/>
      <text:p text:style-name="P206">Придаточные определительные предложения</text:p>
      <text:p text:style-name="P233"/>
      <text:p text:style-name="P234">Это небольшие, поясняющие предложения, которые сообщают дополнительную </text:p>
      <text:p text:style-name="P234">информацию о человеке или предмете.</text:p>
      <text:p text:style-name="P335"><text:soft-page-break/><text:span text:style-name="T280">Если к союзам who, wich, that относится предлог, то он </text:span><text:span text:style-name="T281">остается</text:span><text:span text:style-name="T280"> в конце придаточного предложения, </text:span><text:span text:style-name="T282">даже если сам союз выпадет.</text:span></text:p>
      <text:p text:style-name="P235"/>
      <text:p text:style-name="P102">Do you know the woman (who/that) Tom is talking <text:span text:style-name="T5">to</text:span>? — Ты знаешь женщину, </text:p>
      <text:p text:style-name="P102"><text:span text:style-name="T5">с которой</text:span> говорит Том?</text:p>
      <text:p text:style-name="P101"/>
      <text:p text:style-name="P236">Союзы whose, whom, where обычно не выпадают вовсе.</text:p>
      <text:p text:style-name="P103"/>
      <text:p text:style-name="P103">It was the village where I wanted to meet my old age — Это была деревня, где я хотел</text:p>
      <text:p text:style-name="P10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3"/>
      <text:p text:style-name="P236">Союз whom — это формальный вариант слова who. В речи практичечески не используется.</text:p>
      <text:p text:style-name="P236">Этот союз появляется только в том случае, если перед <text:span text:style-name="T439">ним </text:span>будет стоять предлог. </text:p>
      <text:p text:style-name="P236"/>
      <text:p text:style-name="P103">The boy <text:span text:style-name="T5">with whom</text:span> we usually play football broke his leg last week — </text:p>
      <text:p text:style-name="P103">Мальчик, с которым мы обычно играем в футбол, сломал ногу на прошлой неделе.</text:p>
      <text:p text:style-name="P242"/>
      <text:p text:style-name="P481"><text:span text:style-name="T279">Е</text:span><text:span text:style-name="T243">сли предлог сместить в конец придаточного предложения, то whom превратиться </text:span></text:p>
      <text:p text:style-name="P244">в who и его можно будет убрать.</text:p>
      <text:p text:style-name="P243"/>
      <text:p text:style-name="P54"><text:span text:style-name="T439">The boy </text:span><text:span text:style-name="T130">(</text:span><text:span text:style-name="T127">who</text:span><text:span text:style-name="T130">) </text:span><text:span text:style-name="T131">we usually play football </text:span><text:span text:style-name="T128">with</text:span><text:span text:style-name="T439"> broke his leg last week — </text:span></text:p>
      <text:p text:style-name="P54"><text:span text:style-name="T439">Мальчик, </text:span><text:span text:style-name="T131">с которм мы обычно играем в футбол</text:span><text:span text:style-name="T439">, сломал ногу на прошлой неделе.</text:span></text:p>
      <text:p text:style-name="P236"/>
      <text:p text:style-name="P201">Косвенна речь</text:p>
      <text:p text:style-name="P201"/>
      <text:p text:style-name="P275"><text:span text:style-name="T441">Грамматически, </text:span>Present <text:span text:style-name="T442">меняется </text:span>на Past, <text:span text:style-name="T441">н</text:span><text:span text:style-name="T440">о перевод остается в настоящем.</text:span></text:p>
      <text:p text:style-name="P276"/>
      <text:p text:style-name="P337"><text:span text:style-name="T69">(</text:span><text:span text:style-name="T62">I live in </text:span><text:span text:style-name="T61">Bali</text:span><text:span text:style-name="T69">)</text:span><text:span text:style-name="T68"> </text:span><text:span text:style-name="T67">H</text:span><text:span text:style-name="T63">e said that he </text:span><text:span text:style-name="T53">lived</text:span><text:span text:style-name="T63"> in </text:span><text:span text:style-name="T61">Bali</text:span><text:span text:style-name="T63"> — Он сказал, что </text:span><text:span text:style-name="T53">живет</text:span><text:span text:style-name="T63"> </text:span><text:span text:style-name="T64">на</text:span><text:span text:style-name="T63"> </text:span><text:span text:style-name="T61">Бали</text:span><text:span text:style-name="T63">.</text:span></text:p>
      <text:p text:style-name="P338"><text:span text:style-name="T69">(</text:span><text:span text:style-name="T61">I am </text:span><text:span text:style-name="T66">flying</text:span><text:span text:style-name="T61"> to Bali</text:span><text:span text:style-name="T69">)</text:span><text:span text:style-name="T68"> </text:span><text:span text:style-name="T67">H</text:span><text:span text:style-name="T61">e said that he </text:span><text:span text:style-name="T55">was </text:span><text:span text:style-name="T57">flying</text:span><text:span text:style-name="T61"> to Bali — Он сказал, что </text:span><text:span text:style-name="T57">летит</text:span><text:span text:style-name="T61"> на Бали.</text:span></text:p>
      <text:p text:style-name="P337"><text:span text:style-name="T69">(</text:span><text:span text:style-name="T62">I have been to </text:span><text:span text:style-name="T61">Bali</text:span><text:span text:style-name="T69">)</text:span><text:span text:style-name="T68"> </text:span><text:span text:style-name="T67">H</text:span><text:span text:style-name="T65">e said that he </text:span><text:span text:style-name="T54">had been</text:span><text:span text:style-name="T65"> to </text:span><text:span text:style-name="T61">Bali</text:span><text:span text:style-name="T65"> — Он сказал, что </text:span><text:span text:style-name="T54">бывал</text:span><text:span text:style-name="T65"> на </text:span><text:span text:style-name="T61">Бали</text:span><text:span text:style-name="T65">.</text:span></text:p>
      <text:p text:style-name="P275"/>
      <text:p text:style-name="P276">Past Simple и Past Continuous меняются на Past Perfect и Past Perfect Continuous.</text:p>
      <text:p text:style-name="P276">Past Perfect не меняется.</text:p>
      <text:p text:style-name="P237"/>
      <text:p text:style-name="P336"><text:span text:style-name="T48">(</text:span><text:span text:style-name="T42">I lived in </text:span><text:span text:style-name="T43">Bali</text:span><text:span text:style-name="T48">)</text:span><text:span text:style-name="T47"> </text:span><text:span text:style-name="T46">H</text:span><text:span text:style-name="T44">e said that he </text:span><text:span text:style-name="T54">had lived</text:span><text:span text:style-name="T44"> in </text:span><text:span text:style-name="T43">Bali</text:span><text:span text:style-name="T44"> — Он сказала, что </text:span><text:span text:style-name="T54">жил</text:span><text:span text:style-name="T44"> на </text:span><text:span text:style-name="T43">Bali</text:span><text:span text:style-name="T44">.</text:span></text:p>
      <text:p text:style-name="P339"><text:span text:style-name="T48">(</text:span><text:span text:style-name="T43">I was </text:span><text:span text:style-name="T45">flying</text:span><text:span text:style-name="T43"> to Bali</text:span><text:span text:style-name="T48">)</text:span><text:span text:style-name="T47"> </text:span><text:span text:style-name="T46">H</text:span><text:span text:style-name="T43">e said that he </text:span><text:span text:style-name="T55">had been </text:span><text:span text:style-name="T58">flying</text:span><text:span text:style-name="T43"> to Bali </text:span><text:span text:style-name="T44">—</text:span><text:span text:style-name="T43"> Она сказал, что </text:span><text:span text:style-name="T58">летел</text:span><text:span text:style-name="T43"> на Бали.</text:span></text:p>
      <text:p text:style-name="P238"/>
      <text:p text:style-name="P337"><text:span text:style-name="T283">Future</text:span><text:span text:style-name="T284"> меня</text:span><text:span text:style-name="T283">е</text:span><text:span text:style-name="T284">тся на Future-in-the-</text:span><text:span text:style-name="T286">P</text:span><text:span text:style-name="T284">ast. </text:span><text:span text:style-name="T283">(</text:span><text:span text:style-name="T285">вместо </text:span><text:span text:style-name="T283">will </text:span><text:span text:style-name="T285">будет</text:span><text:span text:style-name="T283"> would </text:span><text:span text:style-name="T285">и пр.</text:span><text:span text:style-name="T283">)</text:span></text:p>
      <text:p text:style-name="P337"><text:span text:style-name="T48">(</text:span><text:span text:style-name="T42">I will </text:span><text:span text:style-name="T45">fly</text:span><text:span text:style-name="T42"> to </text:span><text:span text:style-name="T43">Bali</text:span><text:span text:style-name="T48">)</text:span><text:span text:style-name="T47"> </text:span><text:span text:style-name="T46">H</text:span><text:span text:style-name="T42">e said that he </text:span><text:span text:style-name="T56">would </text:span><text:span text:style-name="T58">fly</text:span><text:span text:style-name="T42"> to </text:span><text:span text:style-name="T43">Bali</text:span><text:span text:style-name="T42"> — Он сказала, что </text:span><text:span text:style-name="T58">полетит</text:span><text:span text:style-name="T42"> на </text:span><text:span text:style-name="T43">Бали</text:span><text:span text:style-name="T42">.</text:span></text:p>
      <text:p text:style-name="P240"/>
      <text:p text:style-name="P341"><text:span text:style-name="T287">В </text:span><text:span text:style-name="T289">специальных </text:span><text:span text:style-name="T287">вопросах, предложение перестраивается в утвердительную форму. </text:span></text:p>
      <text:p text:style-name="P341"><text:span text:style-name="T287">Вопросительное слов</text:span><text:span text:style-name="T288">о</text:span><text:span text:style-name="T287"> сохраняется и ставится на место that.</text:span></text:p>
      <text:p text:style-name="P107"/>
      <text:p text:style-name="P107"><text:span text:style-name="T443">(</text:span>Who did you call?<text:span text:style-name="T443">)</text:span> <text:span text:style-name="T443">H</text:span>e asked me who I <text:span text:style-name="T5">had called</text:span> — <text:span text:style-name="T443">Он спросила, кому я </text:span><text:span text:style-name="T18">звонил</text:span><text:span text:style-name="T443">.</text:span></text:p>
      <text:p text:style-name="P340"><text:span text:style-name="T48">(</text:span><text:span text:style-name="T47">Why are you waiting here?</text:span><text:span text:style-name="T48">)</text:span><text:span text:style-name="T47"> </text:span><text:span text:style-name="T48">H</text:span><text:span text:style-name="T47">e asked why I </text:span><text:span text:style-name="T59">was waiting</text:span><text:span text:style-name="T47"> there — </text:span><text:span text:style-name="T48">Он спросил, почему я там </text:span><text:span text:style-name="T60">жду</text:span><text:span text:style-name="T48">.</text:span></text:p>
      <text:p text:style-name="P107"/>
      <text:p text:style-name="P241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39"/>
      <text:p text:style-name="P104"><text:span text:style-name="T444">(</text:span>Do you like apples?<text:span text:style-name="T444">) </text:span>He asked <text:span text:style-name="T5">if</text:span> we <text:span text:style-name="T5">liked</text:span> apples — <text:span text:style-name="T444">Она спросил, </text:span><text:span text:style-name="T19">любим</text:span><text:span text:style-name="T444"> </text:span><text:span text:style-name="T19">ли</text:span><text:span text:style-name="T444"> мы яблоки.</text:span></text:p>
      <text:p text:style-name="P104"/>
      <text:p text:style-name="P106"><text:soft-page-break/><text:span text:style-name="T444">(</text:span>Have you seen Tom today?<text:span text:style-name="T444">) </text:span>Martha asked <text:span text:style-name="T5">if</text:span> I <text:span text:style-name="T5">had seen</text:span> Tom that day — </text:p>
      <text:p text:style-name="P106"><text:span text:style-name="T444">Марта спросила, </text:span><text:span text:style-name="T19">видел</text:span><text:span text:style-name="T444"> </text:span><text:span text:style-name="T19">ли</text:span><text:span text:style-name="T444"> я Тома в тот день.</text:span></text:p>
      <text:p text:style-name="P105"/>
      <text:p text:style-name="P202">Сложносочиненные предложения</text:p>
      <text:p text:style-name="P245"/>
      <text:p text:style-name="P245">Состоят из простых, равноправных предложений, которые связаны сочинительными союзами. Такие союзы называются coordinators:</text:p>
      <text:p text:style-name="P245"/>
      <text:p text:style-name="P245">for — <text:span text:style-name="T446">потому что (синоним because)</text:span>;</text:p>
      <text:p text:style-name="P245">and — <text:span text:style-name="T446">и, а</text:span>;</text:p>
      <text:p text:style-name="P342"><text:span text:style-name="T290">nor — </text:span><text:span text:style-name="T291">и не (обычно передает двойное отрицание, «ни … ни»)</text:span><text:span text:style-name="T290">;</text:span></text:p>
      <text:p text:style-name="P245">but — <text:span text:style-name="T446">но</text:span>;</text:p>
      <text:p text:style-name="P245">or — <text:span text:style-name="T446">или, либо</text:span>;</text:p>
      <text:p text:style-name="P245">yet — <text:span text:style-name="T446">все же, однако</text:span>;</text:p>
      <text:p text:style-name="P245">so — <text:span text:style-name="T446">поэтому (синоним that`s why)</text:span>;</text:p>
      <text:p text:style-name="P245"/>
      <text:p text:style-name="P108">Cats are good pets, <text:span text:style-name="T5">for</text:span> they are clean and quiet — </text:p>
      <text:p text:style-name="P108">Кошки это хорошие домашние питомцы, <text:span text:style-name="T5">потому что</text:span> они чистые и тихие.</text:p>
      <text:p text:style-name="P109"/>
      <text:p text:style-name="P108">She had not complained to the social workers, <text:span text:style-name="T5">nor</text:span> to police — </text:p>
      <text:p text:style-name="P108">Она не обращалась с жалобами <text:span text:style-name="T5">ни</text:span> к социальным сотрудницам, <text:span text:style-name="T5">ни</text:span> в полицию.</text:p>
      <text:p text:style-name="P109"/>
      <text:p text:style-name="P110">I<text:span text:style-name="T447">`</text:span>m counting my calories, <text:span text:style-name="T5">yet</text:span> I really want dessert — Я считаю калории, но <text:span text:style-name="T5">все же</text:span> хочу десерт.</text:p>
      <text:p text:style-name="P55"><text:span text:style-name="T447">He</text:span><text:span text:style-name="T445"> was busy, </text:span><text:span text:style-name="T20">so</text:span><text:span text:style-name="T445"> I went to the movies alone — </text:span><text:span text:style-name="T447">Он</text:span><text:span text:style-name="T445"> был занят, </text:span><text:span text:style-name="T20">так что</text:span><text:span text:style-name="T445"> я пошла в кино одна.</text:span></text:p>
      <text:p text:style-name="P245"/>
      <text:p text:style-name="P245"/>
      <text:p text:style-name="P156">Вопросительные предложения</text:p>
      <text:p text:style-name="P246"/>
      <text:p text:style-name="P255">В английском языке существует правило: в каком времени задается вопрос, </text:p>
      <text:p text:style-name="P255">в таком времени должен быть и ответ.</text:p>
      <text:p text:style-name="P247"/>
      <text:p text:style-name="P344"><text:span text:style-name="T293">Разделительный вопрос </text:span><text:span text:style-name="T292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294">Корешок </text:span><text:span text:style-name="T295">обычно</text:span><text:span text:style-name="T294"> переводится словами переспроса: «да?», «правда?», «не так ли?»</text:span></text:p>
      <text:p text:style-name="P248"/>
      <text:p text:style-name="P111">You live in a big flat, don’t you? — Вы живете в большой квартире, да?</text:p>
      <text:p text:style-name="P248"/>
      <text:p text:style-name="P343"><text:span text:style-name="T292">Если разделительный вопрос образуется от утверждения, то </text:span><text:span text:style-name="T302">в ответе, </text:span><text:span text:style-name="T292">слово yes выражает </text:span></text:p>
      <text:p text:style-name="P256">согласие с этим, а слово no — несогласие.</text:p>
      <text:p text:style-name="P256"/>
      <text:p text:style-name="P117">You’re from Canada, aren’t you? Yes, I am — Вы с Канады, не так ли? Да.</text:p>
      <text:p text:style-name="P256"/>
      <text:p text:style-name="P256">Если разделительный вопрос образуется от отрицания, то здесь наоборот, </text:p>
      <text:p text:style-name="P343"><text:span text:style-name="T49">no</text:span><text:span text:style-name="T292"> выражает согласие, а </text:span><text:span text:style-name="T49">yes</text:span><text:span text:style-name="T292"> — несогласие.</text:span></text:p>
      <text:p text:style-name="P256"/>
      <text:p text:style-name="P56"><text:span text:style-name="T448">You aren’t from Russia, are you? No, I’m not — Вы не из России, верно? Да/</text:span><text:span text:style-name="T449">верно</text:span><text:span text:style-name="T448">. </text:span></text:p>
      <text:p text:style-name="P56"/>
      <text:p text:style-name="P251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251"/>
      <text:p text:style-name="P112">Don’t you want to help? — Разве ты не хочешь помочь?</text:p>
      <text:p text:style-name="P112"><text:soft-page-break/>Wouldn’t it be better to go home now? — Не лучше ли пойти сейчас домой?</text:p>
      <text:p text:style-name="P56">Why do they never help? — Почему они никогда не помогают? <text:span text:style-name="T450">(возмущение)</text:span></text:p>
      <text:p text:style-name="P56"/>
      <text:p text:style-name="P25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451">Порядок слов как в утверждении.</text:span></text:p>
      <text:p text:style-name="P252"/>
      <text:p text:style-name="P113">Did you hear that Maria is getting married? <text:span text:style-name="T409">Maria’s getting married?</text:span> — </text:p>
      <text:p text:style-name="P114">Ты слышал, что Мария выходит замуж? <text:span text:style-name="T409">Мария выходит замуж?</text:span><text:span text:style-name="T125"> (переспрос)</text:span></text:p>
      <text:p text:style-name="P249"/>
      <text:p text:style-name="P345"><text:span text:style-name="T300">Иногда </text:span><text:span text:style-name="T301">эхо-</text:span><text:span text:style-name="T300">вопросы сокращают </text:span><text:span text:style-name="T301">так</text:span><text:span text:style-name="T300">, что остается лишь вопросительное слово </text:span></text:p>
      <text:p text:style-name="P253">и несколько поясняющих слов.</text:p>
      <text:p text:style-name="P253"/>
      <text:p text:style-name="P115">Honey, I paid $5000 for this dress. <text:span text:style-name="T455">You what?</text:span> — </text:p>
      <text:p text:style-name="P345"><text:span text:style-name="T50">Дорогой, я заплатила за это платье 5000 долларов. </text:span><text:span text:style-name="T453">Чтооо</text:span><text:span text:style-name="T454">?!</text:span></text:p>
      <text:p text:style-name="P115"/>
      <text:p text:style-name="P346"><text:span text:style-name="T298">В</text:span><text:span text:style-name="T297"> сложно</text:span><text:span text:style-name="T299">м</text:span><text:span text:style-name="T297"> предложении, </text:span><text:span text:style-name="T298">вопросительной может быть только главная часть</text:span><text:span text:style-name="T297">. </text:span></text:p>
      <text:p text:style-name="P346"><text:span text:style-name="T297">В придаточной части поря</text:span><text:span text:style-name="T299">д</text:span><text:span text:style-name="T297">ок слов всегда</text:span><text:span text:style-name="T296"> </text:span><text:span text:style-name="T297">утвердительны</text:span><text:span text:style-name="T298">й</text:span><text:span text:style-name="T297">.</text:span></text:p>
      <text:p text:style-name="P250"/>
      <text:p text:style-name="P254">1) Условные предложения и предложения с wish.</text:p>
      <text:p text:style-name="P254"/>
      <text:p text:style-name="P57">Will you learn a lot if you read this chapter? — Вы многое узнаете, если прочитаете эту главу?Do you wish you earned 10 000$ in a month? — Ты бы хотел зарабатывать <text:span text:style-name="T452">$</text:span>10 000 в месяц?</text:p>
      <text:p text:style-name="P250"/>
      <text:p text:style-name="P254">2) Придаточные определительные предложения.</text:p>
      <text:p text:style-name="P116"/>
      <text:p text:style-name="P116">Do you still have the report you promised me? — У тебя все еще есть тот доклад,</text:p>
      <text:p text:style-name="P116">который ты мне обещал?</text:p>
      <text:p text:style-name="P116"/>
      <text:p text:style-name="P254">3) Сложные предложения с that-clause и косвенная речь.</text:p>
      <text:p text:style-name="P254"/>
      <text:p text:style-name="P116">Does he agree that Mary is a liar? — Он согласен, что Мэри врет? </text:p>
      <text:p text:style-name="P116">(that-clause — это обычное предложение, с that)</text:p>
      <text:p text:style-name="P116"/>
      <text:p text:style-name="P116">Why did he say that he lived in Malta? — Почему он сказал, что жил на Мальте?</text:p>
      <text:p text:style-name="P116"/>
      <text:p text:style-name="P116"/>
      <text:p text:style-name="P157">Порядок слов в предложении</text:p>
      <text:p text:style-name="P257"/>
      <text:p text:style-name="P482"><text:span text:style-name="T303">В английском предложении, кроме подлежащего, сказуемого, дополнения, обстоятельства, </text:span><text:span text:style-name="T304">может встречаться</text:span><text:span text:style-name="T303"> еще и определение.</text:span></text:p>
      <text:p text:style-name="P264"/>
      <text:list xml:id="list757867584" text:style-name="L20">
        <text:list-item>
          <text:p text:style-name="P541">подлежащее — кто? что?</text:p>
        </text:list-item>
        <text:list-item>
          <text:p text:style-name="P541">сказуемое — что делает?</text:p>
        </text:list-item>
        <text:list-item>
          <text:p text:style-name="P540"><text:span text:style-name="T303">дополнение — </text:span><text:span text:style-name="T305">кого? кому? кем?</text:span><text:span text:style-name="T303">.</text:span></text:p>
        </text:list-item>
        <text:list-item>
          <text:p text:style-name="P541">обстоятельство — где? когда? как?</text:p>
        </text:list-item>
        <text:list-item>
          <text:p text:style-name="P541">определение — какой? чей? в каком состоянии?</text:p>
        </text:list-item>
      </text:list>
      <text:p text:style-name="P264"/>
      <text:p text:style-name="P204">Формальное подлежащее</text:p>
      <text:p text:style-name="P265"/>
      <text:p text:style-name="P483"><text:span text:style-name="T243">Самыми популярны</text:span><text:span text:style-name="T309">ми из них</text:span><text:span text:style-name="T243"> являются it и there. </text:span></text:p>
      <text:p text:style-name="P265">Также в этой роли могут выступать слова: you, they, this, that, here.</text:p>
      <text:p text:style-name="P265"/>
      <text:p text:style-name="P267"><text:soft-page-break/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265"/>
      <text:p text:style-name="P118"><text:span text:style-name="T5">There is</text:span> a new restaurant near here — Недалеко <text:span text:style-name="T5">есть</text:span> новый ресторан.</text:p>
      <text:p text:style-name="P265"/>
      <text:p text:style-name="P265">Если нужно сказать, что чего-то нет, чего-то не имеется или не находится в каком-то месте, </text:p>
      <text:p text:style-name="P265">то используется связка there + be + no или there + be + not + any.</text:p>
      <text:p text:style-name="P265"/>
      <text:p text:style-name="P119"><text:span text:style-name="T21">T</text:span><text:span text:style-name="T22">here are no</text:span><text:span text:style-name="T456"> customers this time / </text:span><text:span text:style-name="T21">T</text:span><text:span text:style-name="T22">here aren’t any</text:span><text:span text:style-name="T456"> customers this time — </text:span></text:p>
      <text:p text:style-name="P119"><text:span text:style-name="T457">В</text:span><text:span text:style-name="T456"> это время </text:span><text:span text:style-name="T22">нет</text:span><text:span text:style-name="T456"> посетителей.</text:span></text:p>
      <text:p text:style-name="P266"/>
      <text:p text:style-name="P484"><text:span text:style-name="T307">П</text:span><text:span text:style-name="T306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268"/>
      <text:p text:style-name="P120"><text:span text:style-name="T5">There must be</text:span> a mistake — Здесь, <text:span text:style-name="T5">похоже</text:span>, ошибка.</text:p>
      <text:p text:style-name="P120"><text:span text:style-name="T5">There must have been</text:span> somebody at home — Кто-то, <text:span text:style-name="T5">должно быть</text:span>, находился в доме.</text:p>
      <text:p text:style-name="P120"/>
      <text:p text:style-name="P259">It может указывать не только на существительное (т. е. объект), но и на прилагательное, </text:p>
      <text:p text:style-name="P486"><text:span text:style-name="T308">а также идти в связке с любым глаголом. </text:span><text:span text:style-name="T309">Им</text:span><text:span text:style-name="T308"> часто заменяет существительное, о котором говорилось ранее. Иногда переводится как «это», но чаще «он/</text:span><text:span text:style-name="T309">она</text:span><text:span text:style-name="T308">» </text:span><text:span text:style-name="T309">или вообще выпадает</text:span><text:span text:style-name="T308">.</text:span></text:p>
      <text:p text:style-name="P258"/>
      <text:p text:style-name="P258">We bought pizza. <text:span text:style-name="T5">It was</text:span> very tasty — Мы купили пиццу. <text:span text:style-name="T5">Она была</text:span> очень вкусной.</text:p>
      <text:p text:style-name="P258">(it заменяет слово «pizza», <text:span text:style-name="T458">о которой говорилось ранее</text:span>)</text:p>
      <text:p text:style-name="P258"/>
      <text:p text:style-name="P258"><text:span text:style-name="T459">Также </text:span>It используют, когда говорят о времене, погоде или дистанции. Если it стоит в связке </text:p>
      <text:p text:style-name="P485">с прилагательным, то это означает состояние (<text:span text:style-name="T458">i</text:span>t is <text:span text:style-name="T458">nice, it is good</text:span>).</text:p>
      <text:p text:style-name="P258"/>
      <text:p text:style-name="P122">I think it’s going to rain — Я думаю, что пойдет дождь.</text:p>
      <text:p text:style-name="P122">What time is it? It’s 10 o’clock — Сколько времени? Сейчас 10 часов.</text:p>
      <text:p text:style-name="P122">Let’s walk home. <text:span text:style-name="T458">N</text:span>o, it’s too far — Давай пойдем домой пешком. <text:span text:style-name="T458">Н</text:span>ет, это слишком далеко.</text:p>
      <text:p text:style-name="P121">It was nice to talk to you. — Было приятно поговорить с вами.</text:p>
      <text:p text:style-name="P258"/>
      <text:p text:style-name="P260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258"/>
      <text:p text:style-name="P260">Устойчивые выражения с it:</text:p>
      <text:list xml:id="list3848168605" text:style-name="L21">
        <text:list-item>
          <text:p text:style-name="P542">it takes — это занимает (столько-то времени);</text:p>
        </text:list-item>
        <text:list-item>
          <text:p text:style-name="P542">get it — понятно;</text:p>
        </text:list-item>
        <text:list-item>
          <text:p text:style-name="P542">get over it — преодолеть неприятную ситуацию;</text:p>
        </text:list-item>
        <text:list-item>
          <text:p text:style-name="P542">make it — удалось (достичь цели);</text:p>
        </text:list-item>
        <text:list-item>
          <text:p text:style-name="P542">I`m on it — я в процессе (работаю над этим);</text:p>
        </text:list-item>
        <text:list-item>
          <text:p text:style-name="P542">take it or leave it — саглащайся или уходи (торг не уместен);</text:p>
        </text:list-item>
        <text:list-item>
          <text:p text:style-name="P542">use it or lose it — используй (это умение) или потеряешь;</text:p>
        </text:list-item>
        <text:list-item>
          <text:p text:style-name="P542">it takes two to tango — делить ответственность на двоих (оба виноваты);</text:p>
        </text:list-item>
      </text:list>
      <text:p text:style-name="P261"/>
      <text:p text:style-name="P124">It takes me 30 minutes to get home — У меня занимает 30 минут, чтобы добраться до дома.</text:p>
      <text:p text:style-name="P124">Do you get what I’m saying? Yes, I get it — Вам понятно, что я говорю? Да, понятно.</text:p>
      <text:p text:style-name="P124">I’ve had time to get over it — У меня было время прийти в себя (пережить это).</text:p>
      <text:p text:style-name="P124">I’m so happy you could make it — Я так рад, что у тебя получилось.</text:p>
      <text:p text:style-name="P124">I’m on it, but we’ve got another problem — Я этим занимаюсь, но у нас тут еще одна проблем.</text:p>
      <text:p text:style-name="P125"><text:soft-page-break/>I’ve offered you $3000 for that car. Take it or leave it — Я вам предложил 3000$ за машину. Соглашайтесь или уходите. (я не буду торговаться)</text:p>
      <text:p text:style-name="P125"/>
      <text:p text:style-name="P125">It takes two to tango, so Peter and Nick are both responsible for the damage — Виноваты оба, </text:p>
      <text:p text:style-name="P125">так что и Питер, и Ник несут ответственность за ущерб.</text:p>
      <text:p text:style-name="P487"/>
      <text:p text:style-name="P487">You, <text:span text:style-name="T461">как</text:span> формально<text:span text:style-name="T461">е</text:span> подлежаще<text:span text:style-name="T461">е,</text:span> используется <text:span text:style-name="T461">для</text:span> обращение к любому человеку.</text:p>
      <text:p text:style-name="P262">Часто это какие-то инструкции или рекомендации. Здесь you не переводится.</text:p>
      <text:p text:style-name="P262"/>
      <text:p text:style-name="P123">You can burn your hand if you put it in fire — Можно обжечь руку, если засунуть ее в огонь.</text:p>
      <text:p text:style-name="P123">In order to login you must be registered — Для того чтобы войти, нужно зарегистрироваться.</text:p>
      <text:p text:style-name="P262"/>
      <text:p text:style-name="P262">They, как формальное подлежащее, часто встречается в связке they say. </text:p>
      <text:p text:style-name="P262">По аналогии с you имеется ввиду не какие-то конкретные люди, а люди вообще. </text:p>
      <text:p text:style-name="P262"/>
      <text:p text:style-name="P123">They say that winter will be cold — Говорят, что зима будет холодной.</text:p>
      <text:p text:style-name="P123">They say this old house is haunted — Говорят, что этот старый дом населен призраками.</text:p>
      <text:p text:style-name="P124"/>
      <text:p text:style-name="P262">Here в роли формального подлежащего встречается в связках:</text:p>
      <text:list xml:id="list1097847728" text:style-name="L22">
        <text:list-item>
          <text:p text:style-name="P543"><text:span text:style-name="T460">h</text:span>ere <text:span text:style-name="T460">it is / here you are — вот (когда что-то дают);</text:span></text:p>
        </text:list-item>
        <text:list-item>
          <text:p text:style-name="P544">here it comes — вот оно, началось (когда что-то надвигается);</text:p>
        </text:list-item>
        <text:list-item>
          <text:p text:style-name="P544">here they are — вот они (когда кого-то искали и нашли);</text:p>
        </text:list-item>
      </text:list>
      <text:p text:style-name="P263"/>
      <text:p text:style-name="P269">That в роли формального подлежащего часто переводится как «это» в устойчивых выр-ях.</text:p>
      <text:p text:style-name="P263"/>
      <text:p text:style-name="P203">Виды дополнений в предложении</text:p>
      <text:p text:style-name="P270"/>
      <text:p text:style-name="P271">В английском языке дополнение называется object. Их бывает 3 вида:</text:p>
      <text:list xml:id="list2167802115" text:style-name="L23">
        <text:list-item>
          <text:p text:style-name="P545">direct object — прямое дополнение;</text:p>
        </text:list-item>
        <text:list-item>
          <text:p text:style-name="P545">indirect object — непрямое дополнение;</text:p>
        </text:list-item>
        <text:list-item>
          <text:p text:style-name="P545">object of the preposition — дополнение с предлогом;</text:p>
        </text:list-item>
      </text:list>
      <text:p text:style-name="P27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17780248496">
          <table:table-cell table:style-name="Table3.A1" office:value-type="string">
            <text:p text:style-name="P497"/>
          </table:table-cell>
          <table:table-cell table:style-name="Table3.A1" office:value-type="string">
            <text:p text:style-name="P496">Непрямое дополнение</text:p>
          </table:table-cell>
          <table:table-cell table:style-name="Table3.A1" office:value-type="string">
            <text:p text:style-name="P496">Прямое дополнение</text:p>
          </table:table-cell>
          <table:table-cell table:style-name="Table3.D1" office:value-type="string">
            <text:p text:style-name="P496">Дополнение с предлогом</text:p>
          </table:table-cell>
        </table:table-row>
        <table:table-row table:style-name="TableLine94017779551264">
          <table:table-cell table:style-name="Table3.A2" office:value-type="string">
            <text:p text:style-name="P508">I gave</text:p>
          </table:table-cell>
          <table:table-cell table:style-name="Table3.A2" office:value-type="string">
            <text:p text:style-name="P508">him</text:p>
          </table:table-cell>
          <table:table-cell table:style-name="Table3.A2" office:value-type="string">
            <text:p text:style-name="P508">his car keys</text:p>
          </table:table-cell>
          <table:table-cell table:style-name="Table3.D2" office:value-type="string">
            <text:p text:style-name="P497"/>
          </table:table-cell>
        </table:table-row>
        <table:table-row table:style-name="TableLine94017779559808">
          <table:table-cell table:style-name="Table3.A2" office:value-type="string">
            <text:p text:style-name="P508">I sold</text:p>
          </table:table-cell>
          <table:table-cell table:style-name="Table3.A2" office:value-type="string">
            <text:p text:style-name="P497"/>
          </table:table-cell>
          <table:table-cell table:style-name="Table3.A2" office:value-type="string">
            <text:p text:style-name="P508">my car</text:p>
          </table:table-cell>
          <table:table-cell table:style-name="Table3.D2" office:value-type="string">
            <text:p text:style-name="P508">to some guy</text:p>
          </table:table-cell>
        </table:table-row>
      </table:table>
      <text:p text:style-name="P271"/>
      <text:p text:style-name="P488"><text:span text:style-name="T310">Прямое дополнение отвечает на вопрос «</text:span><text:span text:style-name="T311">что</text:span><text:span text:style-name="T310">?», «</text:span><text:span text:style-name="T311">кого</text:span><text:span text:style-name="T310">?». </text:span><text:span text:style-name="T313">Оно дополняет по смыслу глагол. </text:span><text:span text:style-name="T310">Перед </text:span><text:span text:style-name="T311">ним</text:span><text:span text:style-name="T310"> не бывает предлогов. </text:span><text:span text:style-name="T311">Но при переводе предлоги могут появиться. </text:span></text:p>
      <text:p text:style-name="P272"/>
      <text:p text:style-name="P126">Sandra likes <text:span text:style-name="T5">chocolate cake</text:span> — Сандра любит <text:span text:style-name="T5">шоколадный торт</text:span>.</text:p>
      <text:p text:style-name="P126">Kira saw <text:span text:style-name="T5">Ann</text:span> through the window — Кира увидела <text:span text:style-name="T5">Аню</text:span> через окно.</text:p>
      <text:p text:style-name="P127">Angela played <text:span text:style-name="T5">the piano</text:span>. — Анжела играла <text:span text:style-name="T5">на пианино</text:span>.</text:p>
      <text:p text:style-name="P127"/>
      <text:p text:style-name="P489"><text:span text:style-name="T312">А</text:span><text:span text:style-name="T311">нглийская логика выглядит так: «Анжела использовала </text:span><text:span text:style-name="T321">что</text:span><text:span text:style-name="T311">?» → пианино.</text:span></text:p>
      <text:p text:style-name="P489">Русская логика выглядет иначе: «Анжела играла <text:span text:style-name="T125">на чем</text:span>?» → на пианино.</text:p>
      <text:p text:style-name="P490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90"/>
      <text:p text:style-name="P128">They <text:span text:style-name="T409">sent</text:span> <text:span text:style-name="T5">him</text:span> <text:span text:style-name="T409">a present</text:span>. — Они <text:span text:style-name="T409">послали</text:span> <text:span text:style-name="T5">ему</text:span> <text:span text:style-name="T409">подарок</text:span>.</text:p>
      <text:p text:style-name="P128">Dad <text:span text:style-name="T409">made</text:span> <text:span text:style-name="T5">his son</text:span> <text:span text:style-name="T409">a sandwich</text:span>. — Папа <text:span text:style-name="T409">сделал</text:span> <text:span text:style-name="T5">своему сыну</text:span> <text:span text:style-name="T409">бутерброд</text:span>.</text:p>
      <text:p text:style-name="P128">Mom <text:span text:style-name="T409">read</text:span> <text:span text:style-name="T5">Katie</text:span> <text:span text:style-name="T409">a book</text:span>. — Мама <text:span text:style-name="T409">читала</text:span> <text:span text:style-name="T5">Кэти</text:span> <text:span text:style-name="T409">книгу</text:span>.</text:p>
      <text:p text:style-name="P491"><text:soft-page-break/><text:span text:style-name="T314">Дополнение с предлогом помогает конкретизировать информацию. </text:span><text:span text:style-name="T315">И</text:span><text:span text:style-name="T314">спользу</text:span><text:span text:style-name="T315">ется</text:span><text:span text:style-name="T314">, когда фраза, после связки «глагол + предлог», остается не полной по смыслу. Если </text:span><text:span text:style-name="T315">же</text:span><text:span text:style-name="T314"> </text:span></text:p>
      <text:p text:style-name="P491"><text:span text:style-name="T314">«глагол + предлог» не требу</text:span><text:span text:style-name="T315">ю</text:span><text:span text:style-name="T314">т пояснений, то это фразовый глагол.</text:span></text:p>
      <text:p text:style-name="P273"/>
      <text:p text:style-name="P129"><text:span text:style-name="T462">I am </text:span><text:span text:style-name="T410">thinking</text:span><text:span text:style-name="T132"> </text:span><text:span text:style-name="T129">about</text:span><text:span text:style-name="T23"> your idea</text:span><text:span text:style-name="T462"> — Я </text:span><text:span text:style-name="T410">обдумываю</text:span><text:span text:style-name="T462"> </text:span><text:span text:style-name="T23">твою</text:span><text:span text:style-name="T462"> </text:span><text:span text:style-name="T23">идею</text:span><text:span text:style-name="T96">.</text:span></text:p>
      <text:p text:style-name="P145"><text:span text:style-name="T463">(фраза «I am thinking about» неполная и требует указать, то, о чем думаю</text:span><text:span text:style-name="T465">т</text:span><text:span text:style-name="T463">)</text:span></text:p>
      <text:p text:style-name="P566"/>
      <text:p text:style-name="P567">Глаголы, которые требуют 2х дополнений: give, lend, pass, send, show.</text:p>
      <text:p text:style-name="P445"><text:span text:style-name="T243">Стандартный способ </text:span><text:span text:style-name="T316">их </text:span><text:span text:style-name="T243">расположения: verb + непрямое дополнение + прямое дополние.</text:span></text:p>
      <text:p text:style-name="P567">Альтернативные способ: verb + прямое дополнение + дополнение с предлогом to.</text:p>
      <text:p text:style-name="P567"/>
      <text:p text:style-name="P145"><text:span text:style-name="T462">He lent me some money — </text:span><text:span text:style-name="T464">Он одолжил мне немного денег.</text:span></text:p>
      <text:p text:style-name="P145"><text:span text:style-name="T462">He lent some money to me — </text:span><text:span text:style-name="T464">Он одолжил немного денег мне.</text:span></text:p>
      <text:p text:style-name="P145"/>
      <text:p text:style-name="P205">Обстоятельство в предложении</text:p>
      <text:p text:style-name="P568"/>
      <text:p text:style-name="P598"><text:span text:style-name="T328">Обстоятельство — это слово или группа слов, которые характеризуют действие. <text:s/></text:span></text:p>
      <text:p text:style-name="P569"/>
      <text:p text:style-name="P590"><text:span text:style-name="T328">В</text:span><text:span text:style-name="T338">и</text:span><text:span text:style-name="T328">ды обстоятельств:</text:span></text:p>
      <text:list xml:id="list13946254" text:style-name="L25">
        <text:list-item>
          <text:p text:style-name="P591"><text:span text:style-name="T328">обстоятельство места — отвечает на вопрос «где?»; </text:span><text:span text:style-name="T330">(</text:span><text:span text:style-name="T329">стоит после глагола</text:span><text:span text:style-name="T330">)</text:span></text:p>
        </text:list-item>
        <text:list-item>
          <text:p text:style-name="P591"><text:span text:style-name="T328">обстоятельство времени — отвечает на вопрос «когда?»; </text:span><text:span text:style-name="T330">(стоит в конце или в начале)</text:span></text:p>
        </text:list-item>
        <text:list-item>
          <text:p text:style-name="P591"><text:span text:style-name="T328">обстоятельство </text:span><text:span text:style-name="T331">способа действия</text:span><text:span text:style-name="T328"> — отвечает на вопрос «как?»;</text:span></text:p>
        </text:list-item>
      </text:list>
      <text:p text:style-name="P574"><text:span text:style-name="T125"/></text:p>
      <text:p text:style-name="P574"><text:span text:style-name="T125">My friend lives </text:span><text:span text:style-name="T409">in Washington</text:span><text:span text:style-name="T125"> — Мой друг живет </text:span><text:span text:style-name="T409">в Вашингтоне</text:span><text:span text:style-name="T125">. </text:span><text:span text:style-name="T133">(где?)</text:span></text:p>
      <text:p text:style-name="P575"><text:span text:style-name="T133">People sleep </text:span><text:span text:style-name="T411">at night</text:span><text:span text:style-name="T133"> — Люди спят </text:span><text:span text:style-name="T411">ночью</text:span><text:span text:style-name="T133">. (когда?)</text:span></text:p>
      <text:p text:style-name="P574"><text:span text:style-name="T125">I speak English </text:span><text:span text:style-name="T409">well</text:span><text:span text:style-name="T125"> — Я </text:span><text:span text:style-name="T409">хорошо</text:span><text:span text:style-name="T125"> говорю по-английски. </text:span><text:span text:style-name="T133">(как?)</text:span></text:p>
      <text:p text:style-name="P574"><text:span text:style-name="T133"/></text:p>
      <text:p text:style-name="P598"><text:span text:style-name="T322">Также </text:span><text:span text:style-name="T323">обстоятельство может</text:span><text:span text:style-name="T322"> поясня</text:span><text:span text:style-name="T323">ть</text:span><text:span text:style-name="T322"> причину дейст</text:span><text:span text:style-name="T324">в</text:span><text:span text:style-name="T322">ия и </text:span><text:span text:style-name="T324">показыва</text:span><text:span text:style-name="T323">ть</text:span><text:span text:style-name="T324"> его </text:span><text:span text:style-name="T322">цель. </text:span></text:p>
      <text:p text:style-name="P598"><text:span text:style-name="T323">В этом случае оно </text:span><text:span text:style-name="T325">может</text:span><text:span text:style-name="T323"> выражаться </text:span><text:span text:style-name="T326">инфинитивом и пр</text:span><text:span text:style-name="T323">.</text:span></text:p>
      <text:p text:style-name="P574"><text:span text:style-name="T133"/></text:p>
      <text:p text:style-name="P573"><text:span text:style-name="T70">This happened </text:span><text:span text:style-name="T74">because of you</text:span><text:span text:style-name="T70">! — Это случилось </text:span><text:span text:style-name="T74">из-за тебя</text:span><text:span text:style-name="T70">! (</text:span><text:span text:style-name="T71">поясняет </text:span><text:span text:style-name="T70">причин</text:span><text:span text:style-name="T71">у</text:span><text:span text:style-name="T70">)</text:span></text:p>
      <text:p text:style-name="P576"><text:span text:style-name="T97">I stood up </text:span><text:span text:style-name="T412">to shake</text:span><text:span text:style-name="T97"> his hand — Я встал, </text:span><text:span text:style-name="T412">чтобы пожать</text:span><text:span text:style-name="T97"> ему руку </text:span><text:span text:style-name="T98">(</text:span><text:span text:style-name="T102">показывает </text:span><text:span text:style-name="T98">цель)</text:span></text:p>
      <text:p text:style-name="P576"><text:span text:style-name="T98"/></text:p>
      <text:p text:style-name="P571"><text:span text:style-name="T466">Е</text:span><text:span text:style-name="T98">сли обстоятельство выражается одним словом, то это будет наречие.</text:span></text:p>
      <text:p text:style-name="P570">Наручия можно разделить на 4 группы:</text:p>
      <text:p text:style-name="P546"><text:span text:style-name="T81"/></text:p>
      <text:p text:style-name="P547"><text:span text:style-name="T100">1) </text:span><text:span text:style-name="T101">Наречия, о</text:span><text:span text:style-name="T81">бразованные от прилагательных </text:span><text:span text:style-name="T106">с пом. -ly</text:span><text:span text:style-name="T81">. (strong → strongly, rapid → rapidly)</text:span></text:p>
      <text:p text:style-name="P547"><text:span text:style-name="T81"/></text:p>
      <text:p text:style-name="P593"><text:span text:style-name="T332">Наречия lately и hardly хоть и кажутся производными от late и hard, но </text:span><text:span text:style-name="T333">имеют</text:span><text:span text:style-name="T332"> совсем другое значени</text:span><text:span text:style-name="T334">е</text:span><text:span text:style-name="T332">. Lately означает «в последние время», а hardly — </text:span><text:span text:style-name="T334">едва ли.</text:span></text:p>
      <text:p text:style-name="P547"><text:span text:style-name="T81"/></text:p>
      <text:p text:style-name="P577"><text:span text:style-name="T81">Have you seen Tom lately? — Ты видел Тома в последнее время?</text:span></text:p>
      <text:p text:style-name="P577"><text:span text:style-name="T81">She hardly spoke to me — Она едва ли говорила со мной.</text:span></text:p>
      <text:p text:style-name="P547"><text:span text:style-name="T81"/></text:p>
      <text:p text:style-name="P593"><text:span text:style-name="T100">Другие з</text:span><text:span text:style-name="T99">начения h</text:span><text:span text:style-name="T81">ardly:</text:span></text:p>
      <text:list xml:id="list1664769390" text:style-name="L26">
        <text:list-item>
          <text:p text:style-name="P548"><text:span text:style-name="T81">can + hardly — </text:span><text:span text:style-name="T99">едва ли </text:span><text:span text:style-name="T100">могу это сделать</text:span><text:span text:style-name="T99">;</text:span></text:p>
        </text:list-item>
        <text:list-item>
          <text:p text:style-name="P550"><text:span text:style-name="T81">hardly ever — почти никогда;</text:span></text:p>
        </text:list-item>
        <text:list-item>
          <text:p text:style-name="P550"><text:span text:style-name="T81">hardly — конечно нет;</text:span></text:p>
        </text:list-item>
      </text:list>
      <text:p text:style-name="P549"><text:span text:style-name="T81"/></text:p>
      <text:p text:style-name="P578"><text:span text:style-name="T81">I was so ill that I could hardly move — Мне было так плохо, что я едва ли мог двигаться.</text:span></text:p>
      <text:p text:style-name="P579"><text:span text:style-name="T81">The sutuation is bad, but it’s hardly a crysis — Ситуац</text:span><text:span text:style-name="T100">ия</text:span><text:span text:style-name="T81"> плохая, но это конечно не конец света.</text:span></text:p>
      <text:p text:style-name="P579"/>
      <text:p text:style-name="P594"><text:soft-page-break/><text:span text:style-name="T81">2) Наречия места (</text:span><text:span text:style-name="T103">отвечают на вопрос «где?»</text:span><text:span text:style-name="T81">).</text:span></text:p>
      <text:p text:style-name="P551"><text:span text:style-name="T81"/></text:p>
      <text:list xml:id="list2070097632" text:style-name="L27">
        <text:list-item>
          <text:p text:style-name="P552"><text:span text:style-name="T81">here — </text:span><text:span text:style-name="T101">здесь</text:span><text:span text:style-name="T81">;</text:span></text:p>
        </text:list-item>
        <text:list-item>
          <text:p text:style-name="P552"><text:span text:style-name="T81">there — </text:span><text:span text:style-name="T101">там (не путать с формальным подлежащим)</text:span><text:span text:style-name="T81">;</text:span></text:p>
        </text:list-item>
        <text:list-item>
          <text:p text:style-name="P552"><text:span text:style-name="T81">above — </text:span><text:span text:style-name="T101">над</text:span><text:span text:style-name="T81">;</text:span></text:p>
        </text:list-item>
        <text:list-item>
          <text:p text:style-name="P552"><text:span text:style-name="T81">everywhery — </text:span><text:span text:style-name="T101">везде</text:span><text:span text:style-name="T81">;</text:span></text:p>
        </text:list-item>
      </text:list>
      <text:p text:style-name="P551"><text:span text:style-name="T81"/></text:p>
      <text:p text:style-name="P596"><text:span text:style-name="T334">Иногда</text:span><text:span text:style-name="T335"> </text:span><text:span text:style-name="T339">они </text:span><text:span text:style-name="T334">выглядят как предлоги, стоят на той же позиции. </text:span><text:span text:style-name="T340">Н</text:span><text:span text:style-name="T334">о </text:span><text:span text:style-name="T335">предлоги</text:span><text:span text:style-name="T334"> отличаются тем, что после </text:span><text:span text:style-name="T335">них</text:span><text:span text:style-name="T334"> идет существит</text:span><text:span text:style-name="T335">ельное</text:span><text:span text:style-name="T334">, а после наречий — нет</text:span><text:span text:style-name="T335">. </text:span><text:span text:style-name="T337">Могут выпадать при переводе.</text:span></text:p>
      <text:p text:style-name="P596"><text:span text:style-name="T335"/></text:p>
      <text:list xml:id="list513632421" text:style-name="L28">
        <text:list-item>
          <text:p text:style-name="P597"><text:span text:style-name="T335">around — </text:span><text:span text:style-name="T336">вокруг</text:span><text:span text:style-name="T335">; </text:span></text:p>
        </text:list-item>
        <text:list-item>
          <text:p text:style-name="P595"><text:span text:style-name="T327">behind — </text:span><text:span text:style-name="T336">сзади</text:span><text:span text:style-name="T327">;</text:span></text:p>
        </text:list-item>
        <text:list-item>
          <text:p text:style-name="P595"><text:span text:style-name="T327">down — </text:span><text:span text:style-name="T336">внизу</text:span><text:span text:style-name="T327">;</text:span></text:p>
        </text:list-item>
        <text:list-item>
          <text:p text:style-name="P595"><text:span text:style-name="T327">in — </text:span><text:span text:style-name="T336">внутри</text:span><text:span text:style-name="T327">;</text:span></text:p>
        </text:list-item>
        <text:list-item>
          <text:p text:style-name="P595"><text:span text:style-name="T327">off — </text:span><text:span text:style-name="T336">вне</text:span><text:span text:style-name="T327">;</text:span></text:p>
        </text:list-item>
        <text:list-item>
          <text:p text:style-name="P595"><text:span text:style-name="T327">on — </text:span><text:span text:style-name="T336">на</text:span><text:span text:style-name="T327">;</text:span></text:p>
        </text:list-item>
        <text:list-item>
          <text:p text:style-name="P595"><text:span text:style-name="T327">over — </text:span><text:span text:style-name="T336">над</text:span><text:span text:style-name="T327">;</text:span></text:p>
        </text:list-item>
      </text:list>
      <text:p text:style-name="P596"><text:span text:style-name="T334"/></text:p>
      <text:p text:style-name="P580"><text:span text:style-name="T100">He slipped and fell </text:span><text:span text:style-name="T24">down</text:span><text:span text:style-name="T100"> — Он поскользнулся и упал (</text:span><text:span text:style-name="T24">вниз</text:span><text:span text:style-name="T100">).</text:span></text:p>
      <text:p text:style-name="P596"><text:span text:style-name="T334"/></text:p>
      <text:p text:style-name="P599"><text:span text:style-name="T334">3</text:span><text:span text:style-name="T327">) Наречия времени (отвечают на вопрос «когда?»)</text:span></text:p>
      <text:p text:style-name="P592"><text:span text:style-name="T331"/></text:p>
      <text:list xml:id="list1013263468" text:style-name="L29">
        <text:list-item>
          <text:p text:style-name="P602"><text:span text:style-name="T331">yesterday — вчера;</text:span></text:p>
        </text:list-item>
        <text:list-item>
          <text:p text:style-name="P602"><text:span text:style-name="T331">tomorrow — завтра;</text:span></text:p>
        </text:list-item>
        <text:list-item>
          <text:p text:style-name="P602"><text:span text:style-name="T331">today — сегодня;</text:span></text:p>
        </text:list-item>
        <text:list-item>
          <text:p text:style-name="P602"><text:span text:style-name="T331">now — сейчас;</text:span></text:p>
        </text:list-item>
        <text:list-item>
          <text:p text:style-name="P602"><text:span text:style-name="T331">later — позже;</text:span></text:p>
        </text:list-item>
        <text:list-item>
          <text:p text:style-name="P602"><text:span text:style-name="T331">last... — в прошлом;</text:span></text:p>
        </text:list-item>
        <text:list-item>
          <text:p text:style-name="P602"><text:span text:style-name="T331">next... — в следующем;</text:span></text:p>
        </text:list-item>
      </text:list>
      <text:p text:style-name="P592"><text:span text:style-name="T331"/></text:p>
      <text:p text:style-name="P601"><text:span text:style-name="T331">О</text:span><text:span text:style-name="T341">бычно стоят </text:span><text:span text:style-name="T344">или</text:span><text:span text:style-name="T341"> в конце предложения, </text:span><text:span text:style-name="T344">или</text:span><text:span text:style-name="T341"> в </text:span><text:span text:style-name="T342">самом </text:span><text:span text:style-name="T341">начале.</text:span></text:p>
      <text:p text:style-name="P581"><text:span text:style-name="T103">I will show you an interesting place tomorrow — Завтра я покажу тебе интересное место.</text:span></text:p>
      <text:p text:style-name="P581"><text:span text:style-name="T103"/></text:p>
      <text:p text:style-name="P553"><text:span text:style-name="T103">4</text:span><text:span text:style-name="T81">) Наречия частотности (отвечают на вопрос «как часто?»)</text:span></text:p>
      <text:p text:style-name="P601"><text:span text:style-name="T341"/></text:p>
      <text:list xml:id="list3013902393" text:style-name="L30">
        <text:list-item>
          <text:p text:style-name="P603"><text:span text:style-name="T341">always — всегда;</text:span></text:p>
        </text:list-item>
        <text:list-item>
          <text:p text:style-name="P603"><text:span text:style-name="T341">usually — обычно;</text:span></text:p>
        </text:list-item>
        <text:list-item>
          <text:p text:style-name="P603"><text:span text:style-name="T341">often — часто;</text:span></text:p>
        </text:list-item>
        <text:list-item>
          <text:p text:style-name="P603"><text:span text:style-name="T341">sometimes — иногда;</text:span></text:p>
        </text:list-item>
        <text:list-item>
          <text:p text:style-name="P603"><text:span text:style-name="T341">rarely/seldom — редко;</text:span></text:p>
        </text:list-item>
        <text:list-item>
          <text:p text:style-name="P603"><text:span text:style-name="T341">never — никогда;</text:span></text:p>
        </text:list-item>
        <text:list-item>
          <text:p text:style-name="P603"><text:span text:style-name="T341">ever — когда-либо;</text:span></text:p>
        </text:list-item>
        <text:list-item>
          <text:p text:style-name="P603"><text:span text:style-name="T341">also — также;</text:span></text:p>
        </text:list-item>
        <text:list-item>
          <text:p text:style-name="P603"><text:span text:style-name="T341">just — только что;</text:span></text:p>
        </text:list-item>
        <text:list-item>
          <text:p text:style-name="P603"><text:span text:style-name="T341">still — всё еще;</text:span></text:p>
        </text:list-item>
        <text:list-item>
          <text:p text:style-name="P603"><text:span text:style-name="T341">already — уже;</text:span></text:p>
        </text:list-item>
      </text:list>
      <text:p text:style-name="P601"><text:span text:style-name="T341"/></text:p>
      <text:p text:style-name="P600"><text:span text:style-name="T327">Это маячки времени. В основном стоят между вспомогательным и смысловым глаголом. Если </text:span><text:span text:style-name="T342">в предложении есть глагол be в форме am/is/are/were/was</text:span><text:span text:style-name="T327">, то наречие будет </text:span><text:span text:style-name="T342">стоять после.</text:span></text:p>
      <text:p text:style-name="P600"><text:span text:style-name="T342"/></text:p>
      <text:p text:style-name="P582"><text:span text:style-name="T104">I will always be with you. — Я обещаю, что я всегда буду с тобой (перед be).</text:span></text:p>
      <text:p text:style-name="P582"><text:span text:style-name="T104">I’m always at home at noon. — Я всегда дома днем (</text:span><text:span text:style-name="T105">но </text:span><text:span text:style-name="T104">после am).</text:span></text:p>
      <text:p text:style-name="P554"><text:soft-page-break/><text:span text:style-name="T81">Чтобы сказать, что ситуация изменилась (больше этого нет), используются связки </text:span></text:p>
      <text:p text:style-name="P604"><text:span text:style-name="T342">not + any + more/longer либо no + more/longer. Связк</text:span><text:span text:style-name="T343">а</text:span><text:span text:style-name="T342"> с not + any стоит в конце предложения, </text:span></text:p>
      <text:p text:style-name="P604"><text:span text:style-name="T342">а c no — в середине.</text:span></text:p>
      <text:p text:style-name="P604"><text:span text:style-name="T342"/></text:p>
      <text:p text:style-name="P583"><text:span text:style-name="T104">Let it go. I can</text:span><text:span text:style-name="T25">no</text:span><text:span text:style-name="T26">t</text:span><text:span text:style-name="T104"> hold it back </text:span><text:span text:style-name="T26">any</text:span><text:span text:style-name="T104"> </text:span><text:span text:style-name="T26">more</text:span><text:span text:style-name="T104"> — Отпусти. Я </text:span><text:span text:style-name="T26">больше не</text:span><text:span text:style-name="T104"> могу держаться.</text:span></text:p>
      <text:p text:style-name="P583"><text:span text:style-name="T104">We are </text:span><text:span text:style-name="T26">no</text:span><text:span text:style-name="T104"> </text:span><text:span text:style-name="T26">longer</text:span><text:span text:style-name="T104"> friends with Peter — Мы с Питером </text:span><text:span text:style-name="T26">больше не</text:span><text:span text:style-name="T104"> друзья.</text:span></text:p>
      <text:p text:style-name="P583"><text:span text:style-name="T104"/></text:p>
      <text:p text:style-name="P612"><text:span text:style-name="T357">Наречия, образованные от прилагательных, могут быть сравнительными. </text:span><text:span text:style-name="T356">Для этого нужно поменять окончание на -er или добавить слово more.</text:span></text:p>
      <text:p text:style-name="P555"><text:span text:style-name="T106"/></text:p>
      <text:p text:style-name="P611"><text:span text:style-name="T353">quickly → quicklier (быстро →</text:span><text:span text:style-name="T358"> </text:span><text:span text:style-name="T353">быстрее);</text:span></text:p>
      <text:p text:style-name="P565">often → more often (часто →<text:span text:style-name="T470"> </text:span>чаще / <text:span text:style-name="T470">более часто</text:span>);</text:p>
      <text:p text:style-name="P555"><text:span text:style-name="T106"/></text:p>
      <text:p text:style-name="P555"><text:span text:style-name="T106">Чтобы усилить сравнение, используются доп. связки:</text:span></text:p>
      <text:list xml:id="list2971572477" text:style-name="L31">
        <text:list-item>
          <text:p text:style-name="P556"><text:span text:style-name="T114">far, </text:span><text:span text:style-name="T106">much — намного;</text:span></text:p>
        </text:list-item>
        <text:list-item>
          <text:p text:style-name="P556"><text:span text:style-name="T106">a lot — сильнее;</text:span></text:p>
        </text:list-item>
        <text:list-item>
          <text:p text:style-name="P556"><text:span text:style-name="T106">quite a lot — намного сильнее;</text:span></text:p>
        </text:list-item>
        <text:list-item>
          <text:p text:style-name="P556"><text:span text:style-name="T106">a bit, a little — немного;</text:span></text:p>
        </text:list-item>
        <text:list-item>
          <text:p text:style-name="P556"><text:span text:style-name="T106">just a bit — всего лишь;</text:span></text:p>
        </text:list-item>
        <text:list-item>
          <text:p text:style-name="P556"><text:span text:style-name="T106">a little bit — чуть-чуть;</text:span></text:p>
        </text:list-item>
        <text:list-item>
          <text:p text:style-name="P556"><text:span text:style-name="T106">slightly — слегка;</text:span></text:p>
        </text:list-item>
      </text:list>
      <text:p text:style-name="P555"><text:span text:style-name="T106"/></text:p>
      <text:p text:style-name="P584"><text:span text:style-name="T106">I’ve known about key far longer than you have — Я знаю о ключе намного дольше, чем ты.</text:span></text:p>
      <text:p text:style-name="P584"><text:span text:style-name="T106">I need a little bit more time. — Мне нужно чуть больше времени.</text:span></text:p>
      <text:p text:style-name="P584"><text:span text:style-name="T106"/></text:p>
      <text:p text:style-name="P557"><text:span text:style-name="T106">П</text:span><text:span text:style-name="T81">опулярные наречия: </text:span><text:span text:style-name="T109">so, such, enough, too, quite, rather, pretty, fairly, even.</text:span></text:p>
      <text:p text:style-name="P558"><text:span text:style-name="T81"/></text:p>
      <text:p text:style-name="P607"><text:span text:style-name="T352">S</text:span><text:span text:style-name="T345">o и such переводятся как «такой», «так». So </text:span><text:span text:style-name="T346">используется с</text:span><text:span text:style-name="T345"> прилагательным</text:span><text:span text:style-name="T347">и</text:span><text:span text:style-name="T345"> </text:span></text:p>
      <text:p text:style-name="P607"><text:span text:style-name="T349">и</text:span><text:span text:style-name="T345"> наречи</text:span><text:span text:style-name="T347">я</text:span><text:span text:style-name="T345">м</text:span><text:span text:style-name="T347">и</text:span><text:span text:style-name="T345">. Such </text:span><text:span text:style-name="T346">используется с</text:span><text:span text:style-name="T345"> существительным</text:span><text:span text:style-name="T347">и</text:span><text:span text:style-name="T345">.</text:span></text:p>
      <text:p text:style-name="P605"><text:span text:style-name="T345"/></text:p>
      <text:p text:style-name="P606"><text:span text:style-name="T327">You are so nice — Ты такой милый.</text:span></text:p>
      <text:p text:style-name="P558"><text:span text:style-name="T81">It’s such good news — Это такие хорошие новости.</text:span></text:p>
      <text:p text:style-name="P558"><text:span text:style-name="T81"/></text:p>
      <text:p text:style-name="P559"><text:span text:style-name="T81">Устойчивые выражения:</text:span></text:p>
      <text:list xml:id="list957662090" text:style-name="L33">
        <text:list-item>
          <text:p text:style-name="P560"><text:span text:style-name="T81">no such — такого не бывает;</text:span></text:p>
        </text:list-item>
        <text:list-item>
          <text:p text:style-name="P560"><text:span text:style-name="T81">so long / such a long time — так давно;</text:span></text:p>
        </text:list-item>
        <text:list-item>
          <text:p text:style-name="P560"><text:span text:style-name="T81">so much / many — так много;</text:span></text:p>
        </text:list-item>
      </text:list>
      <text:p text:style-name="P558"><text:span text:style-name="T81"/></text:p>
      <text:p text:style-name="P585"><text:span text:style-name="T81">There is no such thing as magic — Такой вещи, как магия, не существует.</text:span></text:p>
      <text:p text:style-name="P585"><text:span text:style-name="T81"/></text:p>
      <text:p text:style-name="P586"><text:span text:style-name="T81">I haven’t seen her for so long — Я так давно ее не видел.</text:span></text:p>
      <text:p text:style-name="P586"><text:span text:style-name="T81">I haven’t seen her for such a long time — Я не видел ее так давно.</text:span></text:p>
      <text:p text:style-name="P586"><text:span text:style-name="T81"/></text:p>
      <text:p text:style-name="P586"><text:span text:style-name="T81">Why did you spend so much money? — Зачем ты потратил так много денег?</text:span></text:p>
      <text:p text:style-name="P586"><text:span text:style-name="T81">Why did you buy so many clothes? — Зачем ты купил так много вещей?</text:span></text:p>
      <text:p text:style-name="P586"><text:span text:style-name="T81"/></text:p>
      <text:p text:style-name="P609"><text:span text:style-name="T349">E</text:span><text:span text:style-name="T346">nough </text:span><text:span text:style-name="T350">означает «достаточно», но его не всегда удобно переводить </text:span><text:span text:style-name="T351">так</text:span><text:span text:style-name="T350">. И</text:span><text:span text:style-name="T346">спользуется </text:span></text:p>
      <text:p text:style-name="P609"><text:span text:style-name="T346">с существительным</text:span><text:span text:style-name="T348">и и прилагательными</text:span><text:span text:style-name="T346">. </text:span><text:span text:style-name="T348">Ч</text:span><text:span text:style-name="T346">асто стоит в отрицаниях и вопросах.</text:span></text:p>
      <text:p text:style-name="P561"><text:span text:style-name="T107"/></text:p>
      <text:p text:style-name="P587"><text:span text:style-name="T107">We haven’t got enough money — У нас недостаточно денег.</text:span></text:p>
      <text:p text:style-name="P587"><text:span text:style-name="T107">Well, that’s fair enough — Ну что ж, это вполне честно.</text:span></text:p>
      <text:p text:style-name="P588"><text:span text:style-name="T349"/></text:p>
      <text:p text:style-name="P588"><text:soft-page-break/><text:span text:style-name="T349">T</text:span><text:span text:style-name="T327">oo </text:span><text:span text:style-name="T351">означает «слишком». И</text:span><text:span text:style-name="T327">спо</text:span><text:span text:style-name="T347">льзуется с прилагательными </text:span><text:span text:style-name="T348">и наречиями. </text:span></text:p>
      <text:p text:style-name="P588"><text:span text:style-name="T354">В отличие от enough, с</text:span><text:span text:style-name="T348">тоит только в утверждениях.</text:span></text:p>
      <text:p text:style-name="P588"><text:span text:style-name="T348"/></text:p>
      <text:p text:style-name="P587"><text:span text:style-name="T107">I’m too excited — Я слишком взволнована.</text:span></text:p>
      <text:p text:style-name="P587"><text:span text:style-name="T107">You’re speaking too quickly — Ты говоришь слишком быстро.</text:span></text:p>
      <text:p text:style-name="P561"><text:span text:style-name="T107"/></text:p>
      <text:p text:style-name="P562"><text:span text:style-name="T110">Q</text:span><text:span text:style-name="T108">uite, rather, pretty, fairly переводятся одинаково, </text:span><text:span text:style-name="T112">как</text:span><text:span text:style-name="T108"> «довольно», «вполне», «очень».</text:span></text:p>
      <text:p text:style-name="P563"><text:span text:style-name="T81">Используются с прилагательными и наречиями.</text:span></text:p>
      <text:p text:style-name="P563"><text:span text:style-name="T81"/></text:p>
      <text:p text:style-name="P608"><text:span text:style-name="T349">Pretty </text:span><text:span text:style-name="T352">любят</text:span><text:span text:style-name="T349"> </text:span><text:span text:style-name="T355">употреблять</text:span><text:span text:style-name="T349"> в разгоровной речи. Quite часто входит в устойчивые связки. </text:span></text:p>
      <text:p text:style-name="P563"><text:span text:style-name="T81">Rather иногда используют в негативном контексте. Fairly встречается редко.</text:span></text:p>
      <text:p text:style-name="P563"><text:span text:style-name="T81"/></text:p>
      <text:p text:style-name="P589"><text:span text:style-name="T81">This situation is pretty ugly — Эта ситуация очень неприятная.</text:span></text:p>
      <text:p text:style-name="P589"><text:span text:style-name="T81">I’m not quite sure about that — Я не вполне уверен на этот счет.</text:span></text:p>
      <text:p text:style-name="P589"><text:span text:style-name="T81">He looked rather unhappy — Он выглядел довольно несчастным.</text:span></text:p>
      <text:p text:style-name="P589"><text:span text:style-name="T81"/></text:p>
      <text:p text:style-name="P610"><text:span text:style-name="T81">Even означает «даже». Может стоять в любом месте в предложении.</text:span></text:p>
      <text:p text:style-name="P589"><text:span text:style-name="T81"/></text:p>
      <text:p text:style-name="P589"><text:span text:style-name="T81">Even he was there / He was even there — Даже он был там / Он был даже там.</text:span></text:p>
      <text:p text:style-name="P610"><text:span text:style-name="T72">I got up </text:span><text:span text:style-name="T73">early</text:span><text:span text:style-name="T72">, but John got up even earlier — Я встала </text:span><text:span text:style-name="T73">рано</text:span><text:span text:style-name="T72">, но Джон встал даже раньше.</text:span></text:p>
      <text:p text:style-name="P610"><text:span text:style-name="T72"/></text:p>
      <text:p text:style-name="P572"><text:span text:style-name="T467">О</text:span>пределение в предложении</text:p>
      <text:p text:style-name="P564"><text:span text:style-name="T8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6T21:24:35.433170182</dc:date>
    <meta:editing-duration>P1DT5H20M20S</meta:editing-duration>
    <meta:editing-cycles>486</meta:editing-cycles>
    <meta:document-statistic meta:table-count="3" meta:image-count="0" meta:object-count="0" meta:page-count="26" meta:paragraph-count="861" meta:word-count="8662" meta:character-count="53088" meta:non-whitespace-character-count="44867"/>
  </office:meta>
</office:document-meta>
</file>